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5042in" fo:margin-left="-0.075in" fo:margin-top="0in" fo:margin-bottom="0in" table:align="left" style:writing-mode="lr-tb"/>
    </style:style>
    <style:style style:name="Table1.A" style:family="table-column">
      <style:table-column-properties style:column-width="0.7403in"/>
    </style:style>
    <style:style style:name="Table1.B" style:family="table-column">
      <style:table-column-properties style:column-width="1.734in"/>
    </style:style>
    <style:style style:name="Table1.C" style:family="table-column">
      <style:table-column-properties style:column-width="0.7229in"/>
    </style:style>
    <style:style style:name="Table1.D" style:family="table-column">
      <style:table-column-properties style:column-width="1.9521in"/>
    </style:style>
    <style:style style:name="Table1.E" style:family="table-column">
      <style:table-column-properties style:column-width="0.7174in"/>
    </style:style>
    <style:style style:name="Table1.F" style:family="table-column">
      <style:table-column-properties style:column-width="1.6368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15"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3.541in" fo:margin-left="-0.075in" fo:margin-top="0in" fo:margin-bottom="0in" table:align="left" style:writing-mode="lr-tb"/>
    </style:style>
    <style:style style:name="Table2.A" style:family="table-column">
      <style:table-column-properties style:column-width="0.8833in"/>
    </style:style>
    <style:style style:name="Table2.B" style:family="table-column">
      <style:table-column-properties style:column-width="0.9604in"/>
    </style:style>
    <style:style style:name="Table2.C" style:family="table-column">
      <style:table-column-properties style:column-width="1.6972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9"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3.1819in" fo:margin-left="-0.075in" fo:margin-top="0in" fo:margin-bottom="0in" table:align="left" style:writing-mode="lr-tb"/>
    </style:style>
    <style:style style:name="Table3.A" style:family="table-column">
      <style:table-column-properties style:column-width="0.8826in"/>
    </style:style>
    <style:style style:name="Table3.B" style:family="table-column">
      <style:table-column-properties style:column-width="0.8021in"/>
    </style:style>
    <style:style style:name="Table3.C" style:family="table-column">
      <style:table-column-properties style:column-width="0.7486in"/>
    </style:style>
    <style:style style:name="Table3.D" style:family="table-column">
      <style:table-column-properties style:column-width="0.7479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9"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3.7799in" fo:margin-left="-0.075in" fo:margin-top="0in" fo:margin-bottom="0in" table:align="left" style:writing-mode="lr-tb"/>
    </style:style>
    <style:style style:name="Table4.A" style:family="table-column">
      <style:table-column-properties style:column-width="3.3056in"/>
    </style:style>
    <style:style style:name="Table4.B" style:family="table-column">
      <style:table-column-properties style:column-width="0.4736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7" style:family="table-row">
      <style:table-row-properties fo:keep-together="always"/>
    </style:style>
    <style:style style:name="Table4.A7"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5.95in" fo:margin-left="-0.075in" fo:margin-top="0in" fo:margin-bottom="0in" table:align="left" style:writing-mode="lr-tb"/>
    </style:style>
    <style:style style:name="Table5.A" style:family="table-column">
      <style:table-column-properties style:column-width="4.6035in"/>
    </style:style>
    <style:style style:name="Table5.B" style:family="table-column">
      <style:table-column-properties style:column-width="1.3458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7"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1.9243in" fo:margin-left="-0.075in" fo:margin-top="0in" fo:margin-bottom="0in" table:align="left" style:writing-mode="lr-tb"/>
    </style:style>
    <style:style style:name="Table6.A" style:family="table-column">
      <style:table-column-properties style:column-width="1.2604in"/>
    </style:style>
    <style:style style:name="Table6.B" style:family="table-column">
      <style:table-column-properties style:column-width="0.6632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5"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5.5042in" fo:margin-left="-0.075in" fo:margin-top="0in" fo:margin-bottom="0in" table:align="left" style:writing-mode="lr-tb"/>
    </style:style>
    <style:style style:name="Table7.A" style:family="table-column">
      <style:table-column-properties style:column-width="0.5674in"/>
    </style:style>
    <style:style style:name="Table7.B" style:family="table-column">
      <style:table-column-properties style:column-width="2.025in"/>
    </style:style>
    <style:style style:name="Table7.C" style:family="table-column">
      <style:table-column-properties style:column-width="0.6361in"/>
    </style:style>
    <style:style style:name="Table7.D" style:family="table-column">
      <style:table-column-properties style:column-width="2.275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2" style:family="table-row">
      <style:table-row-properties fo:keep-together="auto"/>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39"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align="end" style:justify-single-word="false" fo:text-indent="0in" style:auto-text-indent="false"/>
      <style:text-properties style:font-name="Times New Roman" fo:font-size="10pt" style:font-size-asian="10pt"/>
    </style:style>
    <style:style style:name="P4" style:family="paragraph" style:parent-style-name="Standard">
      <style:paragraph-properties fo:margin-left="0in" fo:margin-right="0in" fo:text-indent="0in" style:auto-text-indent="false">
        <style:tab-stops/>
      </style:paragraph-properties>
    </style:style>
    <style:style style:name="P5" style:family="paragraph" style:parent-style-name="Standard">
      <style:paragraph-properties fo:margin-left="0in" fo:margin-right="0in" fo:text-align="start" style:justify-single-word="false" fo:text-indent="0in" style:auto-text-indent="false">
        <style:tab-stops/>
      </style:paragraph-properties>
    </style:style>
    <style:style style:name="P6" style:family="paragraph" style:parent-style-name="Standard">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align="center" style:justify-single-word="false" fo:text-indent="0in" style:auto-text-indent="false">
        <style:tab-stops/>
      </style:paragraph-properties>
    </style:style>
    <style:style style:name="P8" style:family="paragraph" style:parent-style-name="Standard">
      <style:paragraph-properties fo:margin-left="0in" fo:margin-right="0in" fo:text-align="end" style:justify-single-word="false" fo:text-indent="0in" style:auto-text-indent="false"/>
    </style:style>
    <style:style style:name="P9" style:family="paragraph" style:parent-style-name="Standard">
      <style:paragraph-properties fo:margin-left="0in" fo:margin-right="0in" fo:text-align="end" style:justify-single-word="false" fo:text-indent="0in" style:auto-text-indent="false">
        <style:tab-stops/>
      </style:paragraph-properties>
    </style:style>
    <style:style style:name="P10" style:family="paragraph" style:parent-style-name="Standard">
      <style:paragraph-properties fo:margin-left="0in" fo:margin-right="0in" fo:text-indent="0.25in" style:auto-text-indent="false"/>
    </style:style>
    <style:style style:name="P11" style:family="paragraph" style:parent-style-name="Standard">
      <style:paragraph-properties fo:margin-left="0in" fo:margin-right="0in" fo:text-indent="0.25in" style:auto-text-indent="false">
        <style:tab-stops/>
      </style:paragraph-properties>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master-page-name="Standard">
      <style:paragraph-properties fo:margin-left="0in" fo:margin-right="0in" fo:text-indent="0in" style:auto-text-indent="false" style:page-number="auto"/>
    </style:style>
    <style:style style:name="P14" style:family="paragraph" style:parent-style-name="Heading_20_1" style:list-style-name="">
      <style:paragraph-properties fo:margin-left="0in" fo:margin-right="0in" fo:text-indent="0in" style:auto-text-indent="false"/>
    </style:style>
    <style:style style:name="P15" style:family="paragraph" style:parent-style-name="Heading_20_3" style:list-style-name="">
      <style:paragraph-properties fo:margin-left="0in" fo:margin-right="0in" fo:text-indent="0in" style:auto-text-indent="false"/>
    </style:style>
    <style:style style:name="P16" style:family="paragraph" style:parent-style-name="Heading_20_3" style:list-style-name="">
      <style:paragraph-properties fo:margin-left="0in" fo:margin-right="0in" fo:text-indent="0in" style:auto-text-indent="false">
        <style:tab-stops/>
      </style:paragraph-properties>
    </style:style>
    <style:style style:name="P17" style:family="paragraph" style:parent-style-name="Heading_20_3" style:list-style-name="">
      <style:paragraph-properties fo:margin-left="0in" fo:margin-right="0in" fo:text-align="end" style:justify-single-word="false" fo:text-indent="0in" style:auto-text-indent="false">
        <style:tab-stops/>
      </style:paragraph-properties>
    </style:style>
    <style:style style:name="P18" style:family="paragraph" style:parent-style-name="Heading_20_3" style:list-style-name="">
      <style:paragraph-properties fo:margin-left="0in" fo:margin-right="0in" fo:text-align="end" style:justify-single-word="false" fo:text-indent="0in" style:auto-text-indent="false">
        <style:tab-stops/>
      </style:paragraph-properties>
      <style:text-properties style:font-name="Times New Roman" fo:font-weight="normal" style:font-weight-asian="normal"/>
    </style:style>
    <style:style style:name="P19" style:family="paragraph" style:parent-style-name="Heading_20_3" style:list-style-name="">
      <style:paragraph-properties fo:margin-left="0in" fo:margin-right="0in" fo:text-align="end" style:justify-single-word="false" fo:text-indent="0in" style:auto-text-indent="false"/>
      <style:text-properties style:font-name="Times New Roman" fo:font-weight="normal" style:font-weight-asian="normal"/>
    </style:style>
    <style:style style:name="P20" style:family="paragraph" style:parent-style-name="Heading_20_3" style:list-style-name="">
      <style:paragraph-properties fo:margin-left="0in" fo:margin-right="0in" fo:text-align="center" style:justify-single-word="false" fo:text-indent="0in" style:auto-text-indent="false">
        <style:tab-stops/>
      </style:paragraph-properties>
    </style:style>
    <style:style style:name="P21" style:family="paragraph" style:parent-style-name="Heading_20_2" style:list-style-name="">
      <style:paragraph-properties fo:margin-left="0in" fo:margin-right="0in" fo:text-indent="0in" style:auto-text-indent="false"/>
    </style:style>
    <style:style style:name="P22" style:family="paragraph" style:parent-style-name="Heading_20_4" style:list-style-name="">
      <style:paragraph-properties fo:margin-left="0in" fo:margin-right="0in" fo:text-indent="0in" style:auto-text-indent="false">
        <style:tab-stops/>
      </style:paragraph-properties>
    </style:style>
    <style:style style:name="P23" style:family="paragraph" style:parent-style-name="Heading_20_4">
      <style:paragraph-properties fo:margin-left="0in" fo:margin-right="0in" fo:text-align="start" style:justify-single-word="false" fo:text-indent="0in" style:auto-text-indent="false">
        <style:tab-stops/>
      </style:paragraph-properties>
    </style:style>
    <style:style style:name="P24" style:family="paragraph" style:parent-style-name="Normal_20__28_Web_29_">
      <style:paragraph-properties fo:margin-left="0in" fo:margin-right="0in" fo:margin-top="0in" fo:margin-bottom="0in" loext:contextual-spacing="false" fo:text-indent="0in" style:auto-text-indent="false"/>
    </style:style>
    <style:style style:name="T1" style:family="text">
      <style:text-properties style:text-position="10% 100%" style:font-name="Times New Roman" fo:font-size="10pt" fo:language="en" fo:country="US" style:font-size-asian="10pt" style:language-asian="en" style:country-asian="US"/>
    </style:style>
    <style:style style:name="T2" style:family="text">
      <style:text-properties style:font-name="Times New Roman"/>
    </style:style>
    <style:style style:name="T3" style:family="text">
      <style:text-properties style:font-name="Times New Roman" fo:font-size="18pt" fo:language="en" fo:country="US" style:text-underline-style="none" style:font-size-asian="18pt" style:language-asian="en" style:country-asian="US"/>
    </style:style>
    <style:style style:name="T4" style:family="text">
      <style:text-properties style:font-name="Times New Roman" fo:font-size="10pt" fo:language="en" fo:country="US" style:font-size-asian="10pt" style:language-asian="en" style:country-asian="US"/>
    </style:style>
    <style:style style:name="T5" style:family="text">
      <style:text-properties style:font-name="Times New Roman" fo:font-size="10pt" fo:language="en" fo:country="US" fo:font-weight="bold" style:font-size-asian="10pt" style:language-asian="en" style:country-asian="US" style:font-weight-asian="bold"/>
    </style:style>
    <style:style style:name="T6" style:family="text">
      <style:text-properties style:font-name="Times New Roman" fo:font-size="10pt" fo:font-weight="bold" style:font-size-asian="10pt" style:font-weight-asian="bold"/>
    </style:style>
    <style:style style:name="T7" style:family="text">
      <style:text-properties style:font-name="Times New Roman" fo:font-size="10pt" style:font-size-asian="10pt"/>
    </style:style>
    <style:style style:name="T8" style:family="text">
      <style:text-properties style:font-name="Times New Roman" fo:font-size="12pt" fo:language="en" fo:country="US" fo:font-style="normal" style:font-size-asian="12pt" style:language-asian="en" style:country-asian="US" style:font-style-asian="normal"/>
    </style:style>
    <style:style style:name="T9" style:family="text">
      <style:text-properties style:font-name="Times New Roman" fo:font-size="12pt" fo:language="en" fo:country="US" style:font-size-asian="12pt" style:language-asian="en" style:country-asian="US"/>
    </style:style>
    <style:style style:name="T10" style:family="text">
      <style:text-properties style:font-name="Times New Roman" fo:font-weight="normal" style:font-weight-asian="normal"/>
    </style:style>
    <style:style style:name="T11" style:family="text">
      <style:text-properties fo:font-weight="normal" style:font-weight-asian="normal"/>
    </style:style>
    <style:style style:name="T12" style:family="text">
      <style:text-properties style:text-position="40% 100%" style:font-name="Times New Roman" fo:font-size="10pt" fo:language="en" fo:country="US" style:font-size-asian="10pt" style:language-asian="en" style:country-asian="US"/>
    </style:style>
    <style:style style:name="T13" style:family="text">
      <style:text-properties style:text-position="super 58%" style:font-name="Times New Roman" fo:font-size="10pt" fo:font-weight="bold" style:font-size-asian="10pt" style:font-weight-asian="bold"/>
    </style:style>
    <style:style style:name="T14" style:family="text">
      <style:text-properties style:text-position="super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This material is Open Game Content, and is licensed for public use under the terms of the Open Game License v1.0a.</text:span></text:p>
      <text:h text:style-name="P14" text:outline-level="1"><text:span text:style-name="T3">CREATURES</text:span></text:h>
      <text:p text:style-name="P2"/>
      <text:p text:style-name="P1"><text:span text:style-name="T4">The creatures described in this section include mundane animals as well as fantastic creatures. The fantastic creatures are intended for campaigns that allow FX abilities.</text:span></text:p>
      <text:p text:style-name="P1"><text:span text:style-name="T4">Some creatures are presented as “templates.” A template can be acquired or inherited. Acquired templates can be applied to a creature anytime. Inherited templates assume the creature was born with the template. .</text:span></text:p>
      <text:p text:style-name="P1"><text:span text:style-name="T4">A creature’s description often includes statistics for both the standard breed and an “improved” version that has levels in one or more heroic classes. </text:span></text:p>
      <text:p text:style-name="P2"/>
      <text:h text:style-name="P21" text:outline-level="2"><text:span text:style-name="T8">Ape</text:span></text:h>
      <text:h text:style-name="P15" text:outline-level="3"><text:span text:style-name="T5">Species Traits</text:span></text:h>
      <text:p text:style-name="P1"><text:span text:style-name="T5">Scent (Ex):</text:span><text:span text:style-name="T4"> This ability allows an ape to detect approaching enemies, sniff out hidden foes, and track by sense of smell.</text:span></text:p>
      <text:p text:style-name="P2"/>
      <text:p text:style-name="P1"><text:span text:style-name="T5">Ape:</text:span><text:span text:style-name="T4"> CR 2; Large animal; HD 4d8+8; hp 26; Mas 14; Init +2; Spd 30 ft., climb 30 ft.; Defense 14, touch 11, flat-footed 12 (–1 size, +2 Dex, +3 natural); BAB +3; Grap +12; Atk +7 melee (1d6+5, claw); Full Atk +7 melee (1d6+5, 2 claws) and +2 melee (1d6+2, bite), or +4 ranged; FS 10 ft. by 10 ft.; Reach 10 ft.; SQ low-light vision, scent; AL none; SV Fort +6, Ref +6, Will +2; AP 0; Rep +0; Str 21, Dex 15, Con 14, Int 2, Wis 12, Cha 7.</text:span></text:p>
      <text:p text:style-name="P1"><text:span text:style-name="T5">Skills:</text:span><text:span text:style-name="T4"> Climb +18, Listen +6, Spot +6.</text:span></text:p>
      <text:p text:style-name="P1"><text:span text:style-name="T5">Feats:</text:span><text:span text:style-name="T4"> None.</text:span></text:p>
      <text:p text:style-name="P1"><text:span text:style-name="T5">Advancement:</text:span><text:span text:style-name="T4"> 5–8 HD (Large).</text:span></text:p>
      <text:p text:style-name="P2"/>
      <text:p text:style-name="P24"><text:span text:style-name="T9">Bat</text:span></text:p>
      <text:p text:style-name="P1"><text:span text:style-name="T5">Species Traits</text:span></text:p>
      <text:p text:style-name="P1"><text:span text:style-name="T5">Blindsight (Ex):</text:span><text:span text:style-name="T4"> Bats can “see” by emitting high-frequency sounds, inaudible to most other creatures, that allow them to locate objects and creatures within 30 feet. Ultrasonic noise forces the bat to rely on its weak vision, which has a maximum range of 5 feet.</text:span></text:p>
      <text:p text:style-name="P1"><text:span text:style-name="T5">Skill Bonuses: </text:span><text:span text:style-name="T4">Bats receive a +4 species bonus on Listen and Spot checks. These bonuses are lost if the bat’s blindsight is negated.</text:span></text:p>
      <text:p text:style-name="P2"/>
      <text:p text:style-name="P1"><text:span text:style-name="T5">Bat:</text:span><text:span text:style-name="T4"> CR 1/10; Diminutive animal; HD 1/4 d8; hp 1; Mas 10; Init +2; Spd 5 ft., fly 40 ft. (good); Defense 16, touch 16, flat-footed 14 (+4 size, +2 Dex); BAB +0; Grap –17; Atk none; Full Atk none; FS 1 ft. by 1 ft.; Reach 0 ft.; SQ blindsight 30 ft.; AL none; SV Fort +2, Ref +4, Will +2; AP 0; Rep +0; Str 1, Dex 15, Con 10, Int 2, Wis 14; Cha 4.</text:span></text:p>
      <text:p text:style-name="P1"><text:span text:style-name="T5">Skills:</text:span><text:span text:style-name="T4"> Listen +9, Move Silently +6, Spot +9.</text:span></text:p>
      <text:p text:style-name="P1"><text:soft-page-break/><text:span text:style-name="T5">Feats:</text:span><text:span text:style-name="T4"> None.</text:span></text:p>
      <text:p text:style-name="P1"><text:span text:style-name="T5">Advancement:</text:span><text:span text:style-name="T4"> None.</text:span></text:p>
      <text:p text:style-name="P2"/>
      <text:p text:style-name="P24"><text:span text:style-name="T9">Bear</text:span></text:p>
      <text:p text:style-name="P1"><text:span text:style-name="T5">Species Traits</text:span></text:p>
      <text:p text:style-name="P1"><text:span text:style-name="T4">Bears have the following traits.</text:span></text:p>
      <text:p text:style-name="P1"><text:span text:style-name="T5">Improved Grab (Ex):</text:span><text:span text:style-name="T4"> To use this ability, the bear must hit with a claw attack. </text:span></text:p>
      <text:p text:style-name="P1"><text:span text:style-name="T5">Scent (Ex): </text:span><text:span text:style-name="T4">This ability allows a bear to detect approaching enemies, sniff out hidden foes, and track by sense of smell.</text:span></text:p>
      <text:p text:style-name="P2"/>
      <text:p text:style-name="P1"><text:span text:style-name="T5">Bear:</text:span><text:span text:style-name="T4"> CR 4; Large animal; HD 6d8+24; hp 51; Mas 19; Init +1; Spd 40 ft.; Defense 15, touch 10, flat-footed 14 (–1 size, +1 Dex, +5 natural); BAB +4; Grap +16; Atk +11 melee (1d8+8, claw); Full Atk +11 melee (1d8+8, 2 claws), +6 melee (2d8+4 bite); FS 10 ft. by 10 ft.; Reach 10 ft.; SQ improved grab, low-light vision, scent; AL none; SV Fort +9, Ref +6, Will +3; AP 0; Rep +0; Str 27, Dex 13, Con 19, Int 2, Wis 12, Cha 6.</text:span></text:p>
      <text:p text:style-name="P1"><text:span text:style-name="T5">Skills:</text:span><text:span text:style-name="T4"> Climb +18, Listen +6, Spot +6.</text:span></text:p>
      <text:p text:style-name="P1"><text:span text:style-name="T5">Feats:</text:span><text:span text:style-name="T4"> None.</text:span></text:p>
      <text:p text:style-name="P1"><text:span text:style-name="T5">Advancement:</text:span><text:span text:style-name="T4"> 7–10 HD (Large).</text:span></text:p>
      <text:p text:style-name="P2"/>
      <text:h text:style-name="P21" text:outline-level="2"><text:span text:style-name="T8">Bugbear</text:span></text:h>
      <text:p text:style-name="P1"><text:span text:style-name="T5">Species Traits</text:span></text:p>
      <text:p text:style-name="P1"><text:span text:style-name="T5">Scent (Ex): </text:span><text:span text:style-name="T4">This ability allows the bugbear to detect approaching enemies, sniff out hidden foes, and track by sense of smell.</text:span></text:p>
      <text:p text:style-name="P1"><text:span text:style-name="T5">Skill Bonus: </text:span><text:span text:style-name="T4">Bugbears receive a +4 species bonus on Move Silently checks.</text:span></text:p>
      <text:p text:style-name="P1"><text:span text:style-name="T5">Bonus Feat: </text:span><text:span text:style-name="T4">Bugbears gain the bonus feat Simple Weapons Proficiency.</text:span></text:p>
      <text:p text:style-name="P1"><text:span text:style-name="T5">Automatic Language: </text:span><text:span text:style-name="T4">Bugbears read, write, and speak Goblin.</text:span></text:p>
      <text:p text:style-name="P2"/>
      <text:p text:style-name="P1"><text:span text:style-name="T5">Bugbear: </text:span><text:span text:style-name="T4">CR 2; Medium-size humanoid; HD 3d8+3; hp 16; Mas 13; Init +1; Spd 30 ft.; Defense 15, touch 11, flat-footed 14 (+1 Dex, +3 natural, +1 leather jacket); BAB +2; Grap +4; Atk +4 melee (1d3+2, slam or 1d6+2/19–20, metal baton); Full Atk +4 melee (1d3+2, slam or 1d6+2/19–20, metal baton), or +3 ranged (2d6, Colt Python); FS 5 ft. by 5 ft.; Reach 5 ft.; SQ darkvision 60 ft., scent; AL chaos, evil; SV Fort +2, Ref +4, Will +1; AP 0; Rep +0; Str 15, Dex 12, Con 13, Int 10, Wis 10, Cha 9.</text:span></text:p>
      <text:p text:style-name="P1"><text:span text:style-name="T5">Skills:</text:span><text:span text:style-name="T4"> Climb +2, Hide +3, Listen +3, Move Silently +6 (includes species bonus), Read/Write Goblin, Speak Goblin, Spot +3.</text:span></text:p>
      <text:p text:style-name="P1"><text:span text:style-name="T5">Feats:</text:span><text:span text:style-name="T4"> Alertness, Personal Firearms Proficiency, Simple Weapons Proficiency.</text:span></text:p>
      <text:p text:style-name="P1"><text:soft-page-break/><text:span text:style-name="T5">Possessions: </text:span><text:span text:style-name="T4">Leather jacket, metal baton, Colt Python (.357 revolver), 50 rounds of .357 ammunition, hip holster, casual clothes.</text:span></text:p>
      <text:p text:style-name="P1"><text:span text:style-name="T5">Advancement:</text:span><text:span text:style-name="T4"> By character class.</text:span></text:p>
      <text:p text:style-name="P2"/>
      <text:p text:style-name="P1"><text:span text:style-name="T5">Bugbear Fast Hero 3:</text:span><text:span text:style-name="T4"> CR 5; Medium-size humanoid; HD 3d8+3 plus 3d8+3; hp 32; Mas 13; Init +1; Spd 30 ft.; Defense 21, touch 15, flat-footed 20 (+1 Dex, +4 class, +3 natural, +3 undercover vest); BAB +4; Grap +6; Atk +6 melee (1d3+2, slam or 1d6+2/_19–20, metal baton); Full Atk +6 melee (1d3+2, slam or 1d6+2/_19–20, metal baton), or +5 ranged (2d8, Mossberg); FS 5 ft. by 5 ft.; Reach 5 ft.; SQ darkvision 60 ft., scent; AL chaos, evil; SV Fort +3, Ref +6, Will +2; AP 1; Rep +1; Str 15, Dex 13, Con 13, Int 10, Wis 10, Cha 9.</text:span></text:p>
      <text:p text:style-name="P1"><text:span text:style-name="T5">Skills:</text:span><text:span text:style-name="T4"> Climb +2*, Drive +3, Escape Artist +3*, Hide +5*, Knowledge (streetwise) +2, Listen +3, Move Silently +8*, Read/Write Goblin, Speak Goblin, Spot +3, Tumble +3*.</text:span></text:p>
      <text:p text:style-name="P1"><text:span text:style-name="T4">*Includes the –2 armor penalty for wearing an undercover vest.</text:span></text:p>
      <text:p text:style-name="P1"><text:span text:style-name="T5">Feats:</text:span><text:span text:style-name="T4"> Alertness, Armor Proficiency (light), Personal Firearms Proficiency, Point Blank Shot, Simple Weapons Proficiency.</text:span></text:p>
      <text:p text:style-name="P1"><text:span text:style-name="T5">Talents (Fast Hero):</text:span><text:span text:style-name="T4"> Evasion, uncanny dodge 1.</text:span></text:p>
      <text:p text:style-name="P1"><text:span text:style-name="T5">Possessions: </text:span><text:span text:style-name="T4">Undercover vest, metal baton, Mossberg (12-gauge shotgun), 20 rounds of 12-gauge ammunition, fatigues, fatigue jacket, car opening kit, climbing gear.</text:span></text:p>
      <text:p text:style-name="P2"/>
      <text:h text:style-name="P21" text:outline-level="2"><text:span text:style-name="T8">Cat</text:span></text:h>
      <text:p text:style-name="P1"><text:span text:style-name="T5">Species Traits</text:span></text:p>
      <text:p text:style-name="P1"><text:span text:style-name="T5">Skill Bonuses:</text:span><text:span text:style-name="T4"> Cats receive a +8 species bonus on Balance checks and a +4 species bonus on Hide and Move Silently checks. In areas of tall grass or heavy undergrowth, the cat’s Hide bonus rises to +8. Cats use their Dexterity modifier for Climb checks.</text:span></text:p>
      <text:p text:style-name="P1"><text:span text:style-name="T5">Bonus Feats:</text:span><text:span text:style-name="T4"> A cat gains the bonus feats Weapon Finesse (bite) and Weapon Finesse (claw).</text:span></text:p>
      <text:p text:style-name="P2"/>
      <text:p text:style-name="P1"><text:span text:style-name="T5">Cat:</text:span><text:span text:style-name="T4"> CR 1/4; Tiny animal; HD 1/2 d8; hp 2; Mas 10; Init +2; Spd 30 ft.; Defense 14, touch 14, flat-footed 12 (+2 size, +2 Dex); BAB +0; Grap –12; Atk +4 melee (1d2–4, claw); Full Atk +4 melee (1d2–4, 2 claws), –1 melee (1d3–4, bite); FS 2 1/2 ft. by 2 1/2 ft.; Reach 0 ft.; SQ low-light vision; AL none or owner; SV Fort +2, Ref +4, Will +1; AP 0; Rep +0; Str 3, Dex 15, Con 10, Int 2, Wis 12, Cha 7.</text:span></text:p>
      <text:p text:style-name="P1"><text:span text:style-name="T5">Skills:</text:span><text:span text:style-name="T4"> Balance +10, Climb +5, Hide +17 (+21 in tall grass or heavy undergrowth), Jump +6, Listen +4, Move Silently +9, Spot +4.</text:span></text:p>
      <text:p text:style-name="P1"><text:span text:style-name="T5">Feats:</text:span><text:span text:style-name="T4"> Weapon Finesse (bite), Weapon Finesse (claw).</text:span></text:p>
      <text:p text:style-name="P1"><text:span text:style-name="T5">Advancement:</text:span><text:span text:style-name="T4"> None.</text:span></text:p>
      <text:p text:style-name="P2"/>
      <text:h text:style-name="P21" text:outline-level="2"><text:span text:style-name="T8">Crocodile</text:span></text:h>
      <text:p text:style-name="P1"><text:span text:style-name="T5">Species Traits</text:span></text:p>
      <text:p text:style-name="P1"><text:span text:style-name="T5">Aquatic: </text:span><text:span text:style-name="T4">Crocodiles can move in water without making Swim checks and cannot drown in water.</text:span></text:p>
      <text:p text:style-name="P1"><text:span text:style-name="T5">Improved Grab (Ex): </text:span><text:span text:style-name="T4">To use this ability, a crocodile must hit an opponent of its size or smaller with its bite attack. If it gets a hold, the crocodile grabs the opponent with its mouth and drags it into deep water, attempting to pin it to the bottom.</text:span></text:p>
      <text:p text:style-name="P1"><text:soft-page-break/><text:span text:style-name="T5">Skill Bonus: </text:span><text:span text:style-name="T4">Crocodiles gain a +12 species bonus on Hide checks when submerged.</text:span></text:p>
      <text:p text:style-name="P2"/>
      <text:p text:style-name="P1"><text:span text:style-name="T5">Medium-Size Crocodile:</text:span><text:span text:style-name="T4"> CR 2; Medium-size animal; HD 3d8+9; hp 22; Mas 17; Init +1; Spd 20 ft., swim 30 ft.; Defense 15, touch 11, flat-footed 14 (+1 Dex, +4 natural); BAB +2; Grap +6; Atk +6 melee (1d8+6, bite), or +6 melee (1d12+6, tail slap); Full Atk +6 melee (1d8+6, bite), or +6 melee (1d12+6, tail slap); FS 5 ft. by 5 ft.; Reach 5 ft.; SQ aquatic, improved grab, low-light vision; AL none; SV Fort +6, Ref +4, Will +2; AP 0; Rep +0; Str 19, Dex 12, Con 17, Int 2, Wis 12, Cha 2.</text:span></text:p>
      <text:p text:style-name="P1"><text:span text:style-name="T5">Skills:</text:span><text:span text:style-name="T4"> Hide +7 (+19 when submerged), Listen +5, Spot +5.</text:span></text:p>
      <text:p text:style-name="P1"><text:span text:style-name="T5">Feats:</text:span><text:span text:style-name="T4"> None.</text:span></text:p>
      <text:p text:style-name="P1"><text:span text:style-name="T5">Advancement:</text:span><text:span text:style-name="T4"> 4–5 HD (Medium-size); 6–7 HD (Large).</text:span></text:p>
      <text:p text:style-name="P2"/>
      <text:p text:style-name="P1"><text:span text:style-name="T5">Huge Crocodile:</text:span><text:span text:style-name="T4"> CR 4; Huge animal; HD 7d8+28; hp 59; Mas 19; Init +1; Spd 20 ft., swim 30 ft.; Defense 16, touch 9, flat-footed 15 (–2 size, +1 Dex, +7 natural); BAB +5; Grap +21; Atk +11 melee (2d8+12, bite), or +11 melee (1d12+12, tail slap); Full +11 melee (2d8+12, bite), or +11 melee (1d12+12, tail slap); FS 15 ft. by 15 ft.; Reach 10 ft.; SQ aquatic, improved grab, low-light vision; AL none; SV Fort +9, Ref +6, Will +3; AP 0; Rep +0; Str 27, Dex 12, Con 19, Int 1, Wis 12, Cha 2.</text:span></text:p>
      <text:p text:style-name="P1"><text:span text:style-name="T5">Skills:</text:span><text:span text:style-name="T4"> Hide +0 (+4 while submerged), Listen +5, Spot +5.</text:span></text:p>
      <text:p text:style-name="P1"><text:span text:style-name="T5">Feats:</text:span><text:span text:style-name="T4"> None.</text:span></text:p>
      <text:p text:style-name="P1"><text:span text:style-name="T5">Advancement:</text:span><text:span text:style-name="T4"> 8–16 HD (Huge); 17–32 HD (Gargantuan).</text:span></text:p>
      <text:p text:style-name="P2"/>
      <text:h text:style-name="P21" text:outline-level="2"><text:span text:style-name="T8">Deinonychus</text:span></text:h>
      <text:p text:style-name="P1"><text:span text:style-name="T5">Species Traits</text:span></text:p>
      <text:p text:style-name="P1"><text:span text:style-name="T5">Scent (Ex):</text:span><text:span text:style-name="T4"> This ability allows a deinonychus to detect approaching enemies, sniff out hidden foes, and track by sense of smell.</text:span></text:p>
      <text:p text:style-name="P2"/>
      <text:p text:style-name="P1"><text:span text:style-name="T5">Deinonychus: </text:span><text:span text:style-name="T4">CR 3; Large animal; HD 4d8+12; hp 30; Mas 17; Init +2; Spd 60 ft.; Defense 16, touch 11, flat-footed 14 (–1 size, +2 Dex, +5 natural); BAB +3; Grap +11; Atk +6 melee (2d6+4, rake); Full Atk +6 melee (2d6+4, rake), +1 melee (1d3+2, 2 foreclaws), +1 melee (2d4+2, bite); FS 10 ft. by 10 ft.; Reach 10 ft.; SQ low-light vision, scent; AL none or pack; SV Fort +7, Ref +6, Will +2; AP 0; Rep +0; Str 19, Dex 15, Con 17, Int 2, Wis 12, Cha 10.</text:span></text:p>
      <text:p text:style-name="P1"><text:span text:style-name="T5">Skills:</text:span><text:span text:style-name="T4"> Hide +7, Jump +13, Listen +11, Spot +11, Survival +9.</text:span></text:p>
      <text:p text:style-name="P1"><text:span text:style-name="T5">Feats:</text:span><text:span text:style-name="T4"> None.</text:span></text:p>
      <text:p text:style-name="P1"><text:span text:style-name="T5">Advancement:</text:span><text:span text:style-name="T4"> 5–8 HD (Large).</text:span></text:p>
      <text:p text:style-name="P2"/>
      <text:h text:style-name="P21" text:outline-level="2"><text:span text:style-name="T8">Dog</text:span></text:h>
      <text:p text:style-name="P1"><text:span text:style-name="T5">Species Traits</text:span></text:p>
      <text:p text:style-name="P1"><text:span text:style-name="T5">Scent (Ex):</text:span><text:span text:style-name="T4"> This ability allows a dog to detect approaching enemies, sniff out hidden foes, and track by sense of smell. See Special Qualities for more information.</text:span></text:p>
      <text:p text:style-name="P1"><text:soft-page-break/><text:span text:style-name="T5">Skill Bonus: </text:span><text:span text:style-name="T4">Dogs gain a +2 species bonus on Jump checks. Dogs also gain a +4 species bonus on Survival checks when tracking by scent.</text:span></text:p>
      <text:p text:style-name="P2"/>
      <text:p text:style-name="P1"><text:span text:style-name="T5">Small Dog: </text:span><text:span text:style-name="T4">CR 1/3; Small animal; HD 1d8+2; hp 6; Mas 15; Init +3; Spd 40 ft.; Defense 14, touch 14, flat-footed 11 (+1 size, +3 Dex); BAB +0; Grap –3; Atk +2 melee (1d4+1, bite); Full Atk +2 melee (1d4+1, bite); FS 5 ft. by 5 ft.; Reach 5 ft.; SQ scent; AL none or owner; SV Fort +4, Ref +5, Will +1; AP 0; Rep +0; Str 13, Dex 17, Con 15, Int 2, Wis 12, Cha 6.</text:span></text:p>
      <text:p text:style-name="P1"><text:span text:style-name="T5">Skills:</text:span><text:span text:style-name="T4"> Jump +3, Listen +5, Spot +5, Survival +1 (+5 when tracking by scent), Swim +5.</text:span></text:p>
      <text:p text:style-name="P1"><text:span text:style-name="T5">Feats:</text:span><text:span text:style-name="T4"> None.</text:span></text:p>
      <text:p text:style-name="P1"><text:span text:style-name="T5">Advancement:</text:span><text:span text:style-name="T4"> None.</text:span></text:p>
      <text:p text:style-name="P2"/>
      <text:p text:style-name="P1"><text:span text:style-name="T5">Medium-Size Dog: </text:span><text:span text:style-name="T4">CR 1; Medium-size animal; HD 2d8+4; hp 13; Mas 15; Init +2; Spd 40 ft.; Defense 13, touch 12, flat-footed 11 (+2 Dex, +1 natural); BAB +1; Grap +3; Atk +3 melee (1d6+3, bite); Full Atk +3 melee (1d6+3, bite); FS 5 ft. by 5 ft.; Reach 5 ft.; SQ scent; AL none or owner; SV Fort +5, Ref +5, Will +1; AP 0; Rep +0; Str 15, Dex 15, Con 15, Int 2, Wis 12, Cha 6.</text:span></text:p>
      <text:p text:style-name="P1"><text:span text:style-name="T5">Skills:</text:span><text:span text:style-name="T4"> Jump +4, Listen +5, Spot +5, Survival +1 (+5 when tracking by scent), Swim +5.</text:span></text:p>
      <text:p text:style-name="P1"><text:span text:style-name="T5">Feats:</text:span><text:span text:style-name="T4"> None.</text:span></text:p>
      <text:p text:style-name="P1"><text:span text:style-name="T5">Advancement:</text:span><text:span text:style-name="T4"> None.</text:span></text:p>
      <text:p text:style-name="P2"/>
      <text:h text:style-name="P21" text:outline-level="2"><text:span text:style-name="T8">Ferret</text:span></text:h>
      <text:p text:style-name="P1"><text:span text:style-name="T5">Species Traits</text:span></text:p>
      <text:p text:style-name="P1"><text:span text:style-name="T5">Attach (Ex):</text:span><text:span text:style-name="T4"> If a ferret hits with a bite attack, it uses its powerful jaws to latch onto the opponent’s body and automatically deals bite damage each round it remains attached. An attached ferret loses its Dexterity bonus to Defense and has a Defense of 12.</text:span></text:p>
      <text:p text:style-name="P1"><text:span text:style-name="T5">Scent (Ex):</text:span><text:span text:style-name="T4"> This ability allows a ferret to detect approaching enemies, sniff out hidden foes, and track by sense of smell. </text:span></text:p>
      <text:p text:style-name="P1"><text:span text:style-name="T5">Skill Bonuses: </text:span><text:span text:style-name="T4">A ferret receives a +8 species bonus on Balance checks and a +4 species bonus on Move Silently checks. It uses its Dexterity modifier for Climb checks.</text:span></text:p>
      <text:p text:style-name="P1"><text:span text:style-name="T5">Bonus Feat: </text:span><text:span text:style-name="T4">A ferret gains the bonus feat Weapon Finesse (bite).</text:span></text:p>
      <text:p text:style-name="P2"/>
      <text:p text:style-name="P1"><text:span text:style-name="T5">Ferret:</text:span><text:span text:style-name="T4"> CR 1/4; Tiny animal; HD </text:span><text:span text:style-name="T12">1</text:span><text:span text:style-name="T4">¼2 d8; hp 2; Mas 10; Init +2; Spd 20 ft., climb 20 ft.; Defense 14, touch 14, flat-footed 12 (+2 size, +2 Dex); BAB +0; Grap –12; Atk +4 melee (1d3–4, bite); Full Atk +4 melee (1d3–4, bite); FS 2 1/2 ft. by 2 1/2 ft.; Reach 0 ft.; SQ attach, low-light vision, scent; AL none; SV Fort +2, Ref +4, Will +1; AP 0; Rep +0; Str 3, Dex 15, Con 10, Int 2, Wis 12, Cha 5.</text:span></text:p>
      <text:p text:style-name="P1"><text:span text:style-name="T5">Skills:</text:span><text:span text:style-name="T4"> Balance +10, Climb +11, Hide +13, Move Silently +9, Spot +4.</text:span></text:p>
      <text:p text:style-name="P1"><text:span text:style-name="T5">Feats:</text:span><text:span text:style-name="T4"> Weapon Finesse (bite).</text:span></text:p>
      <text:p text:style-name="P1"><text:span text:style-name="T5">Advancement:</text:span><text:span text:style-name="T4"> None.</text:span></text:p>
      <text:p text:style-name="P2"/>
      <text:h text:style-name="P21" text:outline-level="2"><text:soft-page-break/><text:span text:style-name="T8">Fiend</text:span></text:h>
      <text:p text:style-name="P1"><text:span text:style-name="T4">Fiends vary wildly. <text:s/>GMs are encouraged to design their own fiends using the information provided in the Table: Outsiders and below. <text:s/>Several sample fiends are given below.</text:span></text:p>
      <text:p text:style-name="P1"><text:span text:style-name="T5">Species Traits</text:span></text:p>
      <text:p text:style-name="P1"><text:span text:style-name="T4">Fiends have the following traits.</text:span></text:p>
      <text:p text:style-name="P1"><text:span text:style-name="T5">Variable Size: </text:span><text:span text:style-name="T4">Depending on their size, fiends gain a size bonus or penalty on attack rolls, a size bonus or penalty to Defense, and a size bonus or penalty on Hide checks and grapple checks. See Table: Creature Sizes for attack and Defense modifiers based on size, as well as for a fiend’s typical fighting space and reach.</text:span></text:p>
      <text:p text:style-name="P1"><text:span text:style-name="T5">Natural Armor: </text:span><text:span text:style-name="T4">A fiend has preternaturally tough skin and gains a natural armor bonus to Defense. The bonus depends on its size, and higher bonuses are allowable: Tiny or smaller +2, Small +5, Medium-size +9, Large +14, Huge +16, Gargantuan +18, Colossal +20.</text:span></text:p>
      <text:p text:style-name="P1"><text:span text:style-name="T5">Immunities (Ex): </text:span><text:span text:style-name="T4">A fiend is immune to one or more specific types of energy or weapon damage. Roll on Table: Fiend Immunities, Resistances, and Damage Reduction.</text:span></text:p>
      <text:p text:style-name="P1"><text:span text:style-name="T5">Resistance to Energy (Ex): </text:span><text:span text:style-name="T4">A fiend is resistant to one or more specific types of energy damage. Roll on Table: Fiend Immunities, Resistances, and Damage Reduction. </text:span></text:p>
      <text:p text:style-name="P1"><text:span text:style-name="T5">Damage Reduction (Su):</text:span><text:span text:style-name="T4"> Some fiends have damage reduction. Roll on Table: Fiend Immunities, Resistances, and Damage Reduction to determine whether a fiend has damage reduction. If the campaign includes few or no magic weapons, the GM should consider allowing specific types of weapons to ignore a fiend’s damage reduction or contrive some other special vulnerability (see Creature Weaknesses for suggestions).</text:span></text:p>
      <text:p text:style-name="P1"><text:span text:style-name="T5">Telepathy (Su):</text:span><text:span text:style-name="T4"> Fiends with an Intelligence of 6 or higher can communicate telepathically with any creature within 100 feet that has a language. </text:span></text:p>
      <text:p text:style-name="P1"><text:span text:style-name="T5">Allegiances:</text:span><text:span text:style-name="T4"> All fiends have a primary allegiance to evil. Fiends may also have an allegiance to either chaos or law.</text:span></text:p>
      <text:p text:style-name="P1"><text:span text:style-name="T5">Bonus Feat: </text:span><text:span text:style-name="T4">Fiends gain either Archaic Weapons Proficiency or Simple Weapons Proficiency as a bonus feat.</text:span></text:p>
      <text:p text:style-name="P1"><text:span text:style-name="T5">Automatic Languages:</text:span><text:span text:style-name="T4"> Fiends can speak Abyssal (the language of demons) and a number of additional languages equal to their Intelligence bonus. Fiends with an Intelligence of 8 or higher can also read and write these languages.</text:span></text:p>
      <text:p text:style-name="P1"><text:span text:style-name="T5">Advancement:</text:span><text:span text:style-name="T4"> By character class.</text:span></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style-name="Table1.1">
          <table:table-cell table:style-name="Table1.A1" table:number-columns-spanned="6" office:value-type="string">
            <text:p text:style-name="P4"><text:span text:style-name="T6">Table: Fiend Immunities, Resistances, and Damage Reduction</text:span></text:p>
          </table:table-cell>
          <table:covered-table-cell/>
          <table:covered-table-cell/>
          <table:covered-table-cell/>
          <table:covered-table-cell/>
          <table:covered-table-cell/>
        </table:table-row>
        <table:table-row table:style-name="Table1.2">
          <table:table-cell table:style-name="Table1.A2" office:value-type="string">
            <text:p text:style-name="P4"><text:span text:style-name="T2">Roll d%</text:span></text:p>
          </table:table-cell>
          <table:table-cell table:style-name="Table1.A2" office:value-type="string">
            <text:p text:style-name="P5"><text:span text:style-name="T2">Immunity</text:span></text:p>
          </table:table-cell>
          <table:table-cell table:style-name="Table1.A2" office:value-type="string">
            <text:h text:style-name="P22" text:outline-level="4"><text:span text:style-name="T2">Roll d%</text:span></text:h>
          </table:table-cell>
          <table:table-cell table:style-name="Table1.A2" office:value-type="string">
            <text:p text:style-name="P23"><text:span text:style-name="T2">Resistance</text:span></text:p>
          </table:table-cell>
          <table:table-cell table:style-name="Table1.A2" office:value-type="string">
            <text:h text:style-name="P22" text:outline-level="4"><text:span text:style-name="T2">Roll d%</text:span></text:h>
          </table:table-cell>
          <table:table-cell table:style-name="Table1.A2" office:value-type="string">
            <text:p text:style-name="P23"><text:span text:style-name="T2">Damage Reduction</text:span></text:p>
          </table:table-cell>
        </table:table-row>
        <table:table-row table:style-name="Table1.2">
          <table:table-cell table:style-name="Table1.A2" office:value-type="string">
            <text:p text:style-name="P6"><text:span text:style-name="T7">01–06</text:span></text:p>
          </table:table-cell>
          <table:table-cell table:style-name="Table1.A2" office:value-type="string">
            <text:p text:style-name="P1"><text:span text:style-name="T7">Acid damage</text:span></text:p>
          </table:table-cell>
          <table:table-cell table:style-name="Table1.A2" office:value-type="string">
            <text:p text:style-name="P6"><text:span text:style-name="T7">01–21</text:span></text:p>
          </table:table-cell>
          <table:table-cell table:style-name="Table1.A2" office:value-type="string">
            <text:p text:style-name="P1"><text:span text:style-name="T7">None (do not roll again)</text:span></text:p>
          </table:table-cell>
          <table:table-cell table:style-name="Table1.A2" office:value-type="string">
            <text:p text:style-name="P6"><text:span text:style-name="T7">01–33</text:span></text:p>
          </table:table-cell>
          <table:table-cell table:style-name="Table1.A2" office:value-type="string">
            <text:p text:style-name="P1"><text:span text:style-name="T7">None (do not roll again)</text:span></text:p>
          </table:table-cell>
        </table:table-row>
        <table:table-row table:style-name="Table1.2">
          <table:table-cell table:style-name="Table1.A2" office:value-type="string">
            <text:p text:style-name="P6"><text:span text:style-name="T7">07–12</text:span></text:p>
          </table:table-cell>
          <table:table-cell table:style-name="Table1.A2" office:value-type="string">
            <text:p text:style-name="P1"><text:span text:style-name="T7">Cold damage</text:span></text:p>
          </table:table-cell>
          <table:table-cell table:style-name="Table1.A2" office:value-type="string">
            <text:p text:style-name="P6"><text:span text:style-name="T7">22–27</text:span></text:p>
          </table:table-cell>
          <table:table-cell table:style-name="Table1.A2" office:value-type="string">
            <text:p text:style-name="P1"><text:span text:style-name="T7">Acid resistance 10</text:span></text:p>
          </table:table-cell>
          <table:table-cell table:style-name="Table1.A2" office:value-type="string">
            <text:p text:style-name="P6"><text:span text:style-name="T7">34–45</text:span></text:p>
          </table:table-cell>
          <table:table-cell table:style-name="Table1.A2" office:value-type="string">
            <text:p text:style-name="P1"><text:span text:style-name="T7">5/specific weapon type </text:span><text:span text:style-name="superscript_20__23__20_in_20_tables"><text:span text:style-name="T13">1</text:span></text:span></text:p>
          </table:table-cell>
        </table:table-row>
        <table:table-row table:style-name="Table1.2">
          <table:table-cell table:style-name="Table1.A2" office:value-type="string">
            <text:p text:style-name="P6"><text:span text:style-name="T7">13–18</text:span></text:p>
          </table:table-cell>
          <table:table-cell table:style-name="Table1.A2" office:value-type="string">
            <text:p text:style-name="P1"><text:span text:style-name="T7">Sonic/concussion damage</text:span></text:p>
          </table:table-cell>
          <table:table-cell table:style-name="Table1.A2" office:value-type="string">
            <text:p text:style-name="P6"><text:span text:style-name="T7">28–30</text:span></text:p>
          </table:table-cell>
          <table:table-cell table:style-name="Table1.A2" office:value-type="string">
            <text:p text:style-name="P1"><text:span text:style-name="T7">Acid resistance 20</text:span></text:p>
          </table:table-cell>
          <table:table-cell table:style-name="Table1.A2" office:value-type="string">
            <text:p text:style-name="P6"><text:span text:style-name="T7">46–57</text:span></text:p>
          </table:table-cell>
          <table:table-cell table:style-name="Table1.A2" office:value-type="string">
            <text:p text:style-name="P1"><text:span text:style-name="T7">10/specific weapon type</text:span><text:span text:style-name="superscript_20__23__20_in_20_tables"><text:span text:style-name="T13"> 1</text:span></text:span></text:p>
          </table:table-cell>
        </table:table-row>
        <table:table-row table:style-name="Table1.2">
          <table:table-cell table:style-name="Table1.A2" office:value-type="string">
            <text:p text:style-name="P6"><text:span text:style-name="T7">19–24</text:span></text:p>
          </table:table-cell>
          <table:table-cell table:style-name="Table1.A2" office:value-type="string">
            <text:p text:style-name="P1"><text:span text:style-name="T7">Electricity damage</text:span></text:p>
          </table:table-cell>
          <table:table-cell table:style-name="Table1.A2" office:value-type="string">
            <text:p text:style-name="P6"><text:span text:style-name="T7">31–36</text:span></text:p>
          </table:table-cell>
          <table:table-cell table:style-name="Table1.A2" office:value-type="string">
            <text:p text:style-name="P1"><text:span text:style-name="T7">Cold resistance 10</text:span></text:p>
          </table:table-cell>
          <table:table-cell table:style-name="Table1.A2" office:value-type="string">
            <text:p text:style-name="P6"><text:span text:style-name="T7">58–63</text:span></text:p>
          </table:table-cell>
          <table:table-cell table:style-name="Table1.A2" office:value-type="string">
            <text:p text:style-name="P1"><text:span text:style-name="T7">20/specific weapon type</text:span><text:span text:style-name="superscript_20__23__20_in_20_tables"><text:span text:style-name="T14"> </text:span></text:span><text:span text:style-name="superscript_20__23__20_in_20_tables"><text:span text:style-name="T13">1</text:span></text:span></text:p>
          </table:table-cell>
        </table:table-row>
        <table:table-row table:style-name="Table1.2">
          <table:table-cell table:style-name="Table1.A2" office:value-type="string">
            <text:p text:style-name="P6"><text:span text:style-name="T7">25–30</text:span></text:p>
          </table:table-cell>
          <table:table-cell table:style-name="Table1.A2" office:value-type="string">
            <text:p text:style-name="P1"><text:span text:style-name="T7">Fire damage</text:span></text:p>
          </table:table-cell>
          <table:table-cell table:style-name="Table1.A2" office:value-type="string">
            <text:p text:style-name="P6"><text:span text:style-name="T7">37–39</text:span></text:p>
          </table:table-cell>
          <table:table-cell table:style-name="Table1.A2" office:value-type="string">
            <text:p text:style-name="P1"><text:span text:style-name="T7">Cold resistance 20</text:span></text:p>
          </table:table-cell>
          <table:table-cell table:style-name="Table1.A2" office:value-type="string">
            <text:p text:style-name="P6"><text:span text:style-name="T7">64–72</text:span></text:p>
          </table:table-cell>
          <table:table-cell table:style-name="Table1.A2" office:value-type="string">
            <text:p text:style-name="P1"><text:span text:style-name="T7">5/+1</text:span></text:p>
          </table:table-cell>
        </table:table-row>
        <table:table-row table:style-name="Table1.2">
          <table:table-cell table:style-name="Table1.A2" office:value-type="string">
            <text:p text:style-name="P6"><text:span text:style-name="T7">31–36</text:span></text:p>
          </table:table-cell>
          <table:table-cell table:style-name="Table1.A2" office:value-type="string">
            <text:p text:style-name="P1"><text:span text:style-name="T7">Ballistic damage</text:span></text:p>
          </table:table-cell>
          <table:table-cell table:style-name="Table1.A2" office:value-type="string">
            <text:p text:style-name="P6"><text:span text:style-name="T7">40–45</text:span></text:p>
          </table:table-cell>
          <table:table-cell table:style-name="Table1.A2" office:value-type="string">
            <text:p text:style-name="P1"><text:span text:style-name="T7">Sonic/concussion resistance 10</text:span></text:p>
          </table:table-cell>
          <table:table-cell table:style-name="Table1.A2" office:value-type="string">
            <text:p text:style-name="P6"><text:span text:style-name="T7">73–81</text:span></text:p>
          </table:table-cell>
          <table:table-cell table:style-name="Table1.A2" office:value-type="string">
            <text:p text:style-name="P1"><text:span text:style-name="T7">10/+1</text:span></text:p>
          </table:table-cell>
        </table:table-row>
        <table:table-row table:style-name="Table1.2">
          <table:table-cell table:style-name="Table1.A2" office:value-type="string">
            <text:p text:style-name="P6"><text:span text:style-name="T7">37–42</text:span></text:p>
          </table:table-cell>
          <table:table-cell table:style-name="Table1.A2" office:value-type="string">
            <text:p text:style-name="P1"><text:span text:style-name="T7">Bludgeoning damage</text:span></text:p>
          </table:table-cell>
          <table:table-cell table:style-name="Table1.A2" office:value-type="string">
            <text:p text:style-name="P6"><text:span text:style-name="T7">46–48</text:span></text:p>
          </table:table-cell>
          <table:table-cell table:style-name="Table1.A2" office:value-type="string">
            <text:p text:style-name="P1"><text:span text:style-name="T7">Sonic/concussion resistance 20</text:span></text:p>
          </table:table-cell>
          <table:table-cell table:style-name="Table1.A2" office:value-type="string">
            <text:p text:style-name="P6"><text:span text:style-name="T7">82–84</text:span></text:p>
          </table:table-cell>
          <table:table-cell table:style-name="Table1.A2" office:value-type="string">
            <text:p text:style-name="P1"><text:span text:style-name="T7">15/+1</text:span></text:p>
          </table:table-cell>
        </table:table-row>
        <table:table-row table:style-name="Table1.2">
          <table:table-cell table:style-name="Table1.A2" office:value-type="string">
            <text:p text:style-name="P6"><text:span text:style-name="T7">43–48</text:span></text:p>
          </table:table-cell>
          <table:table-cell table:style-name="Table1.A2" office:value-type="string">
            <text:p text:style-name="P1"><text:span text:style-name="T7">Piercing damage</text:span></text:p>
          </table:table-cell>
          <table:table-cell table:style-name="Table1.A2" office:value-type="string">
            <text:p text:style-name="P6"><text:span text:style-name="T7">49–54</text:span></text:p>
          </table:table-cell>
          <table:table-cell table:style-name="Table1.A2" office:value-type="string">
            <text:p text:style-name="P1"><text:span text:style-name="T7">Electricity resistance 10</text:span></text:p>
          </table:table-cell>
          <table:table-cell table:style-name="Table1.A2" office:value-type="string">
            <text:p text:style-name="P6"><text:span text:style-name="T7">85–87</text:span></text:p>
          </table:table-cell>
          <table:table-cell table:style-name="Table1.A2" office:value-type="string">
            <text:p text:style-name="P1"><text:span text:style-name="T7">20/+1</text:span></text:p>
          </table:table-cell>
        </table:table-row>
        <table:table-row table:style-name="Table1.2">
          <table:table-cell table:style-name="Table1.A2" office:value-type="string">
            <text:p text:style-name="P6"><text:span text:style-name="T7">49–54</text:span></text:p>
          </table:table-cell>
          <table:table-cell table:style-name="Table1.A2" office:value-type="string">
            <text:p text:style-name="P1"><text:span text:style-name="T7">Slashing damage</text:span></text:p>
          </table:table-cell>
          <table:table-cell table:style-name="Table1.A2" office:value-type="string">
            <text:p text:style-name="P6"><text:span text:style-name="T7">55–57</text:span></text:p>
          </table:table-cell>
          <table:table-cell table:style-name="Table1.A2" office:value-type="string">
            <text:p text:style-name="P1"><text:span text:style-name="T7">Electricity resistance 20</text:span></text:p>
          </table:table-cell>
          <table:table-cell table:style-name="Table1.A2" office:value-type="string">
            <text:p text:style-name="P6"><text:span text:style-name="T7">88–90</text:span></text:p>
          </table:table-cell>
          <table:table-cell table:style-name="Table1.A2" office:value-type="string">
            <text:p text:style-name="P1"><text:span text:style-name="T7">5/+2</text:span></text:p>
          </table:table-cell>
        </table:table-row>
        <table:table-row table:style-name="Table1.2">
          <table:table-cell table:style-name="Table1.A2" office:value-type="string">
            <text:p text:style-name="P6"><text:span text:style-name="T7">55–60</text:span></text:p>
          </table:table-cell>
          <table:table-cell table:style-name="Table1.A2" office:value-type="string">
            <text:p text:style-name="P1"><text:span text:style-name="T7">Poison damage</text:span></text:p>
          </table:table-cell>
          <table:table-cell table:style-name="Table1.A2" office:value-type="string">
            <text:p text:style-name="P6"><text:span text:style-name="T7">58–63</text:span></text:p>
          </table:table-cell>
          <table:table-cell table:style-name="Table1.A2" office:value-type="string">
            <text:p text:style-name="P1"><text:span text:style-name="T7">Fire resistance 10</text:span></text:p>
          </table:table-cell>
          <table:table-cell table:style-name="Table1.A2" office:value-type="string">
            <text:p text:style-name="P6"><text:span text:style-name="T7">91–93</text:span></text:p>
          </table:table-cell>
          <table:table-cell table:style-name="Table1.A2" office:value-type="string">
            <text:p text:style-name="P1"><text:span text:style-name="T7">10/+2</text:span></text:p>
          </table:table-cell>
        </table:table-row>
        <table:table-row table:style-name="Table1.2">
          <table:table-cell table:style-name="Table1.A2" office:value-type="string">
            <text:p text:style-name="P6"><text:span text:style-name="T7">61–66</text:span></text:p>
          </table:table-cell>
          <table:table-cell table:style-name="Table1.A2" office:value-type="string">
            <text:p text:style-name="P1"><text:span text:style-name="T7">Radiation damage</text:span></text:p>
          </table:table-cell>
          <table:table-cell table:style-name="Table1.A2" office:value-type="string">
            <text:p text:style-name="P6"><text:span text:style-name="T7">64–66</text:span></text:p>
          </table:table-cell>
          <table:table-cell table:style-name="Table1.A2" office:value-type="string">
            <text:p text:style-name="P1"><text:span text:style-name="T7">Fire resistance 20</text:span></text:p>
          </table:table-cell>
          <table:table-cell table:style-name="Table1.A2" office:value-type="string">
            <text:p text:style-name="P6"><text:span text:style-name="T7">94–98</text:span></text:p>
          </table:table-cell>
          <table:table-cell table:style-name="Table1.A2" office:value-type="string">
            <text:p text:style-name="P1"><text:span text:style-name="T7">15/+2</text:span></text:p>
          </table:table-cell>
        </table:table-row>
        <table:table-row table:style-name="Table1.2">
          <table:table-cell table:style-name="Table1.A2" office:value-type="string">
            <text:p text:style-name="P6"><text:span text:style-name="T7">67–100</text:span></text:p>
          </table:table-cell>
          <table:table-cell table:style-name="Table1.A2" office:value-type="string">
            <text:p text:style-name="P1"><text:span text:style-name="T7">Choose one, and roll again</text:span></text:p>
          </table:table-cell>
          <table:table-cell table:style-name="Table1.A2" office:value-type="string">
            <text:p text:style-name="P6"><text:span text:style-name="T7">67–100</text:span></text:p>
          </table:table-cell>
          <table:table-cell table:style-name="Table1.A2" office:value-type="string">
            <text:p text:style-name="P1"><text:span text:style-name="T7">Choose one, and roll again</text:span></text:p>
          </table:table-cell>
          <table:table-cell table:style-name="Table1.A2" office:value-type="string">
            <text:p text:style-name="P6"><text:span text:style-name="T7">99–100</text:span></text:p>
          </table:table-cell>
          <table:table-cell table:style-name="Table1.A2" office:value-type="string">
            <text:p text:style-name="P1"><text:span text:style-name="T7">20/+2</text:span></text:p>
          </table:table-cell>
        </table:table-row>
        <table:table-row table:style-name="Table1.1">
          <table:table-cell table:style-name="Table1.A15" table:number-columns-spanned="6" office:value-type="string">
            <text:p text:style-name="P4"><text:span text:style-name="superscript_20__23__20_in_20_tables"><text:span text:style-name="T7">1</text:span></text:span><text:span text:style-name="T7"> Includes weapons made of a specific material (silver or wood, for example) or weapons that deal a specific type of damage (ballistic, bludgeoning, piercing, or slashing).</text:span></text:p>
          </table:table-cell>
          <table:covered-table-cell/>
          <table:covered-table-cell/>
          <table:covered-table-cell/>
          <table:covered-table-cell/>
          <table:covered-table-cell/>
        </table:table-row>
      </table:table>
      <text:p text:style-name="P2"/>
      <text:p text:style-name="P1"><text:span text:style-name="T9">Festergog (Vomit Fiend)</text:span></text:p>
      <text:p text:style-name="P1"><text:span text:style-name="T5">Festergog (vomit fiend):</text:span><text:span text:style-name="T4"> CR 9; Huge outsider; HD 12d8+60; hp 114; Mas 20; Init –2; Spd 20 ft., climb 20 ft.; Defense 22, touch 6, flat-footed 22 (–2 size, –2 Dex, +16 natural); BAB +16; Grap +33; Atk +23 melee (2d6+13, slam); Full Atk +23/+18/+13/+8 melee (2d6+9, slam), or +12/+7/+2/–3 ranged; FS 15 ft. by 15 ft.; Reach 10 ft.; SQ stench, immune to electricity and poison, acid and fire resistance 20, damage reduction 10/slashing, telepathy, darkvision 60 ft.; AL evil, chaos; SV Fort +15, Ref +8, Will +14; AP 0; Rep +0; Str 28, Dex 6, Con 20, Int 16, Wis 15, Cha 16.</text:span></text:p>
      <text:p text:style-name="P1"><text:span text:style-name="T5">Skills:</text:span><text:span text:style-name="T4"> Bluff +15, Climb +29, Intimidate +15, Knowledge (any three) +15, Listen +14, Read/Write Abyssal, Read/Write Draconic, Read/Write English, Read/Write Latin, Search +15, Sense Motive +14, Speak Abyssal, Speak Draconic, Speak English, Speak Latin, Spot +14, Survival +14.</text:span></text:p>
      <text:p text:style-name="P1"><text:span text:style-name="T5">Feats:</text:span><text:span text:style-name="T4"> Blind-Fight, Frightful Presence, Iron Will, Power Attack, Simple Weapons Proficiency.</text:span></text:p>
      <text:p text:style-name="P1"><text:span text:style-name="T5">Stench (Ex):</text:span><text:span text:style-name="T4"> A festergog’s skin exudes a toxic, foul-smelling pus. Any creature within 10 feet must succeed on a Fortitude save (DC 21) or become nauseated for as long as it remains in the affected area and for 1d4 rounds afterward. A nauseated creature cannot attack, cast spells, use spell-like abilities, or do anything else requiring attention or concentration. The only action a nauseated creature can take is a single move action per turn. Creatures that successfully save are unaffected and cannot be affected again by the same festergog’s stench for 24 hours.</text:span></text:p>
      <text:p text:style-name="P1"><text:span text:style-name="T5">Immunities (Ex):</text:span><text:span text:style-name="T4"> A festergog is immune to electricity and poison.</text:span></text:p>
      <text:p text:style-name="P1"><text:span text:style-name="T5">Acid and Fire Resistance 20 (Ex): </text:span><text:span text:style-name="T4">A festergog ignores the first 20 points of damage from any attack that deals acid or fire damage.</text:span></text:p>
      <text:p text:style-name="P1"><text:span text:style-name="T5">Damage Reduction 10/Slashing (Su): </text:span><text:span text:style-name="T4">A festergog ignores the first 10 points of damage dealt by any nonslashing weapon.</text:span></text:p>
      <text:p text:style-name="P2"/>
      <text:p text:style-name="P1"><text:span text:style-name="T9">Rotlord (Carrion Fiend)</text:span></text:p>
      <text:p text:style-name="P1"><text:span text:style-name="T5">Rotlord (carrion fiend):</text:span><text:span text:style-name="T4"> CR 4; Large outsider; HD 5d8+15; hp 37; Mas 17; Init –1; Spd 20 ft.; Defense 22, touch 8, flat-footed 22 (–1 size, –1 Dex, +14 natural); BAB +5; Grap +14; Atk +9 melee (1d6+7, pincer); Full Atk +9 melee (1d6+5, 2 pincers), +7 melee (1d8+7 plus disease, bite); FS 10 ft. by 10 ft.; Reach 5 ft. (bite), 10 ft. (pincers); SQ disease, fast healing 3, immune to bludgeoning damage and poison, cold and fire resistance 10, telepathy, darkvision 60 ft.; AL evil; SV Fort +7, Ref +3, Will +5; AP 0; Rep +0; Str 20, Dex 8, Con 17, Int 11, Wis 12, Cha 12.</text:span></text:p>
      <text:p text:style-name="P1"><text:span text:style-name="T5">Skills:</text:span><text:span text:style-name="T4"> Climb +10, Hide +4, Knowledge (any one) +5, Listen +6, Move Silently +4, Read/Write Abyssal, Search +5, Speak Abyssal, Speak Latin, Spot +6, Survival +6.</text:span></text:p>
      <text:p text:style-name="P1"><text:span text:style-name="T5">Feats:</text:span><text:span text:style-name="T4"> Multiattack, Simple Weapons Proficiency, Track.</text:span></text:p>
      <text:p text:style-name="P1"><text:span text:style-name="T5">Disease (Ex): </text:span><text:span text:style-name="T4">Any creature that takes damage from a rotlord’s bite must succeed on a Fortitude save (DC 15) or contract a horrible but treatable wasting disease (incubation period 1 day; 1d4 temporary Constitution). A successful Treat Injury check (DC 24) or a </text:span><text:span text:style-name="Core_20_Body_20_Italic"><text:span text:style-name="T4">remove disease</text:span></text:span><text:span text:style-name="T4"> spell cures the affliction.</text:span></text:p>
      <text:p text:style-name="P1"><text:span text:style-name="T5">Animate Dead (Sp):</text:span><text:span text:style-name="T4"> Once per day, as an attack action, a rotlord can use </text:span><text:span text:style-name="Core_20_Body_20_Italic"><text:span text:style-name="T4">animate dead</text:span></text:span><text:span text:style-name="T4"> (see page 339) as the spell cast by a 5th-level Acolyte.</text:span></text:p>
      <text:p text:style-name="P1"><text:span text:style-name="T5">Fast Healing 3 (Ex):</text:span><text:span text:style-name="T4"> A rotlord that devours a Small or Medium-size corpse gains the ability to heal damage at a rate of 3 hit points per round. Each devoured corpse provides the rotlord with 24 hours of fast healing. A rotlord can devour a Small corpse as a full-round action or a Medium-size corpse in 2 rounds. </text:span></text:p>
      <text:p text:style-name="P1"><text:span text:style-name="T5">Immunities (Ex):</text:span><text:span text:style-name="T4"> A rotlord is immune to bludgeoning damage and poison.</text:span></text:p>
      <text:p text:style-name="P1"><text:span text:style-name="T5">Cold and Fire Resistance 10 (Ex): </text:span><text:span text:style-name="T4">A rotlord ignores the first 10 points of damage from any attack that deals cold or fire damage.</text:span></text:p>
      <text:p text:style-name="P2"/>
      <text:p text:style-name="P1"><text:span text:style-name="T9">Skinhusker (Blade Fiend)</text:span></text:p>
      <text:p text:style-name="P1"><text:span text:style-name="T4">A skinhusker resembles a frightfully gaunt, 9-foot-tall human with red skin. Two slender, white horns protrude from its elongated forehead, and each of its two arms ends in a wicked, 3-foot-long, serrated bone blade. A skinhusker revels in combat and enjoys inflicting pain.</text:span></text:p>
      <text:p text:style-name="P1"><text:span text:style-name="T5">Skinhusker (blade fiend): </text:span><text:span text:style-name="T4">CR 6; Large outsider; HD 7d8+21; hp 52; Mas 17; Init –1; Spd 30 ft.; Defense 22, touch 8, flat-footed 22 (–1 size, –1 Dex, +14 natural); BAB +7; Grap +16; Atk +11 melee (1d8+7/19–20, bone armblade); Full Atk +11 melee (1d8+5/19–20, 2 bone armblades), or +5 ranged; FS 10 ft. by 10 ft.; Reach 10 ft.; SQ improved critical (bone armblade), immune to fire and poison, electricity resistance 20, damage reduction 10/+1, telepathy, darkvision 60 ft.; AL evil, chaos; SV Fort +8, Ref +4, Will +7; AP 0; Rep +0; Str 21, Dex 8, Con 17, Int 13, Wis 14, Cha 14.</text:span></text:p>
      <text:p text:style-name="P1"><text:soft-page-break/><text:span text:style-name="T5">Skills:</text:span><text:span text:style-name="T4"> Intimidate +11, Knowledge (any two) +10, Listen +11, Read/Write Abyssal, Read/Write Latin, Search +10, Speak Abyssal, Speak Latin, Spot +11, Survival +11.</text:span></text:p>
      <text:p text:style-name="P1"><text:span text:style-name="T5">Feats:</text:span><text:span text:style-name="T4"> Cleave, Power Attack, Simple Weapons Proficiency.</text:span></text:p>
      <text:p text:style-name="P1"><text:span text:style-name="T5">Improved Critical (Ex): </text:span><text:span text:style-name="T4">A skinhusker threatens a critical hit on a natural roll of 19 or 20.</text:span></text:p>
      <text:p text:style-name="P1"><text:span text:style-name="T5">Death Explosion (Su):</text:span><text:span text:style-name="T4"> When a skinhusker is reduced to –1 or fewer hit points, it explodes in a ball of flame. All creatures in adjacent squares take 2d6 points of fire dam­age; a successful Reflex save (DC 12) halves the damage.</text:span></text:p>
      <text:p text:style-name="P1"><text:span text:style-name="T5">Immunities (Ex):</text:span><text:span text:style-name="T4"> A skinhusker is immune to fire and poison</text:span></text:p>
      <text:p text:style-name="P12"><text:span text:style-name="T5">Electricity Resistance 20 (Ex):</text:span><text:span text:style-name="T4"> A skinhusker ignores the first 20 points of damage from any attack that deals electricity damage.</text:span></text:p>
      <text:p text:style-name="P2"/>
      <text:h text:style-name="P21" text:outline-level="2"><text:span text:style-name="T8">Flesh Golem</text:span></text:h>
      <text:p text:style-name="P1"><text:span text:style-name="T5">Species Traits</text:span></text:p>
      <text:p text:style-name="P1"><text:span text:style-name="T5">Construct: </text:span><text:span text:style-name="T4">Flesh golems have the traits and immunities common to constructs.</text:span></text:p>
      <text:p text:style-name="P1"><text:span text:style-name="T5">Speed: </text:span><text:span text:style-name="T4">Flesh golems can’t take run actions.</text:span></text:p>
      <text:p text:style-name="P1"><text:span text:style-name="T5">Berserk (Ex):</text:span><text:span text:style-name="T4"> When a flesh golem enters combat, there is a cumulative 1% chance each round it will go berserk. An uncontrolled golem goes on a rampage, attacking the nearest living creature or smashing some object smaller than itself if no creature is within reach, then moving on to spread more destruction. The golem’s creator, if within 60 feet, can try to regain control by speaking firmly and persuasively to the golem, which requires a successful Charisma check (DC 19). Following such a successful check, it takes 1 minute of rest by the golem to reset the golem’s berserk chance to 0%.</text:span></text:p>
      <text:p text:style-name="P1"><text:span text:style-name="T5">Magic Immunity (Ex): </text:span><text:span text:style-name="T4">A flesh golem is immune to all spells, psionic powers, spell-like abilities, and supernatural effects, except as follows. Attacks that deal fire or cold damage slow it for 2d6 rounds, with no saving throw (see the </text:span><text:span text:style-name="Core_20_Body_20_Italic"><text:span text:style-name="T4">slow</text:span></text:span><text:span text:style-name="T4"> spell). A </text:span><text:span text:style-name="Core_20_Body_20_Italic"><text:span text:style-name="T4">slowed</text:span></text:span><text:span text:style-name="T4"> golem can take only one move or attack action each turn. Additionally, the </text:span><text:span text:style-name="Core_20_Body_20_Italic"><text:span text:style-name="T4">slowed</text:span></text:span><text:span text:style-name="T4"> golem takes a –2 penalty to Defense, melee attack rolls, melee damage rolls, and Reflex saves. Any amount of electricity damage dealt to the golem breaks the </text:span><text:span text:style-name="Core_20_Body_20_Italic"><text:span text:style-name="T4">slow</text:span></text:span><text:span text:style-name="T4"> effect and cures 1 point of damage for each 3 points of damage it would otherwise deal. The golem rolls no saving throw against effects that deal electricity damage.</text:span></text:p>
      <text:p text:style-name="P1"><text:span text:style-name="T5">Damage Reduction 15/+1 (Su):</text:span><text:span text:style-name="T4"> In campaigns without magic weapons, the GM can either disregard the golem’s damage reduction or apply the damage reduction only to certain types of weapons (ballistic, bludgeoning, sonic/concussion, piercing, or slashing).</text:span></text:p>
      <text:p text:style-name="P2"/>
      <text:p text:style-name="P1"><text:span text:style-name="T5">Flesh Golem:</text:span><text:span text:style-name="T4"> CR 7; Large construct; HD 9d10+20; hp 69; Mas —; Init –1; Spd 30 ft. (can’t run); Defense 18, touch 8, flat-footed 18 (–1 size, –1 Dex, +10 natural); BAB +6; Grap +15; Atk +10 melee (2d8+5, slam); Full Atk +10 melee (2d8+5, 2 slams), or +4 ranged; FS 10 ft. by 10 ft.; Reach 10 ft.; SQ construct, berserk, magic immunity, damage reduction 15/+1; AL none or owner; SV Fort +3, Ref +2, Will +3; AP 0; Rep +0; Str 21, Dex 9, Con —, Int —, Wis 11, Cha 1.</text:span></text:p>
      <text:p text:style-name="P1"><text:span text:style-name="T5">Skills:</text:span><text:span text:style-name="T4"> None.</text:span></text:p>
      <text:p text:style-name="P1"><text:span text:style-name="T5">Feats:</text:span><text:span text:style-name="T4"> None.</text:span></text:p>
      <text:p text:style-name="P1"><text:span text:style-name="T5">Advancement:</text:span><text:span text:style-name="T4"> 10–18 HD (Large); 19–27 HD (Huge).</text:span></text:p>
      <text:p text:style-name="P2"/>
      <text:p text:style-name="P1"><text:span text:style-name="T5">Advanced Flesh Golem:</text:span><text:span text:style-name="T4"> CR 13; Huge construct; HD 20d10+40; hp 150; Mas —; Init –2; Spd 30 ft. (can’t run); Defense 19, touch 6, flat-footed 19 (–2 size, –2 Dex, +13 natural); BAB +15; Grap +32; Atk +22 melee (4d6+9, slam); Full Atk +22 melee (4d6+9, 2 slams), or +11 ranged; FS 15 ft. by 15 ft.; Reach 15 ft.; SQ construct, berserk, magic immunity, damage reduction 15/+1; AL none or owner; SV Fort +6, Ref +4, Will +6; AP 0; Rep +0; Str 29, Dex 7, Con —, Int —, Wis 11, Cha 1.</text:span></text:p>
      <text:p text:style-name="P1"><text:span text:style-name="T5">Skills:</text:span><text:span text:style-name="T4"> None.</text:span></text:p>
      <text:p text:style-name="P1"><text:span text:style-name="T5">Feats:</text:span><text:span text:style-name="T4"> None.</text:span></text:p>
      <text:p text:style-name="P2"/>
      <text:h text:style-name="P21" text:outline-level="2"><text:soft-page-break/><text:span text:style-name="T8">Gargoyle</text:span></text:h>
      <text:p text:style-name="P1"><text:span text:style-name="T5">Species Traits</text:span></text:p>
      <text:p text:style-name="P1"><text:span text:style-name="T5">Keen Sight (Ex): </text:span><text:span text:style-name="T4">Gargoyles have darkvision with a range of 60 feet and low-light vision.</text:span></text:p>
      <text:p text:style-name="P1"><text:span text:style-name="T5">Freeze (Ex): </text:span><text:span text:style-name="T4">A gargoyle can hold itself so still it appears to be a statue. An observer must succeed on a Spot check (DC 20) to notice the gargoyle is alive.</text:span></text:p>
      <text:p text:style-name="P1"><text:span text:style-name="T5">Damage Reduction 15/+1 (Su): </text:span><text:span text:style-name="T4">In campaigns without magic weapons, the GM can either disregard the gargoyle’s damage reduction or apply the damage reduction only to certain types of weapons (ballistic, bludgeoning, sonic/concussion, piercing, or slashing). </text:span></text:p>
      <text:p text:style-name="P1"><text:span text:style-name="T5">Skill Bonus: </text:span><text:span text:style-name="T4">A gargoyle receives a +8 species bonus on Hide checks when concealed against a background of worked stone.</text:span></text:p>
      <text:p text:style-name="P1"><text:span text:style-name="T5">Bonus Feats: </text:span><text:span text:style-name="T4">Gargoyles receive the bonus feats Weapon Finesse (bite), Weapon Finesse (claw), and Weapon Finesse (gore).</text:span></text:p>
      <text:p text:style-name="P1"><text:span text:style-name="T5">Automatic Language: </text:span><text:span text:style-name="T4">Gargoyles speak (but neither read nor write) Terran.</text:span></text:p>
      <text:p text:style-name="P2"/>
      <text:p text:style-name="P1"><text:span text:style-name="T5">Gargoyle:</text:span><text:span text:style-name="T4"> CR 4; Medium-size magical beast; HD 4d10+16; hp 38; Mas 18; Init +2; Spd 45 ft., fly 75 ft. (average); Defense 16, touch 14, flat-footed 12 (+2 Dex, +4 natural); BAB +4; Grap +4; Atk +6 melee (1d4, claw); Full Atk +6 melee (1d4, 2 claws), +4 melee (1d6, bite), +4 melee (1d6, gore), or +6 ranged; FS 5 ft by 5 ft.; Reach 5 ft.; SQ freeze, keen sight, damage reduction 15/+1; AL chaos, evil; SV Fort +8, Ref +6, Will +1; AP 0; Rep +0; Str 11, Dex 14, Con 18, Int 6, Wis 11, Cha 7.</text:span></text:p>
      <text:p text:style-name="P1"><text:span text:style-name="T5">Skills:</text:span><text:span text:style-name="T4"> Hide +9 (+17 when concealed against worked stone), Listen +4, Speak Terran, Spot +4.</text:span></text:p>
      <text:p text:style-name="P1"><text:span text:style-name="T5">Feats:</text:span><text:span text:style-name="T4"> Multiattack, Weapon Finesse (bite), Weapon Finesse (claw), Weapon Finesse (gore).</text:span></text:p>
      <text:p text:style-name="P1"><text:span text:style-name="T5">Advancement:</text:span><text:span text:style-name="T4"> 5–6 HD (Medium-size); 7–12 HD (Large); or by character class. </text:span></text:p>
      <text:p text:style-name="P2"/>
      <text:p text:style-name="P1"><text:span text:style-name="T5">Gargoyle Tough Hero 3: </text:span><text:span text:style-name="T4">CR 7; Medium-size humanoid magical beast; HD 4d10+16 plus 3d10+12 plus 3 (robust); hp 69; Mas 18; Init +2; Spd 45 ft., fly 75 ft. (average); Defense 18, touch 14, flat-footed 16 (+2 Dex, +2 class, +4 natural); BAB +6; Grap +6; Atk +8 melee (1d4, claw); Full Atk +8 melee (1d4, 2 claws), +6 melee (1d6, bite), +6 melee (1d6, gore), or +8 ranged; SQ freeze, keen sight, damage reduction 15/+1; AL chaos, evil; SV Fort +10, Ref +7, Will +2; AP 1; Rep +1; Str 11, Dex 15, Con 18, Int 6, Wis 11, Cha 7.</text:span></text:p>
      <text:p text:style-name="P1"><text:span text:style-name="T5">Skills:</text:span><text:span text:style-name="T4"> Hide +11 (+19 when concealed against worked stone), Intimidate +1, Listen +4, Move Silently +4, Speak Terran, Spot +4.</text:span></text:p>
      <text:p text:style-name="P1"><text:span text:style-name="T5">Feats:</text:span><text:span text:style-name="T4"> Multiattack, Power Attack, Simple Weapons Proficiency, Stealthy, Weapon Finesse (bite), Weapon Finesse (claw), Weapon Finesse (gore).</text:span></text:p>
      <text:p text:style-name="P1"><text:span text:style-name="T5">Talents (Tough Hero):</text:span><text:span text:style-name="T4"> Robust, stamina.</text:span></text:p>
      <text:p text:style-name="P2"/>
      <text:h text:style-name="P21" text:outline-level="2"><text:span text:style-name="T8">Gnoll</text:span></text:h>
      <text:p text:style-name="P1"><text:span text:style-name="T5">Species Traits</text:span></text:p>
      <text:p text:style-name="P1"><text:span text:style-name="T5">Bonus Feat: </text:span><text:span text:style-name="T4">Gnolls receive the bonus feat Simple Weapons Proficiency.</text:span></text:p>
      <text:p text:style-name="P1"><text:span text:style-name="T5">Automatic Language: </text:span><text:span text:style-name="T4">Gnolls read, write, and speak Gnoll.</text:span></text:p>
      <text:p text:style-name="P2"/>
      <text:p text:style-name="P1"><text:soft-page-break/><text:span text:style-name="T5">Gnoll: </text:span><text:span text:style-name="T4">CR 1; Medium-size humanoid; HD 2d8+2; hp 11; Mas 13; Init +0; Spd 30 ft.; Defense 11, touch 10, flat-footed 11 (+1 natural); BAB +1; Grap +3; Atk +3 melee (1d3+2, unarmed or 1d6+2/19–20, metal baton); Full Atk +3 melee (1d3+2, un­armed or 1d6+2/19–20, metal baton), or +1 ranged (2d6, TEC-9); FS 5 ft. by 5 ft.; Reach 5 ft.; SQ darkvision 60 ft.; AL chaos, evil; SV Fort +4, Ref +0, Will +0; AP 0; Rep +0; Str 15, Dex 10, Con 13, Int 8, Wis 11, Cha 8.</text:span></text:p>
      <text:p text:style-name="P1"><text:span text:style-name="T5">Skills:</text:span><text:span text:style-name="T4"> Listen +3, Read/Write Gnoll, Speak Gnoll, Spot +3.</text:span></text:p>
      <text:p text:style-name="P1"><text:span text:style-name="T5">Feats:</text:span><text:span text:style-name="T4"> Personal Firearms Proficiency, Simple Weapons Proficiency.</text:span></text:p>
      <text:p text:style-name="P1"><text:span text:style-name="T5">Possessions: </text:span><text:span text:style-name="T4">Metal baton, TEC-9 (9mm machine pistol), 50 rounds of 9mm ammunition, fatigues, fatigue jacket.</text:span></text:p>
      <text:p text:style-name="P1"><text:span text:style-name="T5">Advancement:</text:span><text:span text:style-name="T4"> By character class.</text:span></text:p>
      <text:p text:style-name="P2"/>
      <text:p text:style-name="P1"><text:span text:style-name="T5">Gnoll Strong Hero 2: </text:span><text:span text:style-name="T4">CR 3; Medium-size humanoid; HD 2d8+2 plus 2d8+2; hp 22; Mas 13; Init +0; Spd 30 ft.; Defense 13, touch 10, flat-footed 13 (+2 class, +1 natural); BAB +3; Grap +6; Atk +6 melee (1d4+4, unarmed or 1d6+4/_19–20, metal baton); Full Atk +6 melee (1d4+4, unarmed or 1d6+4/19–20, metal baton), or +3 ranged (2d6, TEC-9); FS 5 ft. by 5 ft.; Reach 5 ft.; SQ darkvision 60 ft.; AL chaos, evil; SV Fort +6, Ref +0, Will +0; AP 1; Rep +0; Str 16, Dex 10, Con 13, Int 8, Wis 11, Cha 8.</text:span></text:p>
      <text:p text:style-name="P1"><text:span text:style-name="T5">Skills:</text:span><text:span text:style-name="T4"> Climb +4, Jump +4, Listen +3, Read/Write Gnoll, Speak Gnoll, Spot +3.</text:span></text:p>
      <text:p text:style-name="P1"><text:span text:style-name="T5">Feats:</text:span><text:span text:style-name="T4"> Combat Martial Arts, Personal Firearms Proficiency, Power Attack, Simple Weapons Proficiency.</text:span></text:p>
      <text:p text:style-name="P1"><text:span text:style-name="T5">Talent (Strong Hero):</text:span><text:span text:style-name="T4"> Melee smash.</text:span></text:p>
      <text:p text:style-name="P1"><text:span text:style-name="T5">Possessions: </text:span><text:span text:style-name="T4">Metal baton, TEC-9 (9mm machine pistol), 50 rounds of 9mm ammunition, fatigues, fatigue jacket, climbing gear.</text:span></text:p>
      <text:p text:style-name="P2"/>
      <text:h text:style-name="P21" text:outline-level="2"><text:span text:style-name="T8">Goblin</text:span></text:h>
      <text:p text:style-name="P1"><text:span text:style-name="T5">Species Traits</text:span></text:p>
      <text:p text:style-name="P1"><text:span text:style-name="T5">Skill Bonus:</text:span><text:span text:style-name="T4"> Goblins gain a +4 species bonus on Move Silently checks.</text:span></text:p>
      <text:p text:style-name="P1"><text:span text:style-name="T5">Bonus Feat: </text:span><text:span text:style-name="T4">Goblins are keenly aware of their surroundings and receive the bonus feat Alertness.</text:span></text:p>
      <text:p text:style-name="P1"><text:span text:style-name="T4">Automatic Language: Goblins read, write, and speak Goblin.</text:span></text:p>
      <text:p text:style-name="P2"/>
      <text:p text:style-name="P1"><text:span text:style-name="T5">Goblin: </text:span><text:span text:style-name="T4">CR 1/4; Small humanoid; HD 1d8; hp 4; Mas 11; Init +1; Spd 30 ft.; Defense 13, touch 12, flat-footed 12 (+1 size, +1 Dex, +1 leather jacket); BAB +0; Grap –5; Atk +0 melee (1d2–1, slam or 1d4–1, knife); Full Atk +0 melee (1d2–1, slam or 1d4–1, knife), or –2 ranged (2d6, Colt Python); FS 5 ft. by 5 ft.; Reach 5 ft.; SQ darkvision 60 ft.; AL evil, tribe; SV Fort +2, Ref +1, Will +0; AP 0; Rep +0; Str 8, Dex 13, Con 11, Int 10, Wis 11, Cha 8.</text:span></text:p>
      <text:p text:style-name="P1"><text:span text:style-name="T5">Skills:</text:span><text:span text:style-name="T4"> Hide +6, Listen +3, Move Silently +4, Read/Write Goblin, Speak Goblin, Spot +3.</text:span></text:p>
      <text:p text:style-name="P1"><text:span text:style-name="T5">Feats:</text:span><text:span text:style-name="T4"> Alertness, Simple Weapons Proficiency.</text:span></text:p>
      <text:p text:style-name="P1"><text:span text:style-name="T5">Possessions: </text:span><text:span text:style-name="T4">Knife, Colt Python (.357 revolver), 25 rounds of .357 ammunition, hip holster, basic walkie-talkie.</text:span></text:p>
      <text:p text:style-name="P1"><text:span text:style-name="T5">Advancement:</text:span><text:span text:style-name="T4"> By character class.</text:span></text:p>
      <text:p text:style-name="P2"/>
      <text:p text:style-name="P1"><text:soft-page-break/><text:span text:style-name="T5">Goblin Fast Hero 3:</text:span><text:span text:style-name="T4"> CR 3; Small humanoid; HD 3d8; hp 17; Mas 11; Init +2; Spd 35 ft.; Defense 18, touch 17, flat-footed 16 (+1 size, +2 Dex, +4 class, +1 leather jacket); BAB +2; Grap –3; Atk +2 melee (1d2–1, slam or 1d6–1/19–20, metal baton); Full Atk +2 melee (1d2–1, slam or 1d6–1/19–20, metal baton), or +5 ranged (2d8, Desert Eagle); FS 5 ft. by 5 ft.; Reach 5 ft.; SQ darkvision 60 ft.; AL evil, tribe; SV Fort +3, Ref +4, Will +1; AP 1; Rep +1; Str 8, Dex 14, Con 11, Int 10, Wis 11, Cha 8.</text:span></text:p>
      <text:p text:style-name="P1"><text:span text:style-name="T5">Skills:</text:span><text:span text:style-name="T4"> Hide +8, Knowledge (streetwise) +2, Listen +3, Move Silently +6, Read/Write Goblin, Sleight of Hand +5, Speak Goblin, Spot +3, Tumble +5.</text:span></text:p>
      <text:p text:style-name="P1"><text:span text:style-name="T5">Feats:</text:span><text:span text:style-name="T4"> Alertness, Dodge, Personal Firearms Proficiency, Simple Weapons Proficiency.</text:span></text:p>
      <text:p text:style-name="P1"><text:span text:style-name="T5">Talents (Fast Hero): </text:span><text:span text:style-name="T4">Evasion, increased speed.</text:span></text:p>
      <text:p text:style-name="P1"><text:span text:style-name="T5">Possessions: </text:span><text:span text:style-name="T4">Metal baton, Desert Eagle (.50AE autoloader), 25 rounds of .50AE ammunition, windbreaker, concealed carry holster, basic walkie-talkie.</text:span></text:p>
      <text:p text:style-name="P2"/>
      <text:h text:style-name="P21" text:outline-level="2"><text:span text:style-name="T8">Hawk</text:span></text:h>
      <text:p text:style-name="P1"><text:span text:style-name="T5">Species Traits</text:span></text:p>
      <text:p text:style-name="P1"><text:span text:style-name="T5">Skill Bonus: </text:span><text:span text:style-name="T4">Hawks gain a +8 species bonus on Spot checks in daylight.</text:span></text:p>
      <text:p text:style-name="P1"><text:span text:style-name="T5">Bonus Feat:</text:span><text:span text:style-name="T4"> Hawks gain the bonus feat Weapon Finesse (claw).</text:span></text:p>
      <text:p text:style-name="P2"/>
      <text:p text:style-name="P1"><text:span text:style-name="T5">Hawk:</text:span><text:span text:style-name="T4"> CR 1; Tiny animal; HD 1d8; hp 4; Mas 10; Init +3; Spd 10 ft., fly 60 ft. (average); Defense 17, touch 15, flat-footed 14 (+2 size, +3 Dex, +2 natural); BAB +0; Grap –10; Atk +5 melee (1d4–2, claw); Full Atk +5 melee (1d4–2, claw); FS 2 1/2 ft. by 2 1/2 ft.; Reach 0 ft.; AL none or owner; SV Fort +2, Ref +5, Will +2; AP 0; Rep +0; Str 6, Dex 17, Con 10, Int 2, Wis 14, Cha 6.</text:span></text:p>
      <text:p text:style-name="P1"><text:span text:style-name="T5">Skills:</text:span><text:span text:style-name="T4"> Listen +6, Spot +6 (+14 in daylight).</text:span></text:p>
      <text:p text:style-name="P1"><text:span text:style-name="T5">Feats:</text:span><text:span text:style-name="T4"> Weapon Finesse (claw).</text:span></text:p>
      <text:p text:style-name="P1"><text:span text:style-name="T5">Advancement:</text:span><text:span text:style-name="T4"> None.</text:span></text:p>
      <text:p text:style-name="P2"/>
      <text:h text:style-name="P21" text:outline-level="2"><text:span text:style-name="T8">Herd Animal</text:span></text:h>
      <text:p text:style-name="P1"><text:span text:style-name="T5">Species Traits</text:span></text:p>
      <text:p text:style-name="P1"><text:span text:style-name="T5">Stampede (Ex):</text:span><text:span text:style-name="T4"> A frightened herd flees as a group in a random direction, but always away from the perceived source of danger. It runs over anything of size Large or smaller that gets in its way, dealing 1d12 points of damage for every five animals in the herd. A successful Reflex save (DC 16) halves the damage.</text:span></text:p>
      <text:p text:style-name="P2"/>
      <text:p text:style-name="P1"><text:span text:style-name="T5">Herd Animal: </text:span><text:span text:style-name="T4">CR 2; Large animal; HD 5d8+15; hp 37; Mas 16; Init +0; Spd 40 ft.; Defense 13, touch 9, flat-footed 13 (–1 size, +4 natural); BAB +3; Grap +11; Atk +6 melee (1d8+6, butt); Full Atk +6 melee (1d8+6, butt); FS 10 ft. by 10 ft.; Reach 5 ft.; SQ stampede; AL none; SV Fort +7, Ref +4, Will +1; AP 0; Rep +0; Str 18, Dex 10, Con 16, Int 2, Wis 11, Cha 4.</text:span></text:p>
      <text:p text:style-name="P1"><text:span text:style-name="T5">Skills:</text:span><text:span text:style-name="T4"> Listen +8, Spot +5.</text:span></text:p>
      <text:p text:style-name="P1"><text:span text:style-name="T5">Feats:</text:span><text:span text:style-name="T4"> None.</text:span></text:p>
      <text:p text:style-name="P1"><text:span text:style-name="T5">Advancement:</text:span><text:span text:style-name="T4"> 6–7 HD (Large).</text:span></text:p>
      <text:p text:style-name="P2"><text:soft-page-break/></text:p>
      <text:h text:style-name="P21" text:outline-level="2"><text:span text:style-name="T8">Horse</text:span></text:h>
      <text:p text:style-name="P1"><text:span text:style-name="T4">A horse cannot fight while carrying a rider.</text:span></text:p>
      <text:p text:style-name="P1"><text:span text:style-name="T5">Species Traits</text:span></text:p>
      <text:p text:style-name="P1"><text:span text:style-name="T5">Scent (Ex):</text:span><text:span text:style-name="T4"> This ability allows a horse to detect approaching enemies, sniff out hidden foes, and track by sense of smell. See Special Qualities for more information.</text:span></text:p>
      <text:p text:style-name="P2"/>
      <text:p text:style-name="P1"><text:span text:style-name="T5">Horse:</text:span><text:span text:style-name="T4"> CR 1; Large animal; HD 3d8+6; hp 19; Mas 15; Init +1; Spd 60 ft.; Defense 13, touch 10, flat-footed 12 (–1 size, +1 Dex, +3 natural); BAB +2; Grap +7; Atk +2 melee (1d4+1, hoof); Full Atk +2 melee (1d4+1, 2 hooves); FS 10 ft. by 10 ft.; Reach 5 ft.; SQ scent, low-light vision; AL none or owner; SV Fort +6, Ref +4, Will +2; AP 0; Rep +0; Str 13, Dex 13, Con 15, Int 2, Wis 12, Cha 6.</text:span></text:p>
      <text:p text:style-name="P1"><text:span text:style-name="T5">Skills:</text:span><text:span text:style-name="T4"> Listen +6, Spot +6.</text:span></text:p>
      <text:p text:style-name="P1"><text:span text:style-name="T5">Feats:</text:span><text:span text:style-name="T4"> None.</text:span></text:p>
      <text:p text:style-name="P1"><text:span text:style-name="T5">Advancement:</text:span><text:span text:style-name="T4"> None.</text:span></text:p>
      <text:p text:style-name="P2"/>
      <text:h text:style-name="P21" text:outline-level="2"><text:span text:style-name="T8">Invisible Stalker </text:span></text:h>
      <text:p text:style-name="P1"><text:span text:style-name="T5">Species Traits</text:span></text:p>
      <text:p text:style-name="P1"><text:span text:style-name="T4">Invisible stalkers have the following traits.</text:span></text:p>
      <text:p text:style-name="P1"><text:span text:style-name="T5">Elemental (Air): </text:span><text:span text:style-name="T4">Invisible stalkers have the traits and immunities common to elementals.</text:span></text:p>
      <text:p text:style-name="P1"><text:span text:style-name="T5">Natural Invisibility (Su):</text:span><text:span text:style-name="T4"> An invisible stalker remains invisible even when attacking. Creatures that correctly discern the stalker’s location despite being unable to see it have a 50% miss chance on melee and ranged attacks.</text:span></text:p>
      <text:p text:style-name="P1"><text:span text:style-name="T5">Improved Tracking (Ex):</text:span><text:span text:style-name="T4"> Invisible stalkers are consummate trackers and make Spot checks instead of Survival checks to track a creature’s passage.</text:span></text:p>
      <text:p text:style-name="P1"><text:span text:style-name="T5">Automatic Language: </text:span><text:span text:style-name="T4">Invisible stalkers speak (but neither read nor write) Auran. They understand (but do not speak, read, or write) two other languages.</text:span></text:p>
      <text:p text:style-name="P2"/>
      <text:p text:style-name="P1"><text:span text:style-name="T5">Invisible Stalker:</text:span><text:span text:style-name="T4"> CR 7; Large elemental (air); HD 8d8+16; hp 52; Mas —; Init +8; Spd 30 ft., fly 30 ft. (perfect); Defense 17, touch 13, flat-footed 13 (–1 size, +4 Dex, +4 natural); BAB +6; Grap +14; Atk +10 melee (1d8+6, slam); Full Atk +10/_+5 melee (1d8+6, slam), or +9 ranged; FS 10 ft. by 10 ft.; Reach 10 ft.; SQ elemental, natural invisibility, improved tracking, darkvision 60 ft.; AL none or master; SV Fort +4, Ref +10, Will +4; AP 0; Rep +0; Str 18, Dex 19, Con 14, Int 14, Wis 15, Cha 11.</text:span></text:p>
      <text:p text:style-name="P1"><text:span text:style-name="T5">Skills:</text:span><text:span text:style-name="T4"> Listen +11, Move Silently +15, Search +11, Spot +13.</text:span></text:p>
      <text:p text:style-name="P1"><text:span text:style-name="T5">Feats:</text:span><text:span text:style-name="T4"> Combat Reflexes, Improved Initiative, Weapon Focus (slam).</text:span></text:p>
      <text:p text:style-name="P1"><text:span text:style-name="T5">Advancement:</text:span><text:span text:style-name="T4"> 9–16 HD (Huge); 17–24 HD (Gargantuan).</text:span></text:p>
      <text:p text:style-name="P2"/>
      <text:p text:style-name="P1"><text:soft-page-break/><text:span text:style-name="T5">Advanced Invisible Stalker: </text:span><text:span text:style-name="T4">CR 11; Huge elemental (air); HD 12d8+48; hp 102; Mas —; Init +7; Spd 30 ft., fly 30 ft. (perfect); Defense 18, touch 11, flat-footed 15 (–2 size, +3 Dex, +7 natural); BAB +9; Grap +21; Atk +15 melee (2d6+12, slam); Full Atk +15/+10 melee (2d6+12, slam), or +10 ranged; FS 15 ft. by 15 ft.; Reach 10 ft.; SQ elemental, natural invisibility, improved tracking, darkvision 60 ft.; AL none or master; SV Fort +8, Ref +11, Will +6; AP 0; Rep +0; Str 26, Dex 17, Con 18, Int 14, Wis 15, Cha 11.</text:span></text:p>
      <text:p text:style-name="P1"><text:span text:style-name="T5">Skills:</text:span><text:span text:style-name="T4"> Listen +13, Move Silently +17, Search +13, Spot +15.</text:span></text:p>
      <text:p text:style-name="P1"><text:span text:style-name="T5">Feats:</text:span><text:span text:style-name="T4"> Combat Reflexes, Dodge, Improved Initiative, Weap­on Focus (slam).</text:span></text:p>
      <text:p text:style-name="P2"/>
      <text:h text:style-name="P21" text:outline-level="2"><text:span text:style-name="T8">Kobold</text:span></text:h>
      <text:p text:style-name="P1"><text:span text:style-name="T5">Species Traits</text:span></text:p>
      <text:p text:style-name="P1"><text:span text:style-name="T5">Light Sensitivity (Ex):</text:span><text:span text:style-name="T4"> Kobolds take a –1 penalty on attack rolls in sunlight or in brightly lit areas.</text:span></text:p>
      <text:p text:style-name="P1"><text:span text:style-name="T5">Skill Bonuses: </text:span><text:span text:style-name="T4">Kobolds receive a +2 species bonus on Craft (mechanical) and Search checks.</text:span></text:p>
      <text:p text:style-name="P1"><text:span text:style-name="T5">Bonus Feat:</text:span><text:span text:style-name="T4"> Kobolds are keenly aware of their surroundings and receive the bonus feat Alertness.</text:span></text:p>
      <text:p text:style-name="P1"><text:span text:style-name="T5">Automatic Language: </text:span><text:span text:style-name="T4">Kobolds read, write, and speak Draconic.</text:span></text:p>
      <text:p text:style-name="P2"/>
      <text:p text:style-name="P1"><text:span text:style-name="T5">Kobold:</text:span><text:span text:style-name="T4"> CR 1/6; Small humanoid; HD 1/2 d8; hp 2; Mas 11; Init +1; Spd 30 ft.; Defense 13, touch 12, flat-footed 12 (+1 size, +1 Dex, +1 natural); BAB +0; Grap –6; Atk –1 melee (1d2–2, slam or 1d3–2, knife); Full Atk –1 melee (1d2–2, slam or 1d3–2, knife), or –2 ranged (2d4, Pathfinder); FS 5 ft. by 5 ft.; Reach 5 ft.; SQ darkvision 60 ft., light sensitivity; AL evil, law; SV Fort +0, Ref +1, Will +2; AP 0; Rep +0; Str 6, Dex 13, Con 11, Int 10, Wis 10, Cha 10.</text:span></text:p>
      <text:p text:style-name="P1"><text:span text:style-name="T5">Skills:</text:span><text:span text:style-name="T4"> Craft (mechanical) +2, Hide +8, Listen +2, Move Silently +4, Read/Write Draconic, Search +2, Speak Draconic, Spot +2.</text:span></text:p>
      <text:p text:style-name="P1"><text:span text:style-name="T5">Feats:</text:span><text:span text:style-name="T4"> Alertness, Simple Weapons Proficiency.</text:span></text:p>
      <text:p text:style-name="P1"><text:span text:style-name="T5">Possessions: </text:span><text:span text:style-name="T4">Knife, Pathfinder (.22 revolver), 10 rounds of .22 ammunition.</text:span></text:p>
      <text:p text:style-name="P1"><text:span text:style-name="T5">Advancement:</text:span><text:span text:style-name="Core_20_Body_20_Italic"><text:span text:style-name="T4"> </text:span></text:span><text:span text:style-name="T4">By character class.</text:span></text:p>
      <text:p text:style-name="P2"/>
      <text:p text:style-name="P1"><text:span text:style-name="T5">Kobold Smart Hero 4:</text:span><text:span text:style-name="T4"> CR 4; Small humanoid; HD 4d6; hp 16; Mas 11; Init +1; Spd 30 ft.; Defense 15, touch 13, flat-footed 14 (+1 size, +1 Dex, +1 class, +1 natural, +1 leather jacket); BAB +2; Grap –4; Atk +1 melee (1d2–2, slam or 1d3 electricity plus paralysis, stun gun); Full Atk +1 melee (1d2–2, slam or 1d3 electricity plus paralysis, stun gun), or +4 ranged (2d4, Pathfinder), or +4 ranged (2d6, dynamite); FS 5 ft. by 5 ft.; Reach 5 ft.; SQ darkvision 60 ft., light sensitivity; AL evil, law; SV Fort +1, Ref +2, Will +4; AP 2; Rep +2; Str 6, Dex 13, Con 11, Int 12, Wis 10, Cha 10.</text:span></text:p>
      <text:p text:style-name="P1"><text:span text:style-name="T5">Skills:</text:span><text:span text:style-name="T4"> Craft (electronic) +7, Craft (mechanical) +8, Decipher Script +9, Demolitions +9, Disable Device +9, Knowledge (streetwise) +7, Knowledge (tactics) +7, Listen +2, Read/_Write Draconic, Read/Write English, Repair +11, Re­search +9, Search +9, Speak Draconic, Speak English, Spot +2.</text:span></text:p>
      <text:p text:style-name="P1"><text:span text:style-name="T5">Feats:</text:span><text:span text:style-name="T4"> Alertness, Cautious, Personal Firearms Proficiency, Simple Weapons Proficiency, Studious.</text:span></text:p>
      <text:p text:style-name="P1"><text:span text:style-name="T5">Talents (Smart Hero)</text:span><text:span text:style-name="Core_20_Body_20_Italic"><text:span text:style-name="T5">: </text:span></text:span><text:span text:style-name="T4">Plan, savant (Repair).</text:span></text:p>
      <text:p text:style-name="P1"><text:span text:style-name="T5">Possessions: </text:span><text:span text:style-name="T4">Leather jacket, stun gun, Pathfinder (.22 revolver), 20 rounds of .22 ammunition, 3 sticks of dynamite, tool belt, lockpick set, basic electrical toolkit, basic mechanical toolkit, demolitions kit.</text:span></text:p>
      <text:p text:style-name="P2"/>
      <text:h text:style-name="P21" text:outline-level="2"><text:span text:style-name="T8">Medusa</text:span></text:h>
      <text:p text:style-name="P1"><text:soft-page-break/><text:span text:style-name="T5">Species Traits</text:span></text:p>
      <text:p text:style-name="P1"><text:span text:style-name="T5">Gaze (Su): </text:span><text:span text:style-name="T4">A medusa’s gaze permanently turns to stone any creature within 30 feet that fails its Fortitude save (DC 15). See Special Qualities for more information on gaze attacks. A </text:span><text:span text:style-name="Core_20_Body_20_Italic"><text:span text:style-name="T4">break enchantment</text:span></text:span><text:span text:style-name="T4"> spell can remove the effect of petrification. In a campaign where heroes have limited access to spells, the GM can make the petrification a temporary effect (lasting 1d6 hours).</text:span></text:p>
      <text:p text:style-name="P1"><text:span text:style-name="T5">Poison (Ex): </text:span><text:span text:style-name="T4">Any creature bitten by the medusa’s snaky hair must succeed on a Fortitude save (DC 14) or succumb to the poison (initial damage 1d6 temporary Strength, secondary damage 2d6 temporary Strength).</text:span></text:p>
      <text:p text:style-name="P1"><text:span text:style-name="T5">Bonus Feat: </text:span><text:span text:style-name="T4">Medusas receive the bonus feat Simple Weapons Proficiency.</text:span></text:p>
      <text:p text:style-name="P1"><text:span text:style-name="T5">Automatic Languages:</text:span><text:span text:style-name="T4"> Medusas read, write, and speak any two languages.</text:span></text:p>
      <text:p text:style-name="P2"/>
      <text:p text:style-name="P1"><text:span text:style-name="T5">Medusa:</text:span><text:span text:style-name="T4"> CR 7; Medium-size monstrous humanoid; HD 6d8+6; hp 33; Mas 12; Init +2; Spd 30 ft.; Defense 15, touch 12, flat-footed 13 (+2 Dex, +3 natural); BAB +6; Grap +6; Atk +6/_+1 melee (1d4, knife); Full Atk +6 melee (1d4, knife), +3 melee (1d4 plus poison, snakes), or +9/+4 ranged (2d6, Glock 17); FS 5 ft. by 5 ft.; Reach 5 ft.; SA darkvision 60 ft., gaze, poison; AL Evil, law; SV Fort +3, Ref +7, Will +6; AP 0; Rep +0; Str 10, Dex 15, Con 12, Int 12, Wis 13, Cha 15.</text:span></text:p>
      <text:p text:style-name="P1"><text:span text:style-name="T5">Skills:</text:span><text:span text:style-name="T4"> Bluff+11, Disguise +11, Move Silently +9, Read/_Write English, Read/Write Spanish, Speak English, Speak Spanish, Spot +10.</text:span></text:p>
      <text:p text:style-name="P1"><text:span text:style-name="T5">Feats:</text:span><text:span text:style-name="T4"> Personal Firearms Proficiency, Point Blank Shot, Simple Weapons Proficiency, Weapon Finesse (snakes).</text:span></text:p>
      <text:p text:style-name="P1"><text:span text:style-name="T5">Possessions: </text:span><text:span text:style-name="T4">Knife, Glock 17 (9mm autoloader), 50 rounds of 9mm ammunition, concealed carry holster, firearms license, casual clothing, overcoat.</text:span></text:p>
      <text:p text:style-name="P1"><text:span text:style-name="T5">Advancement:</text:span><text:span text:style-name="Core_20_Body_20_Italic"><text:span text:style-name="T4"> </text:span></text:span><text:span text:style-name="T4">By char­acter class.</text:span></text:p>
      <text:p text:style-name="P2"/>
      <text:p text:style-name="P1"><text:span text:style-name="T5">Medusa Charismatic Hero 2:</text:span><text:span text:style-name="T4"> CR 9; Medium-size monstrous humanoid; HD 6d8+6 plus 2d6+2; hp 42; Mas 12; Init +2; Spd 30 ft.; Defense 16, touch 13, flat-footed 14 (+2 Dex, +1 class, +3 natural); BAB +7; Grap +7; Atk +7/+2 melee (1d4, knife); Full Atk +7 melee (1d4, knife), +4 melee (1d4 plus poison, snakes), or +10/+5 ranged (2d6, Glock 17); FS 5 ft. by 5 ft.; Reach 5 ft.; SA darkvision 60 ft., gaze, poison; AL Evil, law; SV Fort +4, Ref +8, Will +6; AP 1; Rep +2; Str 10, Dex 15, Con 12, Int 12, Wis 13, Cha 16.</text:span></text:p>
      <text:p text:style-name="P1"><text:span text:style-name="T5">Skills:</text:span><text:span text:style-name="T4"> Bluff+15, Diplomacy +7, Disguise +15, Gather Information +7, Intimidate +7, Move Silently +9, Read/_Write English, Read/Write Spanish, Speak English, Speak Spanish, Spot +10.</text:span></text:p>
      <text:p text:style-name="P1"><text:span text:style-name="T5">Feats:</text:span><text:span text:style-name="T4"> Deceptive, Personal Firearms Proficiency, Point Blank Shot, Simple Weapons Proficiency, Weapon Finesse (snakes).</text:span></text:p>
      <text:p text:style-name="P1"><text:span text:style-name="T5">Talent (Charismatic Hero):</text:span><text:span text:style-name="T4"> Coordinate.</text:span></text:p>
      <text:p text:style-name="P1"><text:span text:style-name="T5">Possessions: </text:span><text:span text:style-name="T4">Knife, Glock 17 (9mm autoloader), 50 rounds of 9mm ammunition, concealed carry holster, firearms license, casual clothing, overcoat, cell phone, PDA (with addresses of various contacts and acquaintances), disguise kit.</text:span></text:p>
      <text:p text:style-name="P2"/>
      <text:h text:style-name="P21" text:outline-level="2"><text:span text:style-name="T8">Minotaur</text:span></text:h>
      <text:p text:style-name="P1"><text:span text:style-name="T5">Species Traits</text:span></text:p>
      <text:p text:style-name="P1"><text:span text:style-name="T5">Charge (Ex): </text:span><text:span text:style-name="T4">A minotaur typically begins a battle by charging at an opponent. In addition to the normal benefits and hazards of a charge, the beast can make a single gore attack that deals 4d6+6 points of damage.</text:span></text:p>
      <text:p text:style-name="P1"><text:span text:style-name="T5">Scent (Ex):</text:span><text:span text:style-name="T4"> This ability allows the minotaur to detect approaching enemies, sniff out hidden foes, and track by sense of smell. See Special Qualities for more information.</text:span></text:p>
      <text:p text:style-name="P1"><text:span text:style-name="T5">Natural Cunning (Ex):</text:span><text:span text:style-name="T4"> Although minotaurs are not especially intelligent, they possess innate cunning and logical reasoning ability. This prevents them from ever becoming lost. Further, they are never caught flat-footed.</text:span></text:p>
      <text:p text:style-name="P1"><text:span text:style-name="T5">Skill Bonuses: </text:span><text:span text:style-name="T4">Minotaurs receive a +4 species bonus on Search, Spot, and Listen checks.</text:span></text:p>
      <text:p text:style-name="P1"><text:soft-page-break/><text:span text:style-name="T5">Bonus Feat: </text:span><text:span text:style-name="T4">A minotaur gains the bonus feat Archaic Weapons Proficiency or Simple Weapons Proficiency.</text:span></text:p>
      <text:p text:style-name="P1"><text:span text:style-name="T5">Automatic Language:</text:span><text:span text:style-name="T4"> Minotaurs speak (but neither read nor write) Giant or one other language.</text:span></text:p>
      <text:p text:style-name="P2"/>
      <text:p text:style-name="P1"><text:span text:style-name="T5">Minotaur: </text:span><text:span text:style-name="T4">CR 4; Large monstrous humanoid; HD 6d8+12; hp 39; Mas 15; Init +0; Spd 30 ft.; Defense 14, touch 9, flat-footed 14 (–1 size, +5 natural); BAB +6; Grap +14; Atk +9 melee (2d6+6, Huge lead pipe); Full Atk +9/+4 melee (2d6+4, Huge lead pipe), +4 melee (1d8+2, gore), or +9/+4 melee (1d4+4, slam), +4 melee (1d8+2, gore), or +5 ranged; FS 10 ft. by 10 ft.; Reach 10 ft.; SQ charge 4d6+6, scent, natural cunning, darkvision 60 ft.; AL chaos, evil; SV Fort +6, Ref +5, Will +5; AP 0; Rep +0; Str 19, Dex 10, Con 15, Int 7, Wis 10, Cha 8.</text:span></text:p>
      <text:p text:style-name="P1"><text:span text:style-name="T5">Skills:</text:span><text:span text:style-name="T4"> Intimidate +5, Jump +8, Listen +8, Search +6, Speak Giant, Spot +8.</text:span></text:p>
      <text:p text:style-name="P1"><text:span text:style-name="T5">Feats:</text:span><text:span text:style-name="T4"> Archaic Weapons Proficiency, Great Fortitude, Power Attack.</text:span></text:p>
      <text:p text:style-name="P1"><text:span text:style-name="T5">Possessions: </text:span><text:span text:style-name="T4">Huge lead pipe (6 feet long, 4 inches thick).</text:span></text:p>
      <text:p text:style-name="P1"><text:span text:style-name="T5">Advancement:</text:span><text:span text:style-name="Core_20_Body_20_Italic"><text:span text:style-name="T4"> </text:span></text:span><text:span text:style-name="T4">By character class.</text:span></text:p>
      <text:p text:style-name="P2"/>
      <text:p text:style-name="P1"><text:span text:style-name="T5">Minotaur Strong Hero 3:</text:span><text:span text:style-name="T4"> CR 7; Large monstrous humanoid; HD 6d8+12 plus 3d8+6; hp 58; Mas 15; Init +0; Spd 30 ft.; Defense 16, touch 11, flat-footed 16 (–1 size, +2 class, +5 natural); BAB +10; Grap +18; Atk +13 melee (3d6+9, chain saw); Full Atk +13/_+8 melee (3d6+7, chain saw), +8 melee (1d8+4, gore), or +13/+8 melee (1d4+7, slam), +8 melee (1d8+4, gore), or +8 ranged; FS 10 ft. by 10 ft.; Reach 10 ft.; SQ charge 4d6+7, scent, natural cunning, darkvision 60 ft.; AL chaos, evil; SV Fort +8, Ref +6, Will +6; AP 1; Rep +0; Str 20, Dex 10, Con 15, Int 7, Wis 10, Cha 8.</text:span></text:p>
      <text:p text:style-name="P1"><text:span text:style-name="T5">Skills:</text:span><text:span text:style-name="T4"> Intimidate +5, Jump +8, Knowledge (streetwise) +3, Listen +8, Search +6, Speak English (or other local language), Speak Giant, Spot +8.</text:span></text:p>
      <text:p text:style-name="P1"><text:span text:style-name="T5">Feats:</text:span><text:span text:style-name="T4"> Archaic Weapons Proficiency, Combat Reflexes, Exotic Weapon Proficiency (chain saw), Great Fortitude, Power Attack, Simple Weapons Proficiency.</text:span></text:p>
      <text:p text:style-name="P1"><text:span text:style-name="T5">Talents (Strong Hero)</text:span><text:span text:style-name="Core_20_Body_20_Italic"><text:span text:style-name="T5">: </text:span></text:span><text:span text:style-name="T4">Melee smash, improved melee smash.</text:span></text:p>
      <text:p text:style-name="P1"><text:span text:style-name="T5">Possessions: </text:span><text:span text:style-name="T4">Chain saw, bloodstained smock.</text:span></text:p>
      <text:p text:style-name="P2"/>
      <text:h text:style-name="P21" text:outline-level="2"><text:span text:style-name="T8">Monkey</text:span></text:h>
      <text:p text:style-name="P1"><text:span text:style-name="T5">Species Traits</text:span></text:p>
      <text:p text:style-name="P12"><text:span text:style-name="T5">Bonus Feat: </text:span><text:span text:style-name="T4">Monkeys gain the bonus feat Weapon Finesse (bite).</text:span></text:p>
      <text:p text:style-name="P2"/>
      <text:p text:style-name="P1"><text:span text:style-name="T5">Monkey: </text:span><text:span text:style-name="T4">CR 1/6; Tiny animal; HD 1d8; hp 4; Mas 10; Init +2; Spd 30 ft., climb 30 ft.; Defense 14, touch 14, flat-footed 12 (+2 size, +2 Dex); BAB +0; Grap –12; Atk +4 melee (1d3–4, bite); Full Atk +4 melee (1d3–4, bite); Face/Reach 2 1/2 ft. by 2 1/2 ft.; Reach 0 ft.; AL none or owner; SV Fort +2, Ref +4, Will +1; AP 0; Rep +0; Str 3, Dex 15, Con 10, Int 2, Wis 12, Cha 5.</text:span></text:p>
      <text:p text:style-name="P1"><text:span text:style-name="T5">Skills:</text:span><text:span text:style-name="T4"> Balance +10, Climb +13, Hide +13, Listen +4, Spot +4.</text:span></text:p>
      <text:p text:style-name="P1"><text:span text:style-name="T5">Feats:</text:span><text:span text:style-name="T4"> Weapon Finesse (bite).</text:span></text:p>
      <text:p text:style-name="P1"><text:span text:style-name="T5">Advancement:</text:span><text:span text:style-name="T4"> 2–3 HD (Small).</text:span></text:p>
      <text:p text:style-name="P2"/>
      <text:h text:style-name="P21" text:outline-level="2"><text:soft-page-break/><text:span text:style-name="T8">Monstrous Flytrap</text:span></text:h>
      <text:p text:style-name="P1"><text:span text:style-name="T5">Species Traits</text:span></text:p>
      <text:p text:style-name="P1"><text:span text:style-name="T5">Plant:</text:span><text:span text:style-name="T4"> Monstrous flytraps have the traits and immunities common to plants.</text:span></text:p>
      <text:p text:style-name="P1"><text:span text:style-name="T5">Improved Grab (Ex):</text:span><text:span text:style-name="T4"> To use this ability, a monstrous flytrap must hit with its bite attack. If it gets a hold, it can attempt to swallow its opponent (see below), provided its opponent is at least two size categories smaller than it. See Improved Grab.</text:span></text:p>
      <text:p text:style-name="P1"><text:span text:style-name="T5">Swallow Whole (Ex):</text:span><text:span text:style-name="T4"> A monstrous flytrap can swallow a grabbed opponent two size categories smaller than it by making a successful grapple check. The swallowed creature can attack the flytrap from inside its mouth using claws or a Small or Tiny slashing weapon. The flytrap does not release its opponent until it is slain or its swallowed prey is completely drained of blood (that is, dead). A monstrous flytrap’s mouth can swallow only one opponent at a time and cannot attack while it drains a creature’s blood.</text:span></text:p>
      <text:p text:style-name="P1"><text:span text:style-name="T5">Blood Drain (Ex): </text:span><text:span text:style-name="T4">A creature swallowed by a monstrous flytrap takes 1d6+13 points of damage every round due to blood loss. For every 3 hit points it drains, the monstrous flytrap heals 1 hit point of damage. After draining its swallowed prey to death, it expectorates the lifeless husk and seeks out its next meal.</text:span></text:p>
      <text:p text:style-name="P1"><text:span text:style-name="T5">Automatic Language: </text:span><text:span text:style-name="T4">Monstrous flytraps raised from seedlings can be taught to speak (but neither read nor write) one language.</text:span></text:p>
      <text:p text:style-name="P2"/>
      <text:p text:style-name="P1"><text:span text:style-name="T4">Monstrous Flytrap: CR 7; Huge plant; HD 11d8+55; hp 104; Mas —; Init –2; Spd 20 ft.; Defense 14, touch 6, flat-footed 14 (–2 size, –2 Dex, +8 natural); BAB +8; Grap +25; Atk +16 melee (1d6+13, bite); Full Atk +16/+11 melee (1d6+13, bite), or +5 ranged; FS 15 ft. by 15 ft.; Reach 10 ft.; SQ plant, improved grab, swallow whole, blood drain 1d6+13, blindsight 60 ft.; AL none or owner; SV Fort +12, Ref +1, Will +5; AP 0; Rep +0; Str 28, Dex 7, Con 21, Int 10, Wis 14, Cha 14.</text:span></text:p>
      <text:p text:style-name="P1"><text:span text:style-name="T5">Skills:</text:span><text:span text:style-name="T4"> None.</text:span></text:p>
      <text:p text:style-name="P1"><text:span text:style-name="T5">Feats:</text:span><text:span text:style-name="T4"> None.</text:span></text:p>
      <text:p text:style-name="P1"><text:span text:style-name="T5">Advancement:</text:span><text:span text:style-name="T4"> 12–16 HD (Huge); 17–32 HD (Gargantuan); 33–48 HD (Colossal).</text:span></text:p>
      <text:p text:style-name="P2"/>
      <text:p text:style-name="P1"><text:span text:style-name="T5">Advanced Monstrous Flytrap:</text:span><text:span text:style-name="T4"> CR 12; Gargantuan plant; HD 22d8+154; hp 253; Mas —; Init –2; Spd 20 ft.; Defense 16, touch 4, flat-footed 16 (–4 size, –2 Dex, +12 natural); BAB +16; Grap +41; Atk +25 melee (1d8+19, bite); Full Atk +25/_+20/_+15/_+10 melee (1d8+19, bite), or +9 ranged; FS 20 ft. by 20 ft.; Reach 15 ft.; SQ plant, improved grab, swallow whole, blood drain 1d8+19, blindsight 60 ft.; AL none or owner; SV Fort +20, Ref +5, Will +9; AP 0; Rep +0; Str 36, Dex 7, Con 25, Int 10, Wis 14, Cha 14.</text:span></text:p>
      <text:p text:style-name="P1"><text:span text:style-name="T5">Skills:</text:span><text:span text:style-name="T4"> None.</text:span></text:p>
      <text:p text:style-name="P1"><text:span text:style-name="T5">Feats:</text:span><text:span text:style-name="T4"> None.</text:span></text:p>
      <text:p text:style-name="P2"/>
      <text:h text:style-name="P21" text:outline-level="2"><text:span text:style-name="T8">Monstrous Spider</text:span></text:h>
      <text:p text:style-name="P1"><text:span text:style-name="T4">Monstrous spiders come in two general types: hunters and web spinners. </text:span></text:p>
      <text:p text:style-name="P1"><text:span text:style-name="T5">Species Traits</text:span></text:p>
      <text:p text:style-name="P1"><text:span text:style-name="T4">Monstrous spiders have the following traits.</text:span></text:p>
      <text:p text:style-name="P1"><text:span text:style-name="T5">Speed:</text:span><text:span text:style-name="T4"> Hunting spiders are speedier than their web-spinning counterparts. Increase the normal speed of hunting spiders by 10 feet. Climb speed remains unchanged.</text:span></text:p>
      <text:p text:style-name="P1"><text:span text:style-name="T5">Poison (Ex):</text:span><text:span text:style-name="T4"> A monstrous spider injects poison into its victim with a successful bite. The victim must succeed on a Fortitude save or take the initial damage; a second Fortitude save must be made 1 minute later to negate the poison’s secondary damage. The DC of the Fortitude saves and the effects vary depending on the monstrous spider’s size, as shown on Table: Monstrous Spider Poison.</text:span></text:p>
      <text:p text:style-name="P2"/>
      <table:table table:name="Table2" table:style-name="Table2">
        <table:table-column table:style-name="Table2.A"/>
        <table:table-column table:style-name="Table2.B"/>
        <table:table-column table:style-name="Table2.C"/>
        <text:soft-page-break/>
        <table:table-row table:style-name="Table2.1">
          <table:table-cell table:style-name="Table2.A1" table:number-columns-spanned="3" office:value-type="string">
            <text:h text:style-name="P16" text:outline-level="3"><text:span text:style-name="T2">Table: Monstrous Spider Poison</text:span></text:h>
          </table:table-cell>
          <table:covered-table-cell/>
          <table:covered-table-cell/>
        </table:table-row>
        <table:table-row table:style-name="Table2.2">
          <table:table-cell table:style-name="Table2.A2" office:value-type="string">
            <text:p text:style-name="P4"><text:span text:style-name="T6">Spider Size</text:span></text:p>
          </table:table-cell>
          <table:table-cell table:style-name="Table2.A2" office:value-type="string">
            <text:p text:style-name="P7"><text:span text:style-name="T6">Fort Save DC</text:span></text:p>
          </table:table-cell>
          <table:table-cell table:style-name="Table2.A2" office:value-type="string">
            <text:p text:style-name="P7"><text:span text:style-name="T6">Initial/Secondary Damage</text:span></text:p>
          </table:table-cell>
        </table:table-row>
        <table:table-row table:style-name="Table2.2">
          <table:table-cell table:style-name="Table2.A2" office:value-type="string">
            <text:p text:style-name="P1"><text:span text:style-name="T7">Colossal</text:span></text:p>
          </table:table-cell>
          <table:table-cell table:style-name="Table2.A2" office:value-type="string">
            <text:p text:style-name="P6"><text:span text:style-name="T7">35</text:span></text:p>
          </table:table-cell>
          <table:table-cell table:style-name="Table2.A2" office:value-type="string">
            <text:p text:style-name="P6"><text:span text:style-name="T7">2d8 Str</text:span></text:p>
          </table:table-cell>
        </table:table-row>
        <table:table-row table:style-name="Table2.2">
          <table:table-cell table:style-name="Table2.A2" office:value-type="string">
            <text:p text:style-name="P1"><text:span text:style-name="T7">Gargantuan</text:span></text:p>
          </table:table-cell>
          <table:table-cell table:style-name="Table2.A2" office:value-type="string">
            <text:p text:style-name="P6"><text:span text:style-name="T7">31</text:span></text:p>
          </table:table-cell>
          <table:table-cell table:style-name="Table2.A2" office:value-type="string">
            <text:p text:style-name="P6"><text:span text:style-name="T7">2d6 Str</text:span></text:p>
          </table:table-cell>
        </table:table-row>
        <table:table-row table:style-name="Table2.2">
          <table:table-cell table:style-name="Table2.A2" office:value-type="string">
            <text:p text:style-name="P1"><text:span text:style-name="T7">Huge</text:span></text:p>
          </table:table-cell>
          <table:table-cell table:style-name="Table2.A2" office:value-type="string">
            <text:p text:style-name="P6"><text:span text:style-name="T7">22</text:span></text:p>
          </table:table-cell>
          <table:table-cell table:style-name="Table2.A2" office:value-type="string">
            <text:p text:style-name="P6"><text:span text:style-name="T7">1d8 Str</text:span></text:p>
          </table:table-cell>
        </table:table-row>
        <table:table-row table:style-name="Table2.2">
          <table:table-cell table:style-name="Table2.A2" office:value-type="string">
            <text:p text:style-name="P1"><text:span text:style-name="T7">Large</text:span></text:p>
          </table:table-cell>
          <table:table-cell table:style-name="Table2.A2" office:value-type="string">
            <text:p text:style-name="P6"><text:span text:style-name="T7">17</text:span></text:p>
          </table:table-cell>
          <table:table-cell table:style-name="Table2.A2" office:value-type="string">
            <text:p text:style-name="P6"><text:span text:style-name="T7">1d6 Str</text:span></text:p>
          </table:table-cell>
        </table:table-row>
        <table:table-row table:style-name="Table2.2">
          <table:table-cell table:style-name="Table2.A2" office:value-type="string">
            <text:p text:style-name="P1"><text:span text:style-name="T7">Medium-size</text:span></text:p>
          </table:table-cell>
          <table:table-cell table:style-name="Table2.A2" office:value-type="string">
            <text:p text:style-name="P6"><text:span text:style-name="T7">14</text:span></text:p>
          </table:table-cell>
          <table:table-cell table:style-name="Table2.A2" office:value-type="string">
            <text:p text:style-name="P6"><text:span text:style-name="T7">1d4 Str</text:span></text:p>
          </table:table-cell>
        </table:table-row>
        <table:table-row table:style-name="Table2.2">
          <table:table-cell table:style-name="Table2.A2" office:value-type="string">
            <text:p text:style-name="P1"><text:span text:style-name="T7">Small</text:span></text:p>
          </table:table-cell>
          <table:table-cell table:style-name="Table2.A2" office:value-type="string">
            <text:p text:style-name="P6"><text:span text:style-name="T7">11</text:span></text:p>
          </table:table-cell>
          <table:table-cell table:style-name="Table2.A2" office:value-type="string">
            <text:p text:style-name="P6"><text:span text:style-name="T7">1d3 Str</text:span></text:p>
          </table:table-cell>
        </table:table-row>
        <table:table-row table:style-name="Table2.2">
          <table:table-cell table:style-name="Table2.A9" office:value-type="string">
            <text:p text:style-name="P4"><text:span text:style-name="T7">Tiny</text:span></text:p>
          </table:table-cell>
          <table:table-cell table:style-name="Table2.A9" office:value-type="string">
            <text:p text:style-name="P7"><text:span text:style-name="T7">11</text:span></text:p>
          </table:table-cell>
          <table:table-cell table:style-name="Table2.A9" office:value-type="string">
            <text:p text:style-name="P7"><text:span text:style-name="T7">1d2 Str</text:span></text:p>
          </table:table-cell>
        </table:table-row>
      </table:table>
      <text:p text:style-name="P2"/>
      <text:p text:style-name="P1"><text:span text:style-name="T5">Web (Ex): </text:span><text:span text:style-name="T4">Monstrous spiders often wait in their webs or in trees, then lower themselves silently on silk strands and leap onto prey passing beneath. A single strand is strong enough to support the spider and one creature of the same size.</text:span></text:p>
      <text:p text:style-name="P1"><text:span text:style-name="T4">Web-spinning spiders can cast a web eight times per day. Casting a web is a melee touch attack with a maximum range of 50 feet and a range increment of 10 feet, and the web is effective against targets up to one size category larger than the spider. The web anchors the target in place, allowing no movement. An entangled creature can escape with a successful Escape Artist check or burst it with a Strength check. Both are attack actions whose DCs are given in Table: Monstrous Spider Webs.</text:span></text:p>
      <text:p text:style-name="P1"><text:span text:style-name="T4">Web-spinning spiders often create sheets of sticky webbing from 5 to 60 feet square, depending on the size of the spider. They usually position these sheets to snare flying creatures but can also try to trap prey on the ground. Approaching creatures must succeed on a Spot check (DC 20) to notice a web; otherwise they stumble into it and become trapped as though by a successful web attack. Attempts to escape or burst the webbing gain a +5 bonus if the trapped creature has something to walk on or grab while pulling free. Each 5-foot section has the hit points listed on below and damage reduction 5/fire.</text:span></text:p>
      <text:p text:style-name="P1"><text:span text:style-name="T4">A monstrous spider can move across its own sheet web at its climb speed and can determine the exact location of any creature touching the web.</text:span></text:p>
      <text:p text:style-name="P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h text:style-name="P16" text:outline-level="3"><text:span text:style-name="T2">Table: Monstrous Spider Webs</text:span></text:h>
          </table:table-cell>
          <table:covered-table-cell/>
          <table:covered-table-cell/>
          <table:covered-table-cell/>
        </table:table-row>
        <table:table-row table:style-name="Table3.2">
          <table:table-cell table:style-name="Table3.A2" office:value-type="string">
            <text:p text:style-name="P4"><text:span text:style-name="T6">Spider Size</text:span></text:p>
          </table:table-cell>
          <table:table-cell table:style-name="Table3.A2" office:value-type="string">
            <text:p text:style-name="P7"><text:span text:style-name="T6">Escape DC</text:span></text:p>
          </table:table-cell>
          <table:table-cell table:style-name="Table3.A2" office:value-type="string">
            <text:p text:style-name="P7"><text:span text:style-name="T6">Break DC</text:span></text:p>
          </table:table-cell>
          <table:table-cell table:style-name="Table3.A2" office:value-type="string">
            <text:p text:style-name="P7"><text:span text:style-name="T6">Hit Points</text:span></text:p>
          </table:table-cell>
        </table:table-row>
        <table:table-row table:style-name="Table3.2">
          <table:table-cell table:style-name="Table3.A2" office:value-type="string">
            <text:p text:style-name="P1"><text:span text:style-name="T7">Colossal</text:span></text:p>
          </table:table-cell>
          <table:table-cell table:style-name="Table3.A2" office:value-type="string">
            <text:p text:style-name="P6"><text:span text:style-name="T7">32</text:span></text:p>
          </table:table-cell>
          <table:table-cell table:style-name="Table3.A2" office:value-type="string">
            <text:p text:style-name="P6"><text:span text:style-name="T7">34</text:span></text:p>
          </table:table-cell>
          <table:table-cell table:style-name="Table3.A2" office:value-type="string">
            <text:p text:style-name="P6"><text:span text:style-name="T7">18</text:span></text:p>
          </table:table-cell>
        </table:table-row>
        <table:table-row table:style-name="Table3.2">
          <table:table-cell table:style-name="Table3.A2" office:value-type="string">
            <text:p text:style-name="P1"><text:span text:style-name="T7">Gargantuan</text:span></text:p>
          </table:table-cell>
          <table:table-cell table:style-name="Table3.A2" office:value-type="string">
            <text:p text:style-name="P6"><text:span text:style-name="T7">30</text:span></text:p>
          </table:table-cell>
          <table:table-cell table:style-name="Table3.A2" office:value-type="string">
            <text:p text:style-name="P6"><text:span text:style-name="T7">32</text:span></text:p>
          </table:table-cell>
          <table:table-cell table:style-name="Table3.A2" office:value-type="string">
            <text:p text:style-name="P6"><text:span text:style-name="T7">16</text:span></text:p>
          </table:table-cell>
        </table:table-row>
        <table:table-row table:style-name="Table3.2">
          <table:table-cell table:style-name="Table3.A2" office:value-type="string">
            <text:p text:style-name="P1"><text:span text:style-name="T7">Huge</text:span></text:p>
          </table:table-cell>
          <table:table-cell table:style-name="Table3.A2" office:value-type="string">
            <text:p text:style-name="P6"><text:span text:style-name="T7">28</text:span></text:p>
          </table:table-cell>
          <table:table-cell table:style-name="Table3.A2" office:value-type="string">
            <text:p text:style-name="P6"><text:span text:style-name="T7">30</text:span></text:p>
          </table:table-cell>
          <table:table-cell table:style-name="Table3.A2" office:value-type="string">
            <text:p text:style-name="P6"><text:span text:style-name="T7">14</text:span></text:p>
          </table:table-cell>
        </table:table-row>
        <table:table-row table:style-name="Table3.2">
          <table:table-cell table:style-name="Table3.A2" office:value-type="string">
            <text:p text:style-name="P1"><text:span text:style-name="T7">Large</text:span></text:p>
          </table:table-cell>
          <table:table-cell table:style-name="Table3.A2" office:value-type="string">
            <text:p text:style-name="P6"><text:span text:style-name="T7">26</text:span></text:p>
          </table:table-cell>
          <table:table-cell table:style-name="Table3.A2" office:value-type="string">
            <text:p text:style-name="P6"><text:span text:style-name="T7">28</text:span></text:p>
          </table:table-cell>
          <table:table-cell table:style-name="Table3.A2" office:value-type="string">
            <text:p text:style-name="P6"><text:span text:style-name="T7">12</text:span></text:p>
          </table:table-cell>
        </table:table-row>
        <table:table-row table:style-name="Table3.2">
          <table:table-cell table:style-name="Table3.A2" office:value-type="string">
            <text:p text:style-name="P1"><text:span text:style-name="T7">Medium-size</text:span></text:p>
          </table:table-cell>
          <table:table-cell table:style-name="Table3.A2" office:value-type="string">
            <text:p text:style-name="P6"><text:span text:style-name="T7">20</text:span></text:p>
          </table:table-cell>
          <table:table-cell table:style-name="Table3.A2" office:value-type="string">
            <text:p text:style-name="P6"><text:span text:style-name="T7">22</text:span></text:p>
          </table:table-cell>
          <table:table-cell table:style-name="Table3.A2" office:value-type="string">
            <text:p text:style-name="P6"><text:span text:style-name="T7">6</text:span></text:p>
          </table:table-cell>
        </table:table-row>
        <table:table-row table:style-name="Table3.2">
          <table:table-cell table:style-name="Table3.A2" office:value-type="string">
            <text:p text:style-name="P1"><text:span text:style-name="T7">Small</text:span></text:p>
          </table:table-cell>
          <table:table-cell table:style-name="Table3.A2" office:value-type="string">
            <text:p text:style-name="P6"><text:span text:style-name="T7">18</text:span></text:p>
          </table:table-cell>
          <table:table-cell table:style-name="Table3.A2" office:value-type="string">
            <text:p text:style-name="P6"><text:span text:style-name="T7">20</text:span></text:p>
          </table:table-cell>
          <table:table-cell table:style-name="Table3.A2" office:value-type="string">
            <text:p text:style-name="P6"><text:span text:style-name="T7">4</text:span></text:p>
          </table:table-cell>
        </table:table-row>
        <table:table-row table:style-name="Table3.2">
          <table:table-cell table:style-name="Table3.A9" office:value-type="string">
            <text:p text:style-name="P4"><text:span text:style-name="T7">Tiny</text:span></text:p>
          </table:table-cell>
          <table:table-cell table:style-name="Table3.A9" office:value-type="string">
            <text:p text:style-name="P7"><text:span text:style-name="T7">16</text:span></text:p>
          </table:table-cell>
          <table:table-cell table:style-name="Table3.A9" office:value-type="string">
            <text:p text:style-name="P7"><text:span text:style-name="T7">18</text:span></text:p>
          </table:table-cell>
          <table:table-cell table:style-name="Table3.A9" office:value-type="string">
            <text:p text:style-name="P7"><text:span text:style-name="T7">2</text:span></text:p>
          </table:table-cell>
        </table:table-row>
      </table:table>
      <text:p text:style-name="P2"/>
      <text:p text:style-name="P1"><text:span text:style-name="T5">Resistance to Massive Damage: </text:span><text:span text:style-name="T4">Monstrous spiders gain a +5 species bonus on Fortitude saves to negate the effects of massive damage.</text:span></text:p>
      <text:p text:style-name="P1"><text:span text:style-name="T5">Skill Bonuses: </text:span><text:span text:style-name="T4">Monstrous spiders receive a +4 species bonus on Hide and Move Silently checks and a +8 species bonus on Spot checks. Hunting spiders receive a +6 species bonus on Jump checks.</text:span></text:p>
      <text:p text:style-name="P1"><text:span text:style-name="T5">Bonus Feat:</text:span><text:span text:style-name="T4"> Medium-size or smaller monstrous spiders gain the bonus feat Weapon Finesse (bite).</text:span></text:p>
      <text:p text:style-name="P2"/>
      <text:p text:style-name="P1"><text:span text:style-name="T5">Tiny Monstrous Spider: </text:span><text:span text:style-name="T4">CR 1/4; Tiny vermin; HD 1/2 d8; hp 2; Mas 10; Init +3; Spd 20 ft. (30 ft. for hunting spider), climb 10 ft.; Defense 15, touch 15, flat-footed 12 (+2 size, +3 Dex); BAB +0; Grap –12; Atk +5 melee (1d3–4 plus poison, bite); Full Atk +5 melee (1d3–4 plus poison, bite); FS 2 1/2 ft. by 2 1/2 ft.; Reach 0 ft.; SQ poison, webs, darkvision 60 ft., immune to mind-affecting attacks, resistance to massive damage; AL none; SV Fort +2, Ref +3, Will +0; AP 0; Rep +0; Str 3, Dex 17, Con 10, Int —, Wis 10, Cha 2.</text:span></text:p>
      <text:p text:style-name="P1"><text:span text:style-name="T5">Skills:</text:span><text:span text:style-name="T4"> Climb +8, Hide +17, Jump –4 (+2 for hunting spiders), Move Silently +9, Spot +12.</text:span></text:p>
      <text:p text:style-name="P1"><text:span text:style-name="T5">Feat:</text:span><text:span text:style-name="T4"> Weapon Finesse (bite).</text:span></text:p>
      <text:p text:style-name="P1"><text:soft-page-break/><text:span text:style-name="T5">Advancement:</text:span><text:span text:style-name="T4"> None.</text:span></text:p>
      <text:p text:style-name="P2"/>
      <text:p text:style-name="P1"><text:span text:style-name="T5">Small Monstrous Spider:</text:span><text:span text:style-name="T4"> CR 1/2; Small vermin; HD 1d8; hp 4; Mas 10; Init +3; Spd 20 ft. (30 ft. for hunting spider), climb 10 ft.; Defense 13, touch 13, flat-footed 11 (+1 size, +3 Dex); BAB +0; Grap –6; Atk +4 melee (1d4–2 plus poison, bite); Full Atk +4 melee (1d4–2 plus poison, bite); FS 5 ft. by 5 ft.; Reach 5 ft.; SQ poison, webs, darkvision 60 ft., immune to mind-affecting attacks, resistance to massive damage; AL none; SV Fort +2, Ref +3, Will +0; AP 0; Rep +0; Str 7, Dex 17, Con 10, Int —, Wis 10, Cha 2.</text:span></text:p>
      <text:p text:style-name="P1"><text:span text:style-name="T5">Skills:</text:span><text:span text:style-name="T4"> Climb +10, Hide +13, Jump –2 (+4 for hunting spiders), Move Silently +9, Spot +12.</text:span></text:p>
      <text:p text:style-name="P1"><text:span text:style-name="T5">Feats:</text:span><text:span text:style-name="T4"> Weapon Finesse (bite).</text:span></text:p>
      <text:p text:style-name="P1"><text:span text:style-name="T5">Advancement:</text:span><text:span text:style-name="T4"> None.</text:span></text:p>
      <text:p text:style-name="P2"/>
      <text:p text:style-name="P1"><text:span text:style-name="T5">Medium-size Monstrous Spider: </text:span><text:span text:style-name="T4">CR 1; Medium-size vermin; HD 2d8+2; hp 11; Mas 12; Init +3; Spd 30 ft. (40 ft. for hunting spider), climb 20 ft.; Defense 14, touch 13, flat-footed 11 (+3 Dex, +1 natural); BAB +1; Grap +1; Atk +4 melee (1d6 plus poison, bite); Full Atk +4 melee (1d6 plus poison, bite); FS 5 ft. by 5 ft.; Reach 5 ft.; SQ poison, webs, darkvision 60 ft., immune to mind-affecting attacks, resistance to massive damage; AL none; SV Fort +4, Ref +3, Will +0; AP 0; Rep +0; Str 11, Dex 17, Con 12, Int —, Wis 10, Cha 2.</text:span></text:p>
      <text:p text:style-name="P1"><text:span text:style-name="T5">Skills:</text:span><text:span text:style-name="T4"> Climb +12, Hide +9, Jump +0 (+6 for hunting spiders), Move Silently +9, Spot +12.</text:span></text:p>
      <text:p text:style-name="P1"><text:span text:style-name="T5">Feat: </text:span><text:span text:style-name="T4">Weapon Finesse (bite).</text:span></text:p>
      <text:p text:style-name="P1"><text:span text:style-name="T5">Advancement:</text:span><text:span text:style-name="T4"> None.</text:span></text:p>
      <text:p text:style-name="P2"/>
      <text:p text:style-name="P1"><text:span text:style-name="T5">Large Monstrous Spider: </text:span><text:span text:style-name="T4">CR 2; Large vermin; HD 4d8+4; hp 22; Mas 12; Init +3; Spd 30 ft. (40 ft. for hunting spider), climb 20 ft.; Defense 14, touch 12, flat-footed 11 (–1 size, +3 Dex, +2 natural); BAB +3; Grap +9; Atk +4 melee (1d8+3 plus poison, bite); Full Atk +4 melee (1d8+3 plus poison, bite); FS 10 ft. by 10 ft.; Reach 10 ft.; SQ poison, webs, darkvision 60 ft., immune to mind-affecting attacks, resistance to massive damage; AL none; SV Fort +5, Ref +4, Will +1; AP 0; Rep +0; Str 15, Dex 17, Con 12, Int —, Wis 10, Cha 2.</text:span></text:p>
      <text:p text:style-name="P1"><text:span text:style-name="T5">Skills:</text:span><text:span text:style-name="T4"> Climb +14, Hide +5, Jump +2 (+8 for hunting spiders), Move Silently +9, Spot +12.</text:span></text:p>
      <text:p text:style-name="P1"><text:span text:style-name="T5">Feats:</text:span><text:span text:style-name="T4"> None.</text:span></text:p>
      <text:p text:style-name="P1"><text:span text:style-name="T5">Advancement:</text:span><text:span text:style-name="T4"> None.</text:span></text:p>
      <text:p text:style-name="P2"/>
      <text:p text:style-name="P1"><text:span text:style-name="T5">Huge Monstrous Spider: </text:span><text:span text:style-name="T4">CR 4; Huge vermin; HD 10d8+10; hp 55; Mas 12; Init +3; Spd 30 ft. (40 ft. for hunting spider), climb 20 ft.; Defense 16, touch 11, flat-footed 13 (–2 size, +3 Dex, +5 natural); BAB +7; Grap +19; Atk +4 melee (2d6+6 plus poison, bite); Full Atk +4 melee (2d6+6 plus poison, bite); FS 15 ft. by 15 ft.; Reach 10 ft.; SQ poison, webs, darkvision 60 ft., immune to mind-affecting attacks, resistance to massive damage; AL none; SV Fort +8, Ref +6, Will +3; AP 0; Rep +0; Str 19, Dex 17, Con 12, Int —, Wis 10, Cha 2.</text:span></text:p>
      <text:p text:style-name="P1"><text:span text:style-name="T5">Skills:</text:span><text:span text:style-name="T4"> Climb +16, Hide +1, Jump +4 (+10 for hunting spiders), Move Silently +9, Spot +12.</text:span></text:p>
      <text:p text:style-name="P1"><text:span text:style-name="T5">Feats:</text:span><text:span text:style-name="T4"> None.</text:span></text:p>
      <text:p text:style-name="P1"><text:span text:style-name="T5">Advancement:</text:span><text:span text:style-name="T4"> None.</text:span></text:p>
      <text:p text:style-name="P2"/>
      <text:p text:style-name="P1"><text:span text:style-name="T5">Gargantuan Monstrous Spider: </text:span><text:span text:style-name="T4">CR 7; Gargantuan vermin; HD 24d8+24; hp 132; Mas 12; Init +3; Spd 30 ft. (40 ft. for hunting spider), climb 20 ft.; Defense 18, touch 9, flat-footed 15 (–4 size, +3 Dex, +9 natural); BAB +18; Grap +36; Atk +20 melee (2d8+9 plus poison, bite); Full Atk +20 melee (2d8+9 plus poison, bite); FS 20 ft. by 20 ft.; Reach 15 ft.; SQ poison, webs, darkvision 60 ft., immune to mind-affecting attacks, resistance to massive damage; AL none; SV Fort +15, Ref +11, Will +8; AP 0; Rep +0; Str 23, Dex 17, Con 12, Int —, Wis 10, Cha 2.</text:span></text:p>
      <text:p text:style-name="P1"><text:span text:style-name="T5">Skills:</text:span><text:span text:style-name="T4"> Climb +18, Hide –3, Jump +6 (+12 for hunting spiders), Move Silently +9, Spot +12.</text:span></text:p>
      <text:p text:style-name="P1"><text:soft-page-break/><text:span text:style-name="T5">Feats:</text:span><text:span text:style-name="T4"> None.</text:span></text:p>
      <text:p text:style-name="P1"><text:span text:style-name="T5">Advancement:</text:span><text:span text:style-name="T4"> None.</text:span></text:p>
      <text:p text:style-name="P2"/>
      <text:p text:style-name="P1"><text:span text:style-name="T5">Colossal Monstrous Spider: </text:span><text:span text:style-name="T4">CR 10; Colossal vermin; HD 48d8+48; hp 264; Mas 12; Init +3; Spd 30 ft. (40 ft. for hunting spider), climb 20 ft.; Defense 20, touch 5, flat-footed 17 (–8 size, +3 Dex, +15 natural); BAB +36; Grap +60; Atk +36 melee (4d6+12 plus poison, bite); Full Atk +36 melee (4d6+12 plus poison, bite); FS 30 ft. by 30 ft.; Reach 15 ft.; SQ poison, webs, darkvision 60 ft., immune to mind-affecting attacks, resistance to massive damage; AL none; SV Fort +27, Ref +19, Will +16; AP 0; Rep +0; Str 27, Dex 17, Con 12, Int —, Wis 10, Cha 2.</text:span></text:p>
      <text:p text:style-name="P1"><text:span text:style-name="T5">Skills:</text:span><text:span text:style-name="T4"> Climb +20, Hide –7, Jump +8 (+14 for hunting spiders), Move Silently +9, Spot +12.</text:span></text:p>
      <text:p text:style-name="P1"><text:span text:style-name="T5">Feats:</text:span><text:span text:style-name="T4"> None.</text:span></text:p>
      <text:p text:style-name="P1"><text:span text:style-name="T5">Advancement:</text:span><text:span text:style-name="T4"> None.</text:span></text:p>
      <text:p text:style-name="P2"/>
      <text:h text:style-name="P21" text:outline-level="2"><text:span text:style-name="T8">Mummy</text:span></text:h>
      <text:p text:style-name="P1"><text:span text:style-name="T5">Species Traits</text:span></text:p>
      <text:p text:style-name="P1"><text:span text:style-name="T4">Undead: Mummies have the traits and immunities common to undead.</text:span></text:p>
      <text:p text:style-name="P1"><text:span text:style-name="T5">Despair (Su): </text:span><text:span text:style-name="T4">At the mere sight of a mummy, the viewer must succeed on a Will save (DC 15) or be paralyzed with fear for 1d4 rounds. Whether or not the save is successful, that creature cannot be affected again by that mummy’s despair ability for one day.</text:span></text:p>
      <text:p text:style-name="P1"><text:span text:style-name="T5">Mummy Rot (Su): </text:span><text:span text:style-name="T4">A mummy’s touch carries a horrible rotting disease (Fort save DC 20 negates; incubation period 1 day; damage 1d6 temporary Constitution). The GM may allow characters to create medicine to treat the disease using the Craft (pharmaceutical) skill. In a campaign that uses magic, a </text:span><text:span text:style-name="Core_20_Body_20_Italic"><text:span text:style-name="T4">remove disease</text:span></text:span><text:span text:style-name="T4"> spell can cure this disease. The only other way to halt the disease’s advance is to amputate whatever appendage the mummy touched (usually a hand, arm, leg, or foot). Amputating a limb deals 1d4+1 points of temporary Constitution damage, although a successful Treat Injury check (DC 25) reduces the temporary Constitution damage to 1 point.</text:span></text:p>
      <text:p text:style-name="P1"><text:span text:style-name="T4">An afflicted creature that dies of mummy rot shrivels away and turns to dust.</text:span></text:p>
      <text:p text:style-name="P1"><text:span text:style-name="T5">Fire Vulnerability (Ex): </text:span><text:span text:style-name="T4">A mummy takes double damage from fire attacks unless a save is allowed for half damage. A successful save halves the damage, and a failure doubles it.</text:span></text:p>
      <text:p text:style-name="P1"><text:span text:style-name="T5">Resistant to Blows (Ex): </text:span><text:span text:style-name="T4">Physical attacks deal only half damage to mummies. Apply this effect before damage reduction.</text:span></text:p>
      <text:p text:style-name="P1"><text:span text:style-name="T5">Damage Reduction 5/+1 (Su):</text:span><text:span text:style-name="T4"> In campaigns without magic weapons, the GM can either disregard the mummy’s damage reduction or apply the damage reduction only to certain types of weapons (ballistic, bludgeoning, sonic/concussion, piercing, or slashing). </text:span></text:p>
      <text:p text:style-name="P1"><text:span text:style-name="T5">Bonus Feat: </text:span><text:span text:style-name="T4">Mummies receive the bonus feat Archaic Weapons Proficiency.</text:span></text:p>
      <text:p text:style-name="P1"><text:span text:style-name="T5">Automatic Language: </text:span><text:span text:style-name="T4">Mummies read, write, and speak one language.</text:span></text:p>
      <text:p text:style-name="P2"/>
      <text:p text:style-name="P1"><text:span text:style-name="T5">Mummy:</text:span><text:span text:style-name="T4"> CR 4; Medium-size undead; HD 6d12 plus 3 (Toughness feat); hp 42; Mas —; Init –1; Spd 20 ft.; Defense 17, touch 9, flat-footed 17 (–1 Dex, +8 natural); BAB +3; Grap +6; Atk +6 melee (1d6+4 plus mummy rot, slam); Full Atk +6 melee (1d6+4 plus mummy rot, slam), or +2 ranged; FS 5 ft. by 5 ft.; Reach 5 ft.; SQ undead, despair, mummy rot, fire vulnerability, resistant to blows, damage reduction 5/+1, darkvision 60 ft.; AL evil, law; SV Fort +2, Ref +1, Will +7; AP 0; Rep +0; Str 17, Dex 8, Con —, Int 6, Wis 14, Cha 15.</text:span></text:p>
      <text:p text:style-name="P1"><text:span text:style-name="T5">Skills:</text:span><text:span text:style-name="T4"> Hide +8, Listen +9, Move Silently +8, Read/Write Egyptian, Speak Egyptian, Spot +9.</text:span></text:p>
      <text:p text:style-name="P1"><text:span text:style-name="T5">Feats:</text:span><text:span text:style-name="T4"> Alertness, Archaic Weapons Proficiency, Toughness.</text:span></text:p>
      <text:p text:style-name="P1"><text:span text:style-name="T5">Advancement:</text:span><text:span text:style-name="T4"> 7–12 HD (Medium-size); 13–18 HD (Large); or by character class.</text:span></text:p>
      <text:p text:style-name="P2"><text:soft-page-break/></text:p>
      <text:p text:style-name="P1"><text:span text:style-name="T5">Mummy Dedicated Hero 3: </text:span><text:span text:style-name="T4">CR 7; Medium-size undead; HD 9d12 plus 3 (Toughness feat); hp 58; Mas —; Init –1; Spd 20 ft.; Defense 19, touch 11, flat-footed 19 (–1 Dex, +2 class, +8 natural); BAB +5; Grap +8; Atk +8 melee (1d6+4 plus mummy rot, slam); Full Atk +8 melee (1d6+4 plus mummy rot, slam), or +4 ranged (1d10/19–20, crossbow); FS 5 ft. by 5 ft.; Reach 5 ft.; SQ undead, despair, mummy rot, fire vulnerability, resistant to blows, damage reduction 5/+1, darkvision 60 ft.; AL evil, law; SV Fort +4, Ref +2, Will +9; AP 1; Rep +1; Str 17, Dex 8, Con —, Int 7, Wis 14, Cha 15.</text:span></text:p>
      <text:p text:style-name="P1"><text:span text:style-name="T5">Skills:</text:span><text:span text:style-name="T4"> Hide +8, Listen +12, Move Silently +8, Read/Write Egyptian, Speak Egyptian, Spot +12, Survival +11.</text:span></text:p>
      <text:p text:style-name="P1"><text:span text:style-name="T5">Feats:</text:span><text:span text:style-name="T4"> Alertness, Archaic Weapons Proficiency, Blind-Fight, Simple Weapons Proficiency, Toughness, Track.</text:span></text:p>
      <text:p text:style-name="P1"><text:span text:style-name="T5">Talents (Dedicated Hero):</text:span><text:span text:style-name="T4"> Skill emphasis (Survival), aware.</text:span></text:p>
      <text:p text:style-name="P1"><text:span text:style-name="T5">Possessions: </text:span><text:span text:style-name="T4">Crossbow, 15 crossbow bolts.</text:span></text:p>
      <text:p text:style-name="P2"/>
      <text:h text:style-name="P21" text:outline-level="2"><text:span text:style-name="T8">Ogre</text:span></text:h>
      <text:p text:style-name="P1"><text:span text:style-name="T5">Species Traits</text:span></text:p>
      <text:p text:style-name="P1"><text:span text:style-name="T5">Bonus Feat:</text:span><text:span text:style-name="T4"> An ogre gains the bonus feat Archaic Weapons Proficiency or Simple Weapons Proficiency.</text:span></text:p>
      <text:p text:style-name="P1"><text:span text:style-name="T5">Automatic Language:</text:span><text:span text:style-name="T4"> Ogres speak (but neither read nor write) Giant or one other language.</text:span></text:p>
      <text:p text:style-name="P2"/>
      <text:p text:style-name="P1"><text:span text:style-name="T5">Ogre: </text:span><text:span text:style-name="T4">CR 2; Large giant; HD 4d8+8; hp 26; Mas 15; Init –1; Spd 40 ft.; Defense 13, touch 8, flat-footed 13 <text:s/>(–1 size, –1 Dex, +5 natural); BAB +3; Grap +12; Atk +8 melee (2d6+7, Huge club), or +7 melee (1d4+5, slam); Full Atk +8 melee (2d6+7, Huge club), or +7 melee (1d4+5, slam), or +1 ranged; FS 10 ft. by 10 ft.; Reach 10 ft.; SQ low-light vision; AL chaos, evil; SV Fort +6, Ref +0, Will +1; AP 0; Rep +0; Str 21, Dex 8, Con 15, Int 6, Wis 10, Cha 7.</text:span></text:p>
      <text:p text:style-name="P1"><text:span text:style-name="T5">Skills:</text:span><text:span text:style-name="T4"> Climb +6, Listen +3, Speak Giant, Spot +3.</text:span></text:p>
      <text:p text:style-name="P1"><text:span text:style-name="T5">Feats:</text:span><text:span text:style-name="T4"> Simple Weapons Proficiency, Weapon Focus (Huge club).</text:span></text:p>
      <text:p text:style-name="P1"><text:span text:style-name="T5">Advancement:</text:span><text:span text:style-name="Core_20_Body_20_Italic"><text:span text:style-name="T4"> </text:span></text:span><text:span text:style-name="T4">By character class.</text:span></text:p>
      <text:p text:style-name="P1"><text:span text:style-name="T5">Possessions: </text:span><text:span text:style-name="T4">Huge club (6 feet long, 8 inches thick).</text:span></text:p>
      <text:p text:style-name="P2"/>
      <text:p text:style-name="P1"><text:span text:style-name="T5">Ogre Tough Hero 6/Bodyguard 1:</text:span><text:span text:style-name="T4"> CR 9; Large giant; HD 4d8+12 plus 6d10+18 plus 1d12+3; hp 90; Mas 16; Init –1; Spd 40 ft.; Defense 20, touch 12, flat-footed 20 <text:s/>(–1 size, –1 Dex, +4 class, +5 natural, +3 undercover vest); BAB +7/+2; Grap +16; Atk +12/+7 melee (2d6+7, Huge club), or +12/+7 melee (1d6+5, slam); Full Atk +12/+7 melee (2d6+7, Huge club), or +12/+7 melee (1d6+5, slam), or +5/+0 ranged (2d10, Browning BPS); FS 10 ft. by 10 ft.; Reach 10 ft.; SQ low-light vision; AL chaos, evil, employer; SV Fort +11, Ref +4, Will +3; AP 3; Rep +2; Str 21, Dex 8, Con 16, Int 6, Wis 10, Cha 7.</text:span></text:p>
      <text:p text:style-name="P1"><text:span text:style-name="T5">Skills:</text:span><text:span text:style-name="T4"> Climb +2*, Concentration +9, Listen +2, Speak Giant, Spot +3.</text:span></text:p>
      <text:p text:style-name="P1"><text:span text:style-name="T4">*Includes armor check penalty for undercover vest.</text:span></text:p>
      <text:p text:style-name="P1"><text:span text:style-name="T5">Feats:</text:span><text:span text:style-name="T4"> Armor Proficiency (light), Brawl, Knockout Punch, Personal Firearms Proficiency, Power Attack, Simple Weapons Proficiency, Weapon Focus (great club).</text:span></text:p>
      <text:p text:style-name="P1"><text:span text:style-name="T5">Talents (Tough Hero): </text:span><text:span text:style-name="T4">Damage reduction 1/—, 2/—, and Second Wind.</text:span></text:p>
      <text:p text:style-name="P1"><text:span text:style-name="T5">Talent (Bodyguard):</text:span><text:span text:style-name="T4"> Harm’s way.</text:span></text:p>
      <text:p text:style-name="P1"><text:soft-page-break/><text:span text:style-name="T5">Possessions: </text:span><text:span text:style-name="T4">Huge club (6 feet long, 8 inches thick), undercover vest, overcoat, Browning BPS 10-gauge shotgun, 20 10-gauge shotgun shells, standard flashlight.</text:span></text:p>
      <text:p text:style-name="P2"/>
      <text:h text:style-name="P21" text:outline-level="2"><text:span text:style-name="T8">Owl</text:span></text:h>
      <text:p text:style-name="P1"><text:span text:style-name="T5">Species Traits</text:span></text:p>
      <text:p text:style-name="P1"><text:span text:style-name="T4">Skill Bonuses: Owls receive a +8 species bonus on Listen checks and a +14 species bonus on Move Silently checks. They receive a +8 species bonus on Spot checks in dusk and darkness.</text:span></text:p>
      <text:p text:style-name="P1"><text:span text:style-name="T4">Bonus Feat: Owls gain the bonus feat Weapon Finesse (claw).</text:span></text:p>
      <text:p text:style-name="P12"><text:span text:style-name="T4">Owl: CR 1/4; Tiny animal; HD 1/2 d8; hp 2; Mas 10; Init +3; Spd 10 ft., fly 40 ft. (average); Defense 17, touch 15, flat-footed 14 (+2 size, +3 Dex, +2 natural); BAB +0; Grap –10; Atk +5 melee (1d2–2, claw); Full Atk +5 melee (1d2–2, claw); FS 2 1/2 ft. by 2 1/2 ft.; Reach 0 ft.; SQ low-light vision; AL none or owner; SV Fort +2, Ref +5, Will +2; AP 0; Rep +0; Str 6, Dex 17, Con 10, Int 2, Wis 14, Cha 4.</text:span></text:p>
      <text:p text:style-name="P1"><text:span text:style-name="T5">Skills:</text:span><text:span text:style-name="T4"> Listen +14, Move Silently +20, Spot +6 (+14 in dusk and darkness).</text:span></text:p>
      <text:p text:style-name="P1"><text:span text:style-name="T5">Feats:</text:span><text:span text:style-name="T4"> Weapon Finesse (claw).</text:span></text:p>
      <text:p text:style-name="P1"><text:span text:style-name="T5">Advancement:</text:span><text:span text:style-name="Core_20_Body_20_Italic"><text:span text:style-name="T4"> </text:span></text:span><text:span text:style-name="T4">1 HD (Small); 2 HD (Medium-size); 3–4 HD (Large).</text:span></text:p>
      <text:p text:style-name="P2"/>
      <text:h text:style-name="P21" text:outline-level="2"><text:span text:style-name="T8">Puppeteer</text:span></text:h>
      <text:p text:style-name="P1"><text:span text:style-name="T5">Species Traits</text:span></text:p>
      <text:p text:style-name="P1"><text:span text:style-name="T4">Combined Challenge Rating: The Challenge Rating of a puppeteer with a host is equal to the host’s Challenge Rating +1.</text:span></text:p>
      <text:p text:style-name="P1"><text:span text:style-name="T5">Glide (Sp):</text:span><text:span text:style-name="T4"> A puppeteer can glide through the air at a speed of 20 feet for up to 16 minutes at a time, with poor maneuverability. The puppeteer cannot manifest psionic powers while gliding.</text:span></text:p>
      <text:p text:style-name="P1"><text:span text:style-name="T5">Psionics (Sp):</text:span><text:span text:style-name="T4"> 3/day—</text:span><text:span text:style-name="Core_20_Body_20_Italic"><text:span text:style-name="T4">brain lock</text:span></text:span><text:span text:style-name="T4">, </text:span><text:span text:style-name="Core_20_Body_20_Italic"><text:span text:style-name="T4">lesser domination</text:span></text:span><text:span text:style-name="T4">. These abilities are as the psionic powers of an 8th-level manifester.</text:span></text:p>
      <text:p text:style-name="P1"><text:span text:style-name="T5">Thrall (Sp): </text:span><text:span text:style-name="T4">If a puppeteer successfully uses </text:span><text:span text:style-name="Core_20_Body_20_Italic"><text:span text:style-name="T4">lesser domination</text:span></text:span><text:span text:style-name="T4"> on its host seven times, the final effect is permanent, bonding the host to the puppeteer. The thralled host will carry out the orders of the puppeteer, including self-destructive orders. Actions against the host’s original nature allow the host a Will save (DC 22) to resist, with a –10 penalty on the roll. A successful save negates that particular action (or future occurrences of that action), but the host remains the puppeteer’s thrall.</text:span></text:p>
      <text:p text:style-name="P1"><text:span text:style-name="T5">Shared Host (Ex): </text:span><text:span text:style-name="T4">When multiple puppeteers prey on a single host, the blood drain can be too great for the host to bear. The extensive blood drain deals 1 point of temporary Constitution damage per day, and a host reduced to 0 Constitution in this fashion dies. The minimum number of puppeteers needed to cause temporary Constitution damage depends on the host’s size: Diminutive 2, Tiny 4, Small 12, Medium-size 20, Large 30, Gargantuan 50, Colossal 90.</text:span></text:p>
      <text:p text:style-name="P1"><text:span text:style-name="T5">Blindsight (Ex): </text:span><text:span text:style-name="T4">A puppeteer can ascertain creatures by nonvisual means within 60 feet. The puppeteer confers blindsight upon its host.</text:span></text:p>
      <text:p text:style-name="P1"><text:span text:style-name="T5">Host Protection (Ex):</text:span><text:span text:style-name="T4"> An attached puppeteer uses its host’s base saving throw bo­nuses if they’re better than its own. Effects that target vermin can’t affect a puppeteer riding a hu­manoid host.</text:span></text:p>
      <text:p text:style-name="P1"><text:span text:style-name="T4">Immunities: Puppeteers are immune to mind-influencing ef­fects. This ability is conferred upon the puppeteer’s host as well.</text:span></text:p>
      <text:p text:style-name="P1"><text:span text:style-name="T5">Resistance to Massive Damage (Ex):</text:span><text:span text:style-name="T4"> Puppeteers gain a +5 species bonus on Fortitude saves to negate the effects of massive damage. This ability is conferred upon the puppeteer’s host as well.</text:span></text:p>
      <text:p text:style-name="P1"><text:span text:style-name="T5">Shared Skills: </text:span><text:span text:style-name="T4">The puppeteer retains its skills when it takes a host. The host gains a +4 bonus on Listen and Spot checks.</text:span></text:p>
      <text:p text:style-name="P2"/>
      <text:p text:style-name="P1"><text:soft-page-break/><text:span text:style-name="T5">Puppeteer: </text:span><text:span text:style-name="T4">CR 1; Fine vermin; HD 1/16 d8–1; hp 1; Mas 9; Init +4; Spd 5 ft., fly 20 ft. (poor); De­fense 22, touch 22, flat-footed 18 (+8 size, +4 Dex); BAB +0; Grap –13; Atk +3 melee (1, bite); Full Atk +3 melee (1, bite); FS 6 in. by 6 in.; Reach 0 ft.; SQ </text:span><text:span text:style-name="Core_20_Body_20_Italic"><text:span text:style-name="T4">glide,</text:span></text:span><text:span text:style-name="T4"> </text:span><text:span text:style-name="Core_20_Body_20_Italic"><text:span text:style-name="T4">psionics, thrall,</text:span></text:span><text:span text:style-name="T4"> shared host, blindsight 60 ft., host protection, immune to mind-influencing effects, re­sistance to massive damage; AL evil; SV Fort +1, Ref +4, Will +3; AP 0; Rep +0; Str 1, Dex 19, Con 9, Int — (or as host), Wis 16, Cha 14.</text:span></text:p>
      <text:p text:style-name="P1"><text:span text:style-name="T5">Skills:</text:span><text:span text:style-name="T4"> Hide +20, Listen +7, Spot +7.</text:span></text:p>
      <text:p text:style-name="P1"><text:span text:style-name="T5">Feats:</text:span><text:span text:style-name="T4"> None.</text:span></text:p>
      <text:p text:style-name="P1"><text:span text:style-name="T5">Advancement:</text:span><text:span text:style-name="T4"> None.</text:span></text:p>
      <text:p text:style-name="P2"/>
      <text:p text:style-name="P1"><text:span text:style-name="T5">Puppeteer Host (Human Charismatic Ordinary 5):</text:span><text:span text:style-name="T4"> CR 5; Medium-size humanoid; HD 5d6; hp 19; Mas 10; Init +0; Spd 30 ft.; Defense 13, touch 13, flat-footed 12 (+1 Dex, +2 class); BAB +2; Grap +1; Atk +1 melee (1d3 electricity plus paralysis, stun gun); Full Atk +1 melee (1d3 electricity plus paralysis, stun gun), or +3 ranged (2d6, Beretta 92F); FS 5 ft. by 5 ft.; Reach 5 ft.; SQ blindsight 60 ft., immune to mind-influencing ef­fects, re­sis­tance to massive dam­age; AL puppeteer; SV Fort +3*, Ref +4*, Will +0*; AP 0; Rep +3; Str 8, Dex 12, Con 10, Int 11, Wis 9, Cha 14.</text:span></text:p>
      <text:p text:style-name="P1"><text:span text:style-name="T4">*While attached to its host, the puppeteer’s saving throw bonuses are as follows: Fort +2, Ref +7, Will +4.</text:span></text:p>
      <text:p text:style-name="P1"><text:span text:style-name="T5">Occupation: </text:span><text:span text:style-name="T4">White collar (bonus class Skills: Computer Use and Knowledge [business]).</text:span></text:p>
      <text:p text:style-name="P1"><text:span text:style-name="T5">Skills:</text:span><text:span text:style-name="T4"> Bluff +10, Computer Use +4, Diplomacy +12, Disguise +6, Gather Information +12, Intimidate +10, Knowledge (business) +8, Knowledge (current events) +8, Listen +3**, Read/_Write English (or other language), Speak English (or other language), Spot +3**.</text:span></text:p>
      <text:p text:style-name="P1"><text:span text:style-name="T4">**Skill bonus conferred by puppeteer. </text:span></text:p>
      <text:p text:style-name="P1"><text:span text:style-name="T5">Feats:</text:span><text:span text:style-name="T4"> Personal Firearms Proficiency, Point Blank Shot, Simple Weapons Proficiency, Trust­worthy.</text:span></text:p>
      <text:p text:style-name="P1"><text:span text:style-name="T5">Possessions: </text:span><text:span text:style-name="T4">Business clothes, cell phone, PDA, briefcase, stun gun, Beretta 92F (9mm autoloader)†, 15 rounds of 9mm ammunition</text:span><text:span text:style-name="superscript_20__23__20_in_20_tables"><text:span text:style-name="T14">†</text:span></text:span><text:span text:style-name="T4">, firearms license</text:span><text:span text:style-name="superscript_20__23__20_in_20_tables"><text:span text:style-name="T14">†</text:span></text:span><text:span text:style-name="T4">, wallet with ID and credit cards, BMW M3 sports coupe with car alarm, car alarm keychain.</text:span></text:p>
      <text:p text:style-name="P1"><text:span text:style-name="superscript_20__23__20_in_20_tables"><text:span text:style-name="T14">†</text:span></text:span><text:span text:style-name="T4">These items are stored in the BMW’s glove compartment.</text:span></text:p>
      <text:p text:style-name="P2"/>
      <text:h text:style-name="P21" text:outline-level="2"><text:span text:style-name="T8">Rat</text:span></text:h>
      <text:p text:style-name="P1"><text:span text:style-name="T5">Species Traits</text:span></text:p>
      <text:p text:style-name="P1"><text:span text:style-name="T5">Scent (Ex):</text:span><text:span text:style-name="T4"> This ability allows a rat to detect approaching enemies, sniff out hidden foes, and track by sense of smell. See Special Qualities for more information.</text:span></text:p>
      <text:p text:style-name="P1"><text:span text:style-name="T5">Skill Bonuses: </text:span><text:span text:style-name="T4">Rats receive a +8 species bonus on Balance checks and a +4 species bonus on Hide and Move Silently checks. They use their Dexterity modifier for Climb checks.</text:span></text:p>
      <text:p text:style-name="P1"><text:span text:style-name="T5">Bonus Feat:</text:span><text:span text:style-name="T4"> Rats gain the bonus feat Weapon Finesse (bite).</text:span></text:p>
      <text:p text:style-name="P2"/>
      <text:p text:style-name="P1"><text:span text:style-name="T5">Rat:</text:span><text:span text:style-name="T4"> CR 1/8; Tiny animal; HD 1/4 d8; hp 1; Mas 10; Init +2; Spd 15 ft., climb 15 ft., swim 10 ft.; Defense 14, touch 14, flat-footed 12 (+2 size, +2 Dex); BAB +0; Grap –12; Atk +4 melee (1d3–4, bite); Full Atk +4 melee (1d3–4, bite); FS 2 1/2 ft. by 2 1/2 ft.; Reach 0 ft.; SQ scent, low-light vision; AL none or owner; SV Fort +2, Ref +4, Will +1; AP 0; Rep +0; Str 2, Dex 15, Con 10, Int 2, Wis 12, Cha 2.</text:span></text:p>
      <text:p text:style-name="P1"><text:span text:style-name="T5">Skills:</text:span><text:span text:style-name="T4"> Balance +10, Climb +12, Hide +18, Move Silently +10, Swim +10.</text:span></text:p>
      <text:p text:style-name="P1"><text:span text:style-name="T5">Feats:</text:span><text:span text:style-name="T4"> Weapon Finesse (bite).</text:span></text:p>
      <text:p text:style-name="P1"><text:span text:style-name="T5">Advancement:</text:span><text:span text:style-name="T4"> 1/2 HD (Small); 1 HD (Medium-size); 2–4 HD (Large).</text:span></text:p>
      <text:p text:style-name="P2"><text:soft-page-break/></text:p>
      <text:h text:style-name="P21" text:outline-level="2"><text:span text:style-name="T8">Raven</text:span></text:h>
      <text:p text:style-name="P1"><text:span text:style-name="T5">Species Traits</text:span></text:p>
      <text:p text:style-name="P1"><text:span text:style-name="T5">Bonus Feat:</text:span><text:span text:style-name="T4"> Ravens gain the bonus feat Weapon Finesse (claw).</text:span></text:p>
      <text:p text:style-name="P2"/>
      <text:p text:style-name="P1"><text:span text:style-name="T5">Raven:</text:span><text:span text:style-name="T4"> CR 1/4; Tiny animal; HD 1/4 d8; hp 1; Mas 10; Init +2; Spd 10 ft., fly 40 ft. (average); Defense 14, touch 14, flat-footed 12 (+2 size, +2 Dex); BAB +0; Grap –13; Atk +4 melee (1d2–5, claw); Full Atk +4 melee (1d2–5, claw); FS 2 1/2 ft. by 2 1/2 ft.; Reach 0 ft.; AL none or owner; SV Fort +2, Ref +4, Will +2; AP 0; Rep +0; Str 1, Dex 15, Con 10, Int 2, Wis 14, Cha 6.</text:span></text:p>
      <text:p text:style-name="P1"><text:span text:style-name="T5">Skills:</text:span><text:span text:style-name="T4"> Listen +6, Spot +6.</text:span></text:p>
      <text:p text:style-name="P1"><text:span text:style-name="T5">Feats:</text:span><text:span text:style-name="T4"> Weapon Finesse (claw).</text:span></text:p>
      <text:p text:style-name="P1"><text:span text:style-name="T5">Advancement:</text:span><text:span text:style-name="T4"> 1/2 HD (Small); 1 HD (Medium-size); 2–4 HD (Large).</text:span></text:p>
      <text:p text:style-name="P2"/>
      <text:p text:style-name="P1"><text:span text:style-name="T9">Replacement (Template)</text:span></text:p>
      <text:p text:style-name="P1"><text:span text:style-name="T4">A replacement is a physical duplicate of a specific humanoid, called a primary. Although a replacement does not gain the specific life experiences of its primary, it can easily mimic the demeanor and general behavior of the primary, enabling it to fill the same general role as the primary. A replacement is identical in appearance to the primary except it has jet-black eyes with no visible irises. Some replacements wear special contact lenses (purchase DC 12) to conceal this sinister physical divergence.</text:span></text:p>
      <text:p text:style-name="P1"><text:span text:style-name="T4">Replacements are bred in laboratories. A sample of the primary’s subdermal tissue is required to create a replacement (dead skin cells or hair follicles will not do), and an adult replacement takes two months to grow. Creating a replacement requires a successful Craft (pharmaceutical) check (DC 50). The check must be made 1 month into the replacement’s growth period, and a failed roll indicates the premature death of the replacement. Financing the growth and development of a replacement also requires a successful Wealth check against a purchase DC of 48, rolled before the process of growing the clone commences.</text:span></text:p>
      <text:h text:style-name="P15" text:outline-level="3"><text:span text:style-name="T5">Template Traits</text:span></text:h>
      <text:p text:style-name="P1"><text:span text:style-name="T4">“Replacement” is an inherited template that can be added to any humanoid (referred to hereafter as the original). A replacement uses all the primary’s statistics except as noted here.</text:span></text:p>
      <text:p text:style-name="P1"><text:span text:style-name="T5">Challenge Rating:</text:span><text:span text:style-name="T4"> Same as the original –1.</text:span></text:p>
      <text:p text:style-name="P1"><text:span text:style-name="T5">Hit Dice:</text:span><text:span text:style-name="T4"> Change to one die type smaller than the primary.</text:span></text:p>
      <text:p text:style-name="P1"><text:span text:style-name="T5">Special Qualities:</text:span><text:span text:style-name="T4"> A replacement gains all of the original’s extraordinary abilities but none of its supernatural or spell-like abilities (including psionics). A replacement gains none of the original’s other special qualities or talents. A replacement knows that it lacks some of the abilities of the original and occasionally feels resentful toward the original for this reason.</text:span></text:p>
      <text:p text:style-name="P1"><text:span text:style-name="T4">In addition to its inherited extraordinary abilities, a replacement has the following special quality:</text:span></text:p>
      <text:p text:style-name="P1"><text:span text:style-name="Core_20_Body_20_Italic"><text:span text:style-name="T5">Limited Existence (Ex):</text:span></text:span><text:span text:style-name="T4"> A replacement has a programmed natural life span of one to four years (the creator must specify the life span when the project to create the replacement begins). Once the replacement reaches the end of its programmed life span, it must make a Fortitude save (DC 25) once per day. Each failed save drains the replacement of 1d6 points of Constitution. This ability drain cannot be restored by any means. When its Constitution drops to 0, the replacement dissolves into a mass of protoplasmic goo. A replacement that dies before this time retains the shape of the original.</text:span></text:p>
      <text:p text:style-name="P1"><text:span text:style-name="T5">Allegiances:</text:span><text:span text:style-name="T4"> A replacement’s primary allegiance is to its creator or owner. This allegiance cannot be broken unless the creator or owner does something to break it (such as by attacking the replacement). </text:span></text:p>
      <text:p text:style-name="P1"><text:span text:style-name="T5">Saves: </text:span><text:span text:style-name="T4">As the original, modified by altered ability scores (see Abilities, below).</text:span></text:p>
      <text:p text:style-name="P1"><text:span text:style-name="T5">Action Points:</text:span><text:span text:style-name="T4"> Replacements do not acquire or amass action points.</text:span></text:p>
      <text:p text:style-name="P1"><text:span text:style-name="T5">Abilities:</text:span><text:span text:style-name="T4"> As the original, except ability scores cannot exceed 12. Ability scores of 13 or higher for the original are reduced to 12 for the replacement. A replacement that gains levels can never raise an ability score above 12.</text:span></text:p>
      <text:p text:style-name="P1"><text:soft-page-break/><text:span text:style-name="T5">Skills:</text:span><text:span text:style-name="T4"> A replacement has access to any skill in which the original has ranks, and all of a replacement’s skills are class skills even if they are cross-class skills for the original. A replacement gets a number of skill points per Hit Die equal to 4 + the replacement’s Intelligence modifier (minimum 1 skill point per Hit Die). The replacement can never have more ranks in a skill than the original.</text:span></text:p>
      <text:p text:style-name="P1"><text:span text:style-name="T4">The replacement gains a +4 species bonus on Disguise checks when impersonating the original. The bonus in­creases to +10 if the replacement wears contact lenses that hide its distinctive black eyes.</text:span></text:p>
      <text:p text:style-name="P1"><text:span text:style-name="T5">Feats:</text:span><text:span text:style-name="T4"> A replacement gains the original’s feats but cannot use any feat for which it no longer meets the prerequisites.</text:span></text:p>
      <text:p text:style-name="P1"><text:span text:style-name="T5">Automatic Languages:</text:span><text:span text:style-name="T4"> A replacement can read, write, and speak any language known by the original.</text:span></text:p>
      <text:p text:style-name="P1"><text:span text:style-name="T5">Advancement:</text:span><text:span text:style-name="T4"> By character class.</text:span></text:p>
      <text:p text:style-name="P2"/>
      <text:p text:style-name="P1"><text:span text:style-name="T5">Replacement Scientist (Human Smart Ordinary 5/Charismatic Ordinary 2):</text:span><text:span text:style-name="T4"> CR 6; Medium-size humanoid; HD 7d6+7; hp 31; Mas 12; Init +1; Spd 30 ft.; Defense 14, touch 14, flat-footed 13 (+1 Dex, +3 class); BAB +3; Grap +3; Atk +3 melee (1d3, unarmed strike); Full Atk +3 melee (1d3, unarmed strike), or +4 ranged (2d6, SITES M9); FS 5 ft. by 5 ft.; Reach 5 ft.; AL Creator; SV Fort +4, Ref +4, Will +3; AP 0; Rep +4; Str 10, Dex 12, Con 12, Int 12, Wis 11, Cha 9.</text:span></text:p>
      <text:p text:style-name="P1"><text:span text:style-name="T5">Skills:</text:span><text:span text:style-name="T4"> Bluff +4, Computer Use +4, Craft (chemical) +5, Decipher Script +3, Disguise +5 (+11 with contact lenses), Disable Device +3, Investigate +3, Knowledge (current events) +3, Knowledge (earth and life sciences) +7, Profession +3, Read/Write English, Read/Write Korean, Research +11, Search +3, Speak English, Speak Korean.</text:span></text:p>
      <text:p text:style-name="P1"><text:span text:style-name="T5">Feats:</text:span><text:span text:style-name="T4"> Dodge*, Educated, Personal Firearms Proficiency, Simple Weapons Proficiency, Studious.</text:span></text:p>
      <text:p text:style-name="P1"><text:span text:style-name="T4">*The replacement does not meet the prerequisite for this feat and therefore cannot use it.</text:span></text:p>
      <text:p text:style-name="P1"><text:span text:style-name="T5">Possessions: </text:span><text:span text:style-name="T4">SITES M9 (9mm autoloader pistol), 16 rounds of 9mm ammunition, firearms license, notebook computer, briefcase, cellphone, corporate security pass, overcoat, business clothing, wallet.</text:span></text:p>
      <text:p text:style-name="P2"/>
      <text:h text:style-name="P21" text:outline-level="2"><text:span text:style-name="T8">Robot</text:span></text:h>
      <text:p text:style-name="P1"><text:span text:style-name="T5">Species Traits</text:span></text:p>
      <text:p text:style-name="P1"><text:span text:style-name="T5">Construct:</text:span><text:span text:style-name="T4"> Robots have the traits and immunities common to constructs.</text:span></text:p>
      <text:p text:style-name="P1"><text:span text:style-name="T5">Speed: </text:span><text:span text:style-name="T4">A robot’s speed depends on its size and method of locomotion (bipedal, quadrupedal, tracked, or wheeled). The different speeds are given with each robot’s statistics (below).</text:span></text:p>
      <text:p text:style-name="P1"><text:span text:style-name="T5">Attacks:</text:span><text:span text:style-name="T4"> A robot is not normally equipped with weapons. Robots fitted with arms or similar manipulators can attempt to grapple things, but the manipulators are too small to deal damage.</text:span></text:p>
      <text:p text:style-name="P1"><text:span text:style-name="T5">Skills:</text:span><text:span text:style-name="T4"> A character with four or more levels in the Techie advanced class can program one or more ranks of a single skill into a Diminutive or Tiny robot. Otherwise, a robot has no skills.</text:span></text:p>
      <text:p text:style-name="P2"/>
      <text:p text:style-name="P1"><text:span text:style-name="T5">Diminutive Robot:</text:span><text:span text:style-name="T4"> CR 1/10; Diminutive construct; HD 1/4 d10; hp 1; Mas —; Init +2; Spd 10 ft. (treads), 20 ft. (bipedal), 30 ft. (quadrupedal), or 40 ft. (wheels); Defense 16, touch 16, flat-footed 14 (+4 size, +2 Dex); BAB +0; Grap –15; Atk +1 melee; Full Atk +1 melee or +6 ranged; FS 1 ft. by 1 ft.; Reach 0 ft.; SQ construct; AL none; SV Fort +0, Ref +2, Will +0; AP 0; Rep +0; Str 4, Dex 14, Con —, Int —, Wis 10, Cha 10.</text:span></text:p>
      <text:p text:style-name="P1"><text:span text:style-name="T5">Skills:</text:span><text:span text:style-name="T4"> None (unless programmed by a Techie).</text:span></text:p>
      <text:p text:style-name="P1"><text:span text:style-name="T5">Feats:</text:span><text:span text:style-name="T4"> None.</text:span></text:p>
      <text:p text:style-name="P1"><text:span text:style-name="T5">External Components:</text:span><text:span text:style-name="T4"> Audio/visual sensor.</text:span></text:p>
      <text:p text:style-name="P2"/>
      <text:p text:style-name="P1"><text:soft-page-break/><text:span text:style-name="T5">Tiny Robot:</text:span><text:span text:style-name="T4"> CR 1/4; Tiny construct; HD 1/2 d10; hp 2; Mas —; Init +2; Spd 20 ft. (treads), 30 ft. (bipedal), 40 ft. (quadrupedal), or 50 ft. (wheels); Defense 13, touch 13, flat-footed 12 (+2 size, +1 Dex); BAB +0; Grap –10; Atk +0 melee; Full Atk +0 melee or +3 ranged; FS 2 1/2 ft. by 2 1/2 ft.; Reach 0 ft.; SQ construct; AL none; SV Fort +0, Ref +1, Will +0; AP 0; Rep +0; Str 6, Dex 12, Con —, Int —, Wis 10, Cha 10.</text:span></text:p>
      <text:p text:style-name="P1"><text:span text:style-name="T5">Skills:</text:span><text:span text:style-name="T4"> None (unless programmed by a Techie).</text:span></text:p>
      <text:p text:style-name="P1"><text:span text:style-name="T5">Feats:</text:span><text:span text:style-name="T4"> None.</text:span></text:p>
      <text:p text:style-name="P1"><text:span text:style-name="T5">External Components: </text:span><text:span text:style-name="T4">Audio/visual sensor, manipulator arms.</text:span></text:p>
      <text:p text:style-name="P2"/>
      <text:h text:style-name="P21" text:outline-level="2"><text:span text:style-name="T8">Shark</text:span></text:h>
      <text:p text:style-name="P1"><text:span text:style-name="T5">Species Traits</text:span></text:p>
      <text:p text:style-name="P1"><text:span text:style-name="T5">Aquatic:</text:span><text:span text:style-name="T4"> Sharks can move in water without making Swim checks and cannot drown in water.</text:span></text:p>
      <text:p text:style-name="P1"><text:span text:style-name="T5">Keen Scent (Ex): </text:span><text:span text:style-name="T4">A shark can notice creatures by scent in a 180-foot radius and detect blood in the water at ranges of up to one mile.</text:span></text:p>
      <text:p text:style-name="P1"><text:span text:style-name="T5">Bonus Feat:</text:span><text:span text:style-name="T4"> Sharks gain the bonus feat Weapon Finesse (bite).</text:span></text:p>
      <text:p text:style-name="P2"/>
      <text:p text:style-name="P1"><text:span text:style-name="T5">Shark:</text:span><text:span text:style-name="T4"> CR 1; Medium-size animal; HD 3d8+3; hp 16; Mas 13; Init +2; Spd swim 60 ft.; Defense 15, touch 12, flat-footed 13 (+2 Dex, +3 natural); BAB +2; Grap +3; Atk +4 melee (1d6+1, bite); Full Atk +6 melee (1d6+1, bite); FS 5 ft. by 5 ft.; Reach 5 ft.; SQ aquatic, keen scent, low-light vision; AL none; SV Fort +4, Ref +5, Will +2; AP 0; Rep +0; Str 13, Dex 15, Con 13, Int 1, Wis 12, Cha 2.</text:span></text:p>
      <text:p text:style-name="P1"><text:span text:style-name="T5">Skills:</text:span><text:span text:style-name="T4"> Listen +7, Spot +7, Swim +9.</text:span></text:p>
      <text:p text:style-name="P1"><text:span text:style-name="T5">Feats:</text:span><text:span text:style-name="T4"> Weapon Finesse (bite).</text:span></text:p>
      <text:p text:style-name="P1"><text:span text:style-name="T5">Advancement:</text:span><text:span text:style-name="Core_20_Body_20_Italic"><text:span text:style-name="T4"> </text:span></text:span><text:span text:style-name="T4">4–7 HD (Large); 8–16 (Huge).</text:span></text:p>
      <text:p text:style-name="P2"/>
      <text:p text:style-name="P1"><text:span text:style-name="T9">Skeleton (Template)</text:span></text:p>
      <text:h text:style-name="P15" text:outline-level="3"><text:span text:style-name="T5">Template Traits</text:span></text:h>
      <text:p text:style-name="P1"><text:span text:style-name="T4">“Skeleton” is an acquired template that can be added to any living corporeal creature that has a skeletal structure (referred to hereafter as the base creature). A skeleton uses all the base creature’s statistics except as noted here.</text:span></text:p>
      <text:p text:style-name="P1"><text:span text:style-name="T5">Challenge Rating: </text:span><text:span text:style-name="T4">A skeleton’s Challenge Rating depends on its size: Tiny or smaller 1/10, Small 1/6, Medium-size 1/3, Large 2, Huge 5, Gargantuan 9, Colossal 12.</text:span></text:p>
      <text:p text:style-name="P1"><text:span text:style-name="T5">Type: </text:span><text:span text:style-name="T4">The creature’s type changes to undead.</text:span></text:p>
      <text:p text:style-name="P1"><text:span text:style-name="T5">Hit Dice:</text:span><text:span text:style-name="T4"> Drop any Hit Dice gained from attaining levels, and raise the remaining Hit Dice to d12.</text:span></text:p>
      <text:p text:style-name="P1"><text:span text:style-name="T5">Speed: </text:span><text:span text:style-name="T4">Winged skeletons can’t use their wings to fly. If the base creature flew magically, so can the skeleton.</text:span></text:p>
      <text:p text:style-name="P1"><text:span text:style-name="T5">Defense: </text:span><text:span text:style-name="T4">A skeleton’s natural armor bonus to Defense changes to a value based on its size: Tiny or smaller +0, Small +1, Medium-size +2, Large +3, Huge +4, Gargantuan +6, Colossal +10.</text:span></text:p>
      <text:p text:style-name="P1"><text:soft-page-break/><text:span text:style-name="T5">Attacks: </text:span><text:span text:style-name="T4">A skeleton retains all the natural attacks, manufactured weapons, and weapon proficiencies of the base creature, except for attacks that can’t work without flesh. A creature with hands gains one claw attack per hand; the skeleton can strike with all of them at its full attack bonus. (If the base creature already had claw attacks, it can use the skeleton claw attack and damage, if they’re better.)</text:span></text:p>
      <text:p text:style-name="P1"><text:span text:style-name="T5">Damage:</text:span><text:span text:style-name="T4"> Natural and manufactured weapons deal damage normally. A claw attack deals damage depending on the skeleton’s size (use the base creature’s claw damage if it’s greater): Diminutive or Fine 1, Tiny 1d2, Small 1d3, Medium-size 1d4, Large 1d6, Huge 1d8, Gargantuan 2d6, Colossal 2d8.</text:span></text:p>
      <text:p text:style-name="P1"><text:span text:style-name="T5">Special Qualities:</text:span><text:span text:style-name="T4"> A skeleton loses all of the base creature’s special qualities except for immunity or resistance to specific energy types. In addition to gaining the undead type, a skeleton has the following special quality.</text:span></text:p>
      <text:p text:style-name="P1"><text:span text:style-name="Core_20_Body_20_Italic"><text:span text:style-name="T5">Skeleton Immunities (Ex):</text:span></text:span><text:span text:style-name="T5"> </text:span><text:span text:style-name="T4">A skeleton has cold immunity. Because it lacks flesh and internal organs, a skeleton takes only half damage from ballistic, piercing, or slashing weapons.</text:span></text:p>
      <text:p text:style-name="P1"><text:span text:style-name="T5">Allegiances: </text:span><text:span text:style-name="T4">A skeleton loses any previous allegiances and adopts a new allegiance to its creator. This allegiance can­not be broken.</text:span></text:p>
      <text:p text:style-name="P1"><text:span text:style-name="T5">Saves:</text:span><text:span text:style-name="T4"> A skeleton’s saving throw modifiers are based on Hit Dice and given in Table: Creature Saves and Base Attack Bonuses.</text:span></text:p>
      <text:p text:style-name="P1"><text:span text:style-name="T5">Action Points:</text:span><text:span text:style-name="T4"> A skeleton does not acquire or amass action points. It loses any action points possessed by the base creature.</text:span></text:p>
      <text:p text:style-name="P1"><text:span text:style-name="T5">Reputation Bonus:</text:span><text:span text:style-name="T4"> A skeleton has a +0 Reputation bonus.</text:span></text:p>
      <text:p text:style-name="P1"><text:span text:style-name="T5">Ability Scores: </text:span><text:span text:style-name="T4">A skeleton gains the following ability score increase: Dexterity +2. In addition, a skeleton has no Constitution or Intelligence score, its Wisdom changes to 10, and its Charisma changes to 1.</text:span></text:p>
      <text:p text:style-name="P1"><text:span text:style-name="T5">Skills:</text:span><text:span text:style-name="T4"> A skeleton loses all skills.</text:span></text:p>
      <text:p text:style-name="P1"><text:span text:style-name="T5">Feats:</text:span><text:span text:style-name="T4"> A skeleton loses all feats except those that confer armor or weapon proficiency (Archaic Weapons Proficiency, Armor Proficiency, Exotic Firearms Proficiency, Exotic Melee Weapon Proficiency, Personal Firearms Proficiency, and Simple Weapons Proficiency). A skeleton gains the feat Improved Initiative.</text:span></text:p>
      <text:p text:style-name="P2"/>
      <text:p text:style-name="P1"><text:span text:style-name="T5">Human Skeleton: </text:span><text:span text:style-name="T4">CR 1/3; Medium-size undead; HD 1d12; hp 6; Mas —; Init +5; Spd 30 ft.; Defense 13, touch 11, flat-footed 12 (+1 Dex, +2 natural); BAB +0; Grap +0; Atk +0 melee (1d4, claw); Full Atk +0 melee (1d4, 2 claws); FS 5 ft. by 5 ft.; Reach 5 ft.; SQ undead, skeleton immunities; AL creator; SV Fort +0, Ref +1, Will +2; AP 0; Rep +0; Str 10, Dex 12, Con —, Int —, Wis 10, Cha 1.</text:span></text:p>
      <text:p text:style-name="P1"><text:span text:style-name="T5">Skills:</text:span><text:span text:style-name="T4"> None.</text:span></text:p>
      <text:p text:style-name="P1"><text:span text:style-name="T5">Feats:</text:span><text:span text:style-name="T4"> Improved Initiative, Simple Weapons Proficiency.</text:span></text:p>
      <text:p text:style-name="P2"/>
      <text:p text:style-name="P1"><text:span text:style-name="T5">Ogre Skeleton: </text:span><text:span text:style-name="T4">CR 2; Large undead; HD 4d12; hp 22; Mas —; Init +4; Spd 30 ft.; Defense 12, touch 9, flat-footed 12 (–1 size, +3 natural); BAB +0; Grap +8; Atk +4 melee (1d6+5, claw); Full Atk +4 melee (1d6+5, 2 claws), or +4 melee (2d6+7, great club); FS 10 ft. by 10 ft.; Reach 10 ft.; SQ undead, skeleton immunities; AL creator; SV Fort +0, Ref +0, Will +3; AP 0; Rep +0; Str 21, Dex 10, Con —, Int —, Wis 10, Cha 1.</text:span></text:p>
      <text:p text:style-name="P1"><text:span text:style-name="T5">Skills:</text:span><text:span text:style-name="T4"> None.</text:span></text:p>
      <text:p text:style-name="P1"><text:span text:style-name="T5">Feats:</text:span><text:span text:style-name="T4"> Improved Initiative, Simple Weapons Proficiency.</text:span></text:p>
      <text:p text:style-name="P2"/>
      <text:h text:style-name="P21" text:outline-level="2"><text:span text:style-name="T8">Snake</text:span></text:h>
      <text:p text:style-name="P1"><text:span text:style-name="T5">Species Traits</text:span></text:p>
      <text:p text:style-name="P1"><text:span text:style-name="T4">Snakes have the following traits.</text:span></text:p>
      <text:p text:style-name="P1"><text:span text:style-name="T5">Variable Size:</text:span><text:span text:style-name="T4"> See Table: Creature Sizes for attack and Defense modifiers based on size, as well as for a snake’s fighting space (assuming the creature is coiled) and reach.</text:span></text:p>
      <text:p text:style-name="P1"><text:soft-page-break/><text:span text:style-name="T5">Improved Grab (Ex): </text:span><text:span text:style-name="T4">Only constrictor snakes have this ability. To use this ability, a constrictor snake must hit with its bite attack. If it gets a hold, it can constrict (see below). See Improved Grab.</text:span></text:p>
      <text:p text:style-name="P1"><text:span text:style-name="T5">Constrict (Ex):</text:span><text:span text:style-name="T4"> With a successful grapple check against a creature of its size or smaller, a constrictor snake deals damage equal to its bite damage.</text:span></text:p>
      <text:p text:style-name="P1"><text:span text:style-name="T5">Poison (Ex):</text:span><text:span text:style-name="T4"> A viper injects venom with a successful bite. The victim must succeed on a Fortitude save or take 1d6 points of temporary Constitution damage; a second Fortitude save must be made 1 minute later to negate the venom’s secondary damage (same as the initial damage). The save DC is equal to 11 + 1/2 the snake’s Hit Dice + the snake’s Constitution modifier (DC 11 for a Tiny viper).</text:span></text:p>
      <text:p text:style-name="P1"><text:span text:style-name="T5">Scent (Ex): </text:span><text:span text:style-name="T4">This ability allows a snake to detect approaching enemies, sniff out hidden foes, and track by sense of smell. See Special Qualities for more information.</text:span></text:p>
      <text:p text:style-name="P1"><text:span text:style-name="T5">Skill Bonuses: </text:span><text:span text:style-name="T4">Snakes receive a +8 species bonus on Balance checks and a +4 species bonus on Hide, Listen, and Spot checks. Snakes apply either their Strength or Dexterity modifier, whichever is higher, to Climb checks.</text:span></text:p>
      <text:p text:style-name="P1"><text:span text:style-name="T5">Bonus Feat:</text:span><text:span text:style-name="T4"> Vipers gain the bonus feat Weapon Finesse (bite).</text:span></text:p>
      <text:p text:style-name="P2"/>
      <text:p text:style-name="P1"><text:span text:style-name="T5">Constrictor Snake:</text:span><text:span text:style-name="T4"> CR 2; Medium-size animal; HD 3d8+3; hp 16; Mas 13; Init +3; Spd 20 ft., climb 20 ft., swim 20 ft.; Defense 15, touch 13, flat-footed 12 (+3 Dex, +2 natural); BAB +2; Grap +5; Atk +5 melee (1d6+4, bite); Full Atk +5 melee (1d6+4, bite); FS 5 ft. by 5 ft. (coiled); Reach 5 ft.; SQ improved grab, constrict 1d6+4, scent, low-light vision; AL none; SV Fort +4, Ref +6, Will +2; AP 0; Rep +0; Str 17, Dex 17, Con 13, Int 1, Wis 12, Cha 2.</text:span></text:p>
      <text:p text:style-name="P1"><text:span text:style-name="T5">Skills:</text:span><text:span text:style-name="T4"> Balance +11, Climb +14, Hide +11, Listen +9, Spot +9, Swim +11.</text:span></text:p>
      <text:p text:style-name="P1"><text:span text:style-name="T5">Feats:</text:span><text:span text:style-name="T4"> None.</text:span></text:p>
      <text:p text:style-name="P1"><text:span text:style-name="T5">Advancement:</text:span><text:span text:style-name="T4"> 4–8 HD (Large); 9–16 HD (Huge); 17–32 HD (Gargantuan).</text:span></text:p>
      <text:p text:style-name="P2"/>
      <text:p text:style-name="P1"><text:span text:style-name="T5">Tiny Viper:</text:span><text:span text:style-name="T4"> CR 1/3; Tiny animal; HD 1/4 d8; hp 1; Mas 11; Init +3; Spd 15 ft., climb 15 ft., swim 15 ft.; Defense 17, touch 15, flat-footed 14 (+2 size, +3 Dex, +2 natural); BAB +0; Grap –10; Atk +5 melee (1d3–2 plus poison, bite); Full Atk +5 melee (1d3–2 plus poison, bite); FS 2 1/2 ft. by 2 1/2 ft. (coiled); Reach 0 ft.; SQ poison, scent, low-light vision; AL none; SV Fort +2, Ref +5, Will +1; AP 0; Rep +0; Str 6, Dex 17, Con 11, Int 1, Wis 12, Cha 2.</text:span></text:p>
      <text:p text:style-name="P1"><text:span text:style-name="T5">Skills:</text:span><text:span text:style-name="T4"> Balance +11, Climb +12, Hide +18, Listen +8, Spot +8, Swim +11.</text:span></text:p>
      <text:p text:style-name="P1"><text:span text:style-name="T5">Feat:</text:span><text:span text:style-name="T4"> Weapon Finesse (bite).</text:span></text:p>
      <text:p text:style-name="P1"><text:span text:style-name="T5">Advancement:</text:span><text:span text:style-name="T4"> 1/2–1 HD (Small); 2 HD (Medium-size); 3–4 HD (Large); 5–16 HD (Huge).</text:span></text:p>
      <text:p text:style-name="P2"/>
      <text:h text:style-name="P21" text:outline-level="2"><text:span text:style-name="T8">Terrestrial Effluvium</text:span></text:h>
      <text:p text:style-name="P1"><text:span text:style-name="T5">Species Traits</text:span></text:p>
      <text:p text:style-name="P1"><text:span text:style-name="T5">Ooze:</text:span><text:span text:style-name="T4"> Terrestrial effluvium has the traits and immunities common to oozes.</text:span></text:p>
      <text:p text:style-name="P1"><text:span text:style-name="T5">Acidic Enzymes (Ex): </text:span><text:span text:style-name="T4">Any creature that takes damage from a terrestrial effluvium’s slam attack also takes 1d6 points of acid damage from the ooze’s digestive enzymes. The enzymes continue to dissolve the victim, dealing 1d6 points of acid damage every round until the wound is washed with at least 1 pint of water (or some other appropriate liquid).</text:span></text:p>
      <text:p text:style-name="P1"><text:span text:style-name="T5">Immunities (Ex):</text:span><text:span text:style-name="T4"> Terrestial effluvium is immune to ballistic and piercing weapons.</text:span></text:p>
      <text:p text:style-name="P1"><text:span text:style-name="T5">Vulnerabilities (Ex):</text:span><text:span text:style-name="T4"> Terrestial effluvium takes double damage from attacks that deal sonic or concussion damage. Direct sunlight deals 50 points of damage to the creature each round.</text:span></text:p>
      <text:p text:style-name="P2"/>
      <text:p text:style-name="P1"><text:soft-page-break/><text:span text:style-name="T5">Terrestrial Effluvium</text:span><text:span text:style-name="T4">: CR 15; Colossal ooze; HD 32d10+256 plus 40 (extra hit points); hp 472; Mas —; Init –2; Spd 10 ft.; Defense 6, touch 0, flat-footed 6 (–8 size, –2 Dex, +6 natural); BAB +24; Grap +53; Atk +37 melee (2d8+19 plus 1d6 acid, slam); Full Atk +37/+32/+27/+22 melee (2d8+19 plus 1d6 acid, slam); FS 30 ft. by 30 ft.; Reach 15 ft.; SQ ooze, acidic enzymes, immunities, vulnerabilities, blindsight 60 ft.; AL none; SV Fort +18, Ref +8, Will +5; AP 0; Rep +0; Str 44, Dex 6, Con 26, Int —, Wis 1, Cha 1.</text:span></text:p>
      <text:p text:style-name="P1"><text:span text:style-name="T5">Skills:</text:span><text:span text:style-name="T4"> None.</text:span></text:p>
      <text:p text:style-name="P1"><text:span text:style-name="T5">Feats:</text:span><text:span text:style-name="T4"> None.</text:span></text:p>
      <text:p text:style-name="P1"><text:span text:style-name="T5">Advancement:</text:span><text:span text:style-name="T4"> 33–56 HD (Colossal).</text:span></text:p>
      <text:p text:style-name="P2"/>
      <text:h text:style-name="P21" text:outline-level="2"><text:span text:style-name="T8">Tiger</text:span></text:h>
      <text:p text:style-name="P1"><text:span text:style-name="T5">Species Traits</text:span></text:p>
      <text:p text:style-name="P1"><text:span text:style-name="T5">Pounce (Ex): </text:span><text:span text:style-name="T4">If a tiger leaps upon a foe during the first round of combat, it can make a full attack even if it has already taken a move action.</text:span></text:p>
      <text:p text:style-name="P1"><text:span text:style-name="T5">Improved Grab (Ex): </text:span><text:span text:style-name="T4">To use this ability, the tiger must hit with a claw or bite attack. If it gets a hold, it can rake (see below). See Improved Grab.</text:span></text:p>
      <text:p text:style-name="P1"><text:span text:style-name="T5">Rake (Ex)</text:span><text:span text:style-name="T4">: A tiger that gets a hold of its target can make two rake attacks (+9 melee) with its hind legs for 1d8+6 points of damage each. If the tiger pounces on an opponent, it can also rake.</text:span></text:p>
      <text:p text:style-name="P1"><text:span text:style-name="T5">Skill Bonuses:</text:span><text:span text:style-name="T4"> Tigers receive a +4 species bonus on Balance, Hide, and Move Silently checks. In areas of tall grass or heavy undergrowth, their Hide bonus improves to +8.</text:span></text:p>
      <text:p text:style-name="P2"/>
      <text:p text:style-name="P1"><text:span text:style-name="T5">Tiger: </text:span><text:span text:style-name="T4">CR 4; Large animal; HD 6d8+18; hp 45; Mas 17; Init +2; Spd 40 ft.; Defense 14, touch 11, flat-footed 12 (–1 size, +2 Dex, +3 natural); BAB +4; Grap +14; Atk +9 melee (1d8+6, claw); Full Atk +9 melee (1d8+6, 2 claws), +4 melee (2d6+3, bite); FS 10 ft. by 10 ft.; Reach 5 ft.; SQ pounce, improved grab, rake 1d8+3, low-light vision; AL none; SV Fort +8, Ref +7, Will +3; AP 0; Rep +0; Str 23, Dex 15, Con 17, Int 2, Wis 12, Cha 6.</text:span></text:p>
      <text:p text:style-name="P1"><text:span text:style-name="T5">Skills:</text:span><text:span text:style-name="T4"> Balance +6, Hide +5 (+9 in tall grass or undergrowth), Listen +3, Move Silently +9, Spot +3, Swim +11.</text:span></text:p>
      <text:p text:style-name="P1"><text:span text:style-name="T5">Feats:</text:span><text:span text:style-name="T4"> None.</text:span></text:p>
      <text:p text:style-name="P1"><text:span text:style-name="T5">Advancement:</text:span><text:span text:style-name="T4"> 7–12 HD (Large); 13–18 HD (Huge).</text:span></text:p>
      <text:p text:style-name="P2"/>
      <text:h text:style-name="P21" text:outline-level="2"><text:span text:style-name="T8">Toad</text:span></text:h>
      <text:p text:style-name="P1"><text:span text:style-name="T5">Species Traits</text:span></text:p>
      <text:p text:style-name="P1"><text:span text:style-name="T5">Skill Bonuses: </text:span><text:span text:style-name="T4">A toad’s coloration gives it a +4 species bonus on Hide checks.</text:span></text:p>
      <text:p text:style-name="P1"><text:span text:style-name="T4">Toad: CR 1/10; Diminutive animal; HD 1/4 d8; hp 1; Mas 11; Init +1; Spd 5 ft.; Defense 15, touch 15, flat-footed 14 (+4 size, +1 Dex); BAB +0; Grap –17; Atk none; Full Atk none; FS 1 ft. by 1 ft.; Reach 0 ft.; AL none; SV Fort +2, Ref +3, Will +2; AP 0; Rep +0; Str 1, Dex 12, Con 11, Int 1, Wis 14, Cha 4.</text:span></text:p>
      <text:p text:style-name="P1"><text:span text:style-name="T5">Skills:</text:span><text:span text:style-name="T4"> Hide +21 (includes +4 species bonus), Listen +5, Spot +4.</text:span></text:p>
      <text:p text:style-name="P1"><text:span text:style-name="T5">Feats:</text:span><text:span text:style-name="T4"> None.</text:span></text:p>
      <text:p text:style-name="P1"><text:span text:style-name="T5">Advancement:</text:span><text:span text:style-name="T4"> None.</text:span></text:p>
      <text:p text:style-name="P2"><text:soft-page-break/></text:p>
      <text:h text:style-name="P21" text:outline-level="2"><text:span text:style-name="T8">Tooth Fairy</text:span></text:h>
      <text:p text:style-name="P1"><text:span text:style-name="T5">Species Traits</text:span></text:p>
      <text:p text:style-name="P1"><text:span text:style-name="T5">Fey Rod (Sp): </text:span><text:span text:style-name="T4">A tooth fairy’s preferred weapon is a 1-foot-long rod of ash wood. A </text:span><text:span text:style-name="Core_20_Body_20_Italic"><text:span text:style-name="T4">fey rod</text:span></text:span><text:span text:style-name="T4"> allows its wielder to cast the following spells as a 3rd-level Mage (save DC 10 + spell level): </text:span><text:span text:style-name="Core_20_Body_20_Italic"><text:span text:style-name="T4">daze</text:span></text:span><text:span text:style-name="T4"> (DC 10), </text:span><text:span text:style-name="Core_20_Body_20_Italic"><text:span text:style-name="T4">knock, light, magic missile,</text:span></text:span><text:span text:style-name="T4"> and </text:span><text:span text:style-name="Core_20_Body_20_Italic"><text:span text:style-name="T4">sleep</text:span></text:span><text:span text:style-name="T4"> (DC 11). Using any of the rod’s powers is an attack action. The </text:span><text:span text:style-name="Core_20_Body_20_Italic"><text:span text:style-name="T4">fey rod</text:span></text:span><text:span text:style-name="T4"> can cast seven spells per day and has a hardness of 5, 1 hit point, and a break DC of 11. A tooth fairy that loses its </text:span><text:span text:style-name="Core_20_Body_20_Italic"><text:span text:style-name="T4">fey rod</text:span></text:span><text:span text:style-name="T4"> fights to the death to retrieve it or takes 1d4 points of temporary Wisdom damage every 24 hours the fairy and the rod remain separated. Destroying the rod instantly slays the tooth fairy, turning both to dust.</text:span></text:p>
      <text:p text:style-name="P1"><text:span text:style-name="T5">Invisibility (Sp): </text:span><text:span text:style-name="T4">A tooth fairy can turn itself invisible at will, as a move action. This ability works only after sunset and before sunrise, but the duration of the invisibility is otherwise unlimited. An invisible tooth fairy becomes visible when it attacks.</text:span></text:p>
      <text:p text:style-name="P1"><text:span text:style-name="T5">Anyspeak (Sp):</text:span><text:span text:style-name="T4"> A tooth fairy can speak, read, and write any spoken language.</text:span></text:p>
      <text:p text:style-name="P1"><text:span text:style-name="T4">Bonus Feat: Tooth fairies gain the bonus feat Simple Weapons Proficiency.</text:span></text:p>
      <text:p text:style-name="P2"/>
      <text:p text:style-name="P1"><text:span text:style-name="T5">Tooth Fairy: </text:span><text:span text:style-name="T4">CR 1; Medium-size fey; HD 2d6; hp 7; Mas 10; Init +5; Spd 30 ft., fly 30 ft. (average); Defense 11, touch 11, flat-footed 10 (+1 Dex); BAB +0; Grap +0; Atk +0 melee <text:s/>(1d4, knife); Full Atk +0 melee (1d4, knife), or +1 ranged; FS 5 ft. by 5 ft.; Reach 5 ft.; SQ </text:span><text:span text:style-name="Core_20_Body_20_Italic"><text:span text:style-name="T4">fey rod, invisibility, anyspeak,</text:span></text:span><text:span text:style-name="T4"> low-light vision; AL evil; SV Fort +0, Ref +1, Will +4; AP 0; Rep +3; Str 10, Dex 12, Con 10, Int 13, Wis 12, Cha 13.</text:span></text:p>
      <text:p text:style-name="P1"><text:span text:style-name="T5">Skills:</text:span><text:span text:style-name="T4"> Bluff +4, Craft (any one) +3, Decipher Script +4, Disguise +4, Escape Artist +4, Hide +4, Intimidate +4, Listen +4, Move Silently +4, Search +4, Sense Motive +4, Sleight of Hand +4, Spot +4, Tumble +4.</text:span></text:p>
      <text:p text:style-name="P1"><text:span text:style-name="T5">Feats:</text:span><text:span text:style-name="T4"> Improved Initiative, Renown, Simple Weapons Proficiency.</text:span></text:p>
      <text:p text:style-name="P1"><text:span text:style-name="T5">Possessions: </text:span><text:span text:style-name="Core_20_Body_20_Italic"><text:span text:style-name="T4">Fey rod</text:span></text:span><text:span text:style-name="T4">, knife.</text:span></text:p>
      <text:p text:style-name="P1"><text:span text:style-name="T5">Advancement:</text:span><text:span text:style-name="T4"> By character class.</text:span></text:p>
      <text:p text:style-name="P2"/>
      <text:p text:style-name="P1"><text:span text:style-name="T5">Tooth Fairy Fast Hero 3/Smart Hero 1:</text:span><text:span text:style-name="T4"> CR 5; Medium-size fey; HD 2d6 plus 3d8 plus 1d6; hp 23; Mas 10; Init +1; Spd 30 ft., fly 30 ft. (average); Defense 15, touch 15, flat-footed 15 (+1 Dex, +4 class); BAB +2; Grap +2; Atk +2 melee touch (1d4, knife); Full Atk +2 melee (1d4, knife), or +3 ranged (2d6, Colt Double Eagle); FS 5 ft. by 5 ft.; Reach 5 ft.; SQ </text:span><text:span text:style-name="Core_20_Body_20_Italic"><text:span text:style-name="T4">fey rod, invisibility, anyspeak,</text:span></text:span><text:span text:style-name="T4"> low-light vision; AL evil; SV Fort +1, Ref +3, Will +6; AP 2; Rep +5; Str 10, Dex 13, Con 10, Int 13, Wis 12, Cha 13.</text:span></text:p>
      <text:p text:style-name="P1"><text:span text:style-name="T5">Skills:</text:span><text:span text:style-name="T4"> Bluff +4, Computer Use +4, Craft (chemical) +3, Decipher Script +4, Disguise +4, Escape Artist +7, Hide +9, Intimidate +4, Listen +4, Move Silently +9, Repair +4, Research +5, Search +4, Sense Motive +4, Sleight of Hand +7, Spot +4, Tumble +7.</text:span></text:p>
      <text:p text:style-name="P1"><text:span text:style-name="T5">Feats:</text:span><text:span text:style-name="T4"> Heroic Surge, Improved Initiative, Personal Firearms Proficiency, Renown, Simple Weapons Proficiency, Stealthy.</text:span></text:p>
      <text:p text:style-name="P1"><text:span text:style-name="T5">Talents (Fast Hero):</text:span><text:span text:style-name="T4"> Evasion, uncanny dodge 1.</text:span></text:p>
      <text:p text:style-name="P1"><text:span text:style-name="T5">Talent (Smart Hero):</text:span><text:span text:style-name="T4"> Savant (Research).</text:span></text:p>
      <text:p text:style-name="P1"><text:span text:style-name="T5">Possessions: </text:span><text:span text:style-name="T4">Colt Double Eagle (10mm autoloader), 18 rounds of 10mm ammunition, hip holster, </text:span><text:span text:style-name="Core_20_Body_20_Italic"><text:span text:style-name="T4">fey rod</text:span></text:span><text:span text:style-name="T4">, knife, day pack, bag of 25 caltrops, 3 sticks of dynamite, lighter, disguise kit, steel handcuffs.</text:span></text:p>
      <text:p text:style-name="P2"/>
      <text:h text:style-name="P21" text:outline-level="2"><text:span text:style-name="T8">Troglodyte</text:span></text:h>
      <text:p text:style-name="P1"><text:span text:style-name="T5">Species Traits</text:span></text:p>
      <text:p text:style-name="P1"><text:span text:style-name="T5">Stench (Ex):</text:span><text:span text:style-name="T4"> When a troglodyte is angry or frightened, it secretes an oily, musklike chemical that most animal life finds offensive. All living creatures (except troglodytes) within 30 feet of the troglodyte must succeed on a Fortitude save (DC 13) or take a –2 morale penalty on attack rolls, weapon damage rolls, ability checks, skill checks, and saving throws for 10 rounds. Characters subjected to stench from multiple troglodytes make only one saving throw. Characters affected by a troglodyte’s stench cannot be affected again by any troglodyte’s stench until the current effect expires.</text:span></text:p>
      <text:p text:style-name="P1"><text:soft-page-break/><text:span text:style-name="T5">Species Bonus: </text:span><text:span text:style-name="T4">A troglodyte’s skin changes color somewhat, allowing it to blend in with its surroundings like a chameleon. A troglodyte gains a +4 species bonus on Hide checks (+8 in a rocky or subterranean setting).</text:span></text:p>
      <text:p text:style-name="P1"><text:span text:style-name="T5">Bonus Feat: </text:span><text:span text:style-name="T4">Troglodytes receive the bonus feat Simple Weapons Proficiency.</text:span></text:p>
      <text:p text:style-name="P1"><text:span text:style-name="T5">Automatic Language:</text:span><text:span text:style-name="T4"> Troglodytes read, write, and speak Draconic.</text:span></text:p>
      <text:p text:style-name="P1"><text:span text:style-name="T4">Troglodyte: CR 1; Medium-size humanoid; HD 2d8+4; hp 13; Mas 14; Init –1; Spd 30 ft.; Defense 15, touch 9, flat-footed 15 (–1 Dex, +6 natural); BAB +1; Grap +1; Atk +1 melee (1d4, claw); Full Atk +1 melee (1d4, 2 claws), –1 melee (1d4, bite), or +1 melee (1d6 nonlethal, sap), –4 melee (1d4, bite), or +0 ranged (1d6, javelin); FS 5 ft. by 5 ft.; Reach 5 ft.; SQ stench, darkvision 90 ft.; AL chaos, evil; SV Fort +5, Ref –1, Will +0; AP 0; Rep +0; Str 10, Dex 9, Con 14, Int 8, Wis 10, Cha 10.</text:span></text:p>
      <text:p text:style-name="P1"><text:span text:style-name="T5">Skills:</text:span><text:span text:style-name="T4"> Hide +6, Listen +3.</text:span></text:p>
      <text:p text:style-name="P1"><text:span text:style-name="T5">Feats:</text:span><text:span text:style-name="T4"> Multiattack, Simple Weapons Proficiency.</text:span></text:p>
      <text:p text:style-name="P1"><text:span text:style-name="T5">Possessions: </text:span><text:span text:style-name="T4">Sap, 1d4 javelins, backpack containing food and assorted items.</text:span></text:p>
      <text:p text:style-name="P1"><text:span text:style-name="T5">Advancement:</text:span><text:span text:style-name="Core_20_Body_20_Italic"><text:span text:style-name="T4"> </text:span></text:span><text:span text:style-name="T4">By character class.</text:span></text:p>
      <text:p text:style-name="P2"/>
      <text:p text:style-name="P1"><text:span text:style-name="T5">Troglodyte Dedicated Hero 3/Field Medic 1:</text:span><text:span text:style-name="T4"> CR 5; Medium-size humanoid; HD 2d8+4 plus 3d6+6 plus 1d8+2; hp 35; Mas 14; Init +0; Spd 30 ft.; Defense 19, touch 13, flat-footed 19 (+3 class, +6 natural); BAB +3; Grap +3; Atk +3 melee (1d4, claw); Full Atk +3 melee (1d4, 2 claws), +1 melee (1d4, bite), or +3 melee (1d6 nonlethal, sap), –2 melee (1d4, bite), or +4 ranged (1d4 electricity plus paralysis, taser); FS 5 ft. by 5 ft.; Reach 5 ft.; SQ stench, darkvision 90 ft.; AL chaos, evil; SV Fort +9, Ref +2, Will +3; AP 2; Rep +2; Str 10, Dex 10, Con 14, Int 8, Wis 10, Cha 10.</text:span></text:p>
      <text:p text:style-name="P1"><text:span text:style-name="T5">Skills:</text:span><text:span text:style-name="T4"> Craft (pharmaceutical) +1, Hide +7, Listen +3, Spot +3, Treat Injury +10.</text:span></text:p>
      <text:p text:style-name="P1"><text:span text:style-name="T5">Feats:</text:span><text:span text:style-name="T4"> Armor Proficiency (light), Multiattack, Simple Weapons Proficiency, Surgery, Weapon Focus (taser).</text:span></text:p>
      <text:p text:style-name="P1"><text:span text:style-name="T5">Talents (Dedicated Hero): </text:span><text:span text:style-name="T4">Healing knack, healing touch 1.</text:span></text:p>
      <text:p text:style-name="P1"><text:span text:style-name="T5">Talents (Field Medic): </text:span><text:span text:style-name="T4">Medical specialist +1.</text:span></text:p>
      <text:p text:style-name="P1"><text:span text:style-name="T5">Possessions: </text:span><text:span text:style-name="T4">Sap, taser, medical kit, first aid kit, backpack containing food and assorted items.</text:span></text:p>
      <text:p text:style-name="P2"/>
      <text:h text:style-name="P21" text:outline-level="2"><text:span text:style-name="T8">Troll</text:span></text:h>
      <text:p text:style-name="P1"><text:span text:style-name="T5">Species Traits</text:span></text:p>
      <text:p text:style-name="P1"><text:span text:style-name="T5">Rend (Ex): </text:span><text:span text:style-name="T4">If a troll hits with both claw attacks, it latches onto the opponent’s body and tears the flesh. This attack automatically deals an additional 2d6+9 points of damage.</text:span></text:p>
      <text:p text:style-name="P1"><text:span text:style-name="T4">Regeneration (Ex): A troll regenerates 5 points of damage each round but cannot regenerate acid or fire damage. If a troll loses a limb or body part, the lost portion re­grows in 3d6 minutes. The creature can reattach the severed member instantly by holding it to the stump.</text:span></text:p>
      <text:p text:style-name="P1"><text:span text:style-name="T5">Scent (Ex):</text:span><text:span text:style-name="T4"> This ability allows a troll to detect approaching enemies, sniff out hidden foes, and track by sense of smell. </text:span></text:p>
      <text:p text:style-name="P1"><text:span text:style-name="T5">Darkvision (Ex):</text:span><text:span text:style-name="T4"> Instead of the low-light vision normally possessed by creatures of the giant type, trolls have darkvision with a range of 90 feet.</text:span></text:p>
      <text:p text:style-name="P1"><text:span text:style-name="T5">Bonus Feat:</text:span><text:span text:style-name="T4"> A troll gains either Archaic Weapons Proficiency or Simple Weapons Proficiency as a bonus feat.</text:span></text:p>
      <text:p text:style-name="P1"><text:span text:style-name="T5">Automatic Language:</text:span><text:span text:style-name="T4"> Trolls speak (but neither read nor write) Giant or one other language.</text:span></text:p>
      <text:p text:style-name="P2"><text:soft-page-break/></text:p>
      <text:p text:style-name="P1"><text:span text:style-name="T5">Troll:</text:span><text:span text:style-name="T4"> CR 5; Large giant; HD 6d8+36; hp 63; Mas 23; Init +2; Spd 30 ft.; Defense 18, touch 11, flat-footed 15 (–1 size, +2 Dex, +7 natural); BAB +4; Grap +14; Atk +9 melee (1d6+6, claw); Full Atk +9 melee (1d6+6, 2 claws), +7 melee (1d6+3 bite), or +5 ranged; FS 10 ft. by 10 ft.; Reach 10 ft.; SQ rend 2d6+9, regeneration 5 (cannot regenerate acid or fire damage), scent, darkvision 90 ft.; AL chaos, evil; SV Fort +11, Ref +4, Will +1; AP 0; Rep +0; Str 23, Dex 14, Con 23, Int 6, Wis 9, Cha 6.</text:span></text:p>
      <text:p text:style-name="P1"><text:span text:style-name="T5">Skills:</text:span><text:span text:style-name="T4"> Listen +5, Speak Giant, Spot +5.</text:span></text:p>
      <text:p text:style-name="P1"><text:span text:style-name="T5">Feats:</text:span><text:span text:style-name="T4"> Alertness, Multiattack, Simple Weapons Proficiency.</text:span></text:p>
      <text:p text:style-name="P1"><text:span text:style-name="T5">Advancement:</text:span><text:span text:style-name="Core_20_Body_20_Italic"><text:span text:style-name="T4"> </text:span></text:span><text:span text:style-name="T4">By character class.</text:span></text:p>
      <text:p text:style-name="P2"/>
      <text:p text:style-name="P1"><text:span text:style-name="T5">Troll Tough Hero 7:</text:span><text:span text:style-name="T4"> CR 12; Large giant; HD 6d8+42 plus 7d10+49 plus 7 (robust); hp 163; Mas 25; Init +2; Spd 30 ft.; Defense 22, touch 15, flat-footed 19 (–1 size, +2 Dex, +4 class, +7 natural); BAB +9; Grap +19; Atk +14 melee (1d6+6, claw); Full Atk +14 melee (1d6+6, 2 claws), +12 melee (1d6+3 bite), or +10/+5 ranged (2d8, M16A2); FS 10 ft. by 10 ft.; Reach 10 ft.; SQ rend 2d6+9, regeneration 5 (cannot regenerate acid or fire damage), scent, darkvision 90 ft.; AL chaos, evil; SV Fort +15, Ref +6, Will +3; AP 3; Rep +2; Str 23, Dex 14, Con 25, Int 6, Wis 9, Cha 6.</text:span></text:p>
      <text:p text:style-name="P1"><text:span text:style-name="T5">Skills:</text:span><text:span text:style-name="T4"> Climb +8, Drive +7, Listen +5, Read/Write English, Speak English, Speak Giant, Spot +5.</text:span></text:p>
      <text:p text:style-name="P1"><text:span text:style-name="T5">Feats:</text:span><text:span text:style-name="T4"> Advanced Firearms Proficiency, Alertness, Heroic Surge, Improved Bull Rush, Multiattack, Power Attack, Simple Weapons Proficiency, Vehicle Expert.</text:span></text:p>
      <text:p text:style-name="P1"><text:span text:style-name="T5">Talents (Tough Hero):</text:span><text:span text:style-name="Core_20_Body_20_Italic"><text:span text:style-name="T4"> </text:span></text:span><text:span text:style-name="T4">Acid resistance 7, fire resistance 7, robust, second wind.</text:span></text:p>
      <text:p text:style-name="P1"><text:span text:style-name="T5">Possessions: </text:span><text:span text:style-name="T4">M16A2 (5.56mm assault rifle), 200 rounds of 5.56mm ammunition, mesh vest, 8-person dome tent in backpack.</text:span></text:p>
      <text:p text:style-name="P2"/>
      <text:p text:style-name="P1"><text:span text:style-name="T9">Vampire (Template)</text:span></text:p>
      <text:p text:style-name="P1"><text:span text:style-name="T4">Vampires speak, read, and write the languages they knew in life.</text:span></text:p>
      <text:h text:style-name="P15" text:outline-level="3"><text:span text:style-name="T5">Template Traits</text:span></text:h>
      <text:p text:style-name="P1"><text:span text:style-name="T4">“Vampire” is an acquired template that can be added to any humanoid, or monstrous humanoid (referred to hereafter as the base creature). The creature’s type changes to undead. It uses all the base creature’s statistics and special abilities except as noted here.</text:span></text:p>
      <text:p text:style-name="P1"><text:span text:style-name="T5">Challenge Rating: </text:span><text:span text:style-name="T4">Same as the base creature +2.</text:span></text:p>
      <text:p text:style-name="P1"><text:span text:style-name="T5">Undead:</text:span><text:span text:style-name="T4"> Vampires have the traits and immunities common to undead.</text:span></text:p>
      <text:p text:style-name="P1"><text:span text:style-name="T5">Hit Dice:</text:span><text:span text:style-name="T4"> Change to d12. Vampires have no Constitution score.</text:span></text:p>
      <text:p text:style-name="P1"><text:span text:style-name="T5">Speed:</text:span><text:span text:style-name="T4"> Same as the base creature. If the base creature has a swim speed, the vampire retains the ability to swim and is not vulnerable to immersion in running water (see below).</text:span></text:p>
      <text:p text:style-name="P1"><text:span text:style-name="T5">Defense:</text:span><text:span text:style-name="T4"> The base creature’s natural armor improves by +6.</text:span></text:p>
      <text:p text:style-name="P1"><text:span text:style-name="T5">Attacks: </text:span><text:span text:style-name="T4">A vampire retains all the attacks of the base creature and gains a slam attack if it didn’t already have one. The vampire’s slam attack deals damage according to its size: Fine 1, Diminutive 1d2, Tiny 1d3, Small 1d4, Medium-size 1d6, Large 1d8, Huge 2d6, Gargantuan 2d8, Colossal 4d6.</text:span></text:p>
      <text:p text:style-name="P1"><text:span text:style-name="T5">Special Qualities:</text:span><text:span text:style-name="T4"> A vampire retains all the special qualities of the base creature and gains the additional special qualities described below.</text:span></text:p>
      <text:p text:style-name="P1"><text:span text:style-name="Core_20_Body_20_Italic"><text:span text:style-name="T5">Blood Drain (Ex):</text:span></text:span><text:span text:style-name="T5"> </text:span><text:span text:style-name="T4">A vampire can suck blood from a living victim with its fangs by making a successful grapple check. If it pins the foe, it drains blood, dealing 1d4 points of temporary Constitution damage each round the pin is maintained.</text:span></text:p>
      <text:p text:style-name="P1"><text:soft-page-break/><text:span text:style-name="Core_20_Body_20_Italic"><text:span text:style-name="T5">Create Spawn (Su):</text:span></text:span><text:span text:style-name="T4"> A humanoid or monstrous humanoid slain by a vampire’s energy drain attack rises as a vampire loyal to its creator (called the master vampire, or simply “master”). The new vampire gains three allegiances (in any order): chaos, evil, and master. All previous allegiances are lost permanently. A vampire loses its allegiance to its master (and may adopt a new allegiance to replace it) only when the master vampire is destroyed.</text:span></text:p>
      <text:p text:style-name="P1"><text:span text:style-name="Core_20_Body_20_Italic"><text:span text:style-name="T5">Domination (Su):</text:span></text:span><text:span text:style-name="Core_20_Body_20_Italic"><text:span text:style-name="T4"> </text:span></text:span><text:span text:style-name="T4">As an attack action, a vampire can crush an opponent’s will just by gazing into his or her eyes. The vampire can attempt to dominate only one target at a time, and the target must be within 30 feet and able to see the vampire. A target that fails a Will save (DC 10 + 1/2 vampire’s Hit Dice + vampire’s Charisma modifier) becomes the vampire’s thrall for 1 day per Hit Die of the vampire. The thrall temporarily loses all previous allegiances and adopts a singular, unswerving allegiance to the vampire. If the vampire commands its thrall to do something blatantly self-destructive, the target can make a Will save to break the vampire’s control. If the save succeeds, the target becomes free-willed and regains its previous allegiances.</text:span></text:p>
      <text:p text:style-name="P1"><text:span text:style-name="Core_20_Body_20_Italic"><text:span text:style-name="T5">Energy Drain (Su):</text:span></text:span><text:span text:style-name="T4"> A living creature hit by a vampire’s slam attack gains two negative levels. See page 226 for more information on energy drain and negative levels. A creature killed by a vampire’s energy drain attack rises as a vampire under its creator’s control (see Create Spawn, above).</text:span></text:p>
      <text:p text:style-name="P1"><text:span text:style-name="Core_20_Body_20_Italic"><text:span text:style-name="T5">Alternate Form (Su):</text:span></text:span><text:span text:style-name="T4"> A vampire can assume the form of a bat, rat, or wolf as a move action. The vampire can remain in that form until it assumes another form or until the next sunrise.</text:span></text:p>
      <text:p text:style-name="P1"><text:span text:style-name="Core_20_Body_20_Italic"><text:span text:style-name="T5">Children of the Night (Su):</text:span></text:span><text:span text:style-name="T4"> Vampires command the lesser creatures of the world and, once per day, can call forth a pack of 4d8 rats, a swarm of 10d10 bats, or a pack of 3d6 wolves as a full-round action. These creatures arrive in 2d6 rounds and serve the vampire for up to 1 hour.</text:span></text:p>
      <text:p text:style-name="P1"><text:span text:style-name="Core_20_Body_20_Italic"><text:span text:style-name="T5">Damage Reduction 15/+1 (Su):</text:span></text:span><text:span text:style-name="T4"> In campaigns without magic weapons, the GM can disregard the vampire’s damage reduction, change it to 15/silver or 15/wood, or apply the damage reduction only to certain types of weapons (ballistic, bludgeoning, piercing, slashing, or sonic/concussion).</text:span></text:p>
      <text:p text:style-name="P1"><text:span text:style-name="Core_20_Body_20_Italic"><text:span text:style-name="T5">Fast Healing 5 (Ex):</text:span></text:span><text:span text:style-name="T5"> </text:span><text:span text:style-name="T4">A vampire heals 5 points of damage each round so long as it has at least 1 hit point. If reduced to 0 hit points or lower, a vampire automatically assumes gaseous form (see below) and attempts to escape. It must reach its coffin home within 2 hours or be destroyed. (It can travel up to nine miles in 2 hours.) Once at rest in its coffin, its hit points rise to 1 hit point after 1 hour; the vampire then resumes healing at the rate of 5 hit points per round.</text:span></text:p>
      <text:p text:style-name="P1"><text:span text:style-name="Core_20_Body_20_Italic"><text:span text:style-name="T5">Gaseous Form (Su):</text:span></text:span><text:span text:style-name="Core_20_Body_20_Italic"><text:span text:style-name="T4"> </text:span></text:span><text:span text:style-name="T4">As a move action, the vampire (and all its gear) becomes insubstantial, misty, and translucent. The vampire gains damage reduction 20/+1 in this form. Its armor (including natural armor) ceases to modify its Defense, though other modifiers (such as from Dexterity and size) still apply. The vampire cannot attack or use supernatural abilities while in gaseous form. </text:span></text:p>
      <text:p text:style-name="P1"><text:span text:style-name="T4">A vampire in this form can remain gaseous indefinitely and has a fly speed of 20 feet with perfect maneuverability. It can pass through small holes or narrow openings, even mere cracks. Its gaseous form is subject to wind and cannot enter water or other liquid.</text:span></text:p>
      <text:p text:style-name="P1"><text:span text:style-name="Core_20_Body_20_Italic"><text:span text:style-name="T5">Cold Resistance 20 (Ex):</text:span></text:span><text:span text:style-name="T4"> A vampire ignores the first 20 points of cold damage from any cold-based attack.</text:span></text:p>
      <text:p text:style-name="P1"><text:span text:style-name="Core_20_Body_20_Italic"><text:span text:style-name="T5">Electricity Resistance 20 (Ex):</text:span></text:span><text:span text:style-name="T5"> </text:span><text:span text:style-name="T4">A vampire ignores the first 20 points of electricity damage from any electricity-based attack.</text:span></text:p>
      <text:p text:style-name="P1"><text:span text:style-name="Core_20_Body_20_Italic"><text:span text:style-name="T5">Spider Climb (Ex):</text:span></text:span><text:span text:style-name="T5"> </text:span><text:span text:style-name="T4">A vampire can climb sheer surfaces as though with a </text:span><text:span text:style-name="Core_20_Body_20_Italic"><text:span text:style-name="T4">spider climb</text:span></text:span><text:span text:style-name="T4"> spell.</text:span></text:p>
      <text:p text:style-name="P1"><text:span text:style-name="Core_20_Body_20_Italic"><text:span text:style-name="T5">Turn Resistance (Ex):</text:span></text:span><text:span text:style-name="T4"> A vampire has +4 turn resistance.</text:span></text:p>
      <text:p text:style-name="P1"><text:span text:style-name="Core_20_Body_20_Italic"><text:span text:style-name="T5">Darkvision (Ex): </text:span></text:span><text:span text:style-name="T4">Vampires have darkvision with a range of 60 feet. </text:span></text:p>
      <text:p text:style-name="P1"><text:span text:style-name="Core_20_Body_20_Italic"><text:span text:style-name="T5">Weaknesses (Ex):</text:span></text:span><text:span text:style-name="T4"> A vampire has several weaknesses, described below. A vampire can have fewer weaknesses, but each lost weakness costs a vampire one of its other special qualities. For example, a vampire that is immune to the effects of garlic might be unable to summon children of the night.</text:span></text:p>
      <text:p text:style-name="P1"><text:span text:style-name="T5">Direct Sunlight:</text:span><text:span text:style-name="T4"> The merest sliver of sunlight deals 2d6 points of damage to a vampire. A vampire exposed to direct sunlight for 1 full round must succeed on a Fortitude save (DC 20) or be consumed by fire and destroyed utterly.</text:span></text:p>
      <text:p text:style-name="P1"><text:span text:style-name="T5">Garlic:</text:span><text:span text:style-name="T4"> A vampire cannot enter or pass through any 5-foot square containing garlic. A vampire takes a –2 penalty on melee attack rolls against a target wearing garlic.</text:span></text:p>
      <text:p text:style-name="P1"><text:span text:style-name="T5">Holy Symbol:</text:span><text:span text:style-name="T4"> A vampire takes a –2 penalty on melee attack rolls against a creature prominently wearing or brandishing a holy symbol. The symbol’s touch deals 1d4 points of holy damage to a vampire, and a vampire reduced to 0 hit points in this fashion is destroyed utterly. This holy damage can be healed only by </text:span><text:span text:style-name="Core_20_Body_20_Italic"><text:span text:style-name="T4">inflict </text:span></text:span><text:span text:style-name="T4">spells.</text:span></text:p>
      <text:p text:style-name="P1"><text:span text:style-name="T5">Inviolate Sanctuary:</text:span><text:span text:style-name="T4"> A vampire cannot enter a privately owned residence unless invited in by the rightful owner or tenant.</text:span></text:p>
      <text:p text:style-name="P1"><text:span text:style-name="T5">Mirror:</text:span><text:span text:style-name="T4"> A vampire in view of a mirror cannot use its domination special quality (see above).</text:span></text:p>
      <text:p text:style-name="P1"><text:span text:style-name="T5">Running Water:</text:span><text:span text:style-name="T4"> A vampire cannot cross running water (but may be carried across). A vampire immersed in running water loses one-third of its remaining hit points each round until it is destroyed at the end of the third round.</text:span></text:p>
      <text:p text:style-name="P1"><text:span text:style-name="T5">Wooden Stake: </text:span><text:span text:style-name="T4">Wooden weapons that deal piercing damage (such as wooden stakes, arrows, pool cues, spear shafts, and table legs) threaten a critical hit against a vampire on a natural 20 (unless noted otherwise), even though vampires are normally immune to critical hits. A successful critical hit destroys a vampire instantly, turning it to dust.</text:span></text:p>
      <text:p text:style-name="P1"><text:span text:style-name="T5">Allegiances: </text:span><text:span text:style-name="T4">Previous allegiances are lost, replaced by allegiances to chaos, evil, and master (or simply chaos and evil if the master vampire has been destroyed). Changed allegiances might cause the loss of particular class abilities.</text:span></text:p>
      <text:p text:style-name="P1"><text:span text:style-name="T5">Ability Scores: </text:span><text:span text:style-name="T4">Vampires gain the following ability score increases: Str +6, Dex +4, Int +2, Wis +2, Cha +4. As undead creatures, vampires have no Constitution score.</text:span></text:p>
      <text:p text:style-name="P1"><text:soft-page-break/><text:span text:style-name="T5">Skills:</text:span><text:span text:style-name="T4"> Same as the base creature (human vampires retain the extra skill points afforded to all humans). Vampires receive a +8 species bonus on Bluff, Hide, Listen, Move Silently, Search, Sense Motive, and Spot checks.</text:span></text:p>
      <text:p text:style-name="P1"><text:span text:style-name="T5">Feats:</text:span><text:span text:style-name="T4"> Vampires gain the bonus feats Alertness, Combat Reflexes, Dodge, Improved Initiative, and Lightning Reflexes, assuming the base creature meets the prerequisites and doesn’t already have these feats. Human vampires keep the extra feat they gained as a 1st-level human character.</text:span></text:p>
      <text:p text:style-name="P1"><text:span text:style-name="T5">Advancement:</text:span><text:span text:style-name="T4"> By character class.</text:span></text:p>
      <text:p text:style-name="P2"/>
      <text:p text:style-name="P1"><text:span text:style-name="T5">Vampire (Human Fast Hero 2/Charismatic Hero 3):</text:span><text:span text:style-name="T4"> CR 7; Medium-size undead; HD 5d12; hp 32; Mas —; Init +8; Spd 30 ft.; Defense 25, touch 19, flat-footed 21 (+4 Dex, +5 class, +6 natural); BAB +2; Grap +6; Atk +6 melee (1d6+4, slam); Full Atk +6 melee (1d6+4, slam) +7 melee (2d6/19–20, mastercraft katana), or +6 ranged; FS 5 ft. by 5 ft.; Reach 5 ft.; SQ blood drain, create spawn, domination (DC 17), energy drain, alternate form, chil­dren of the night, dam­age re­duction 15/+1, fast healing 5, gaseous form, cold and electricity resistance 20, spider climb, +4 turn resistance, darkvision 60 ft., weaknesses; AL evil, chaos, master; SV Fort +2, Ref +10, Will +3; AP 2; Rep +5; Str 19, Dex 18, Con —, Int 14, Wis 10, Cha 20.</text:span></text:p>
      <text:p text:style-name="P1"><text:span text:style-name="T5">Skills:</text:span><text:span text:style-name="T4"> Bluff +17*, Diplomacy +9*, Disguise +9, Drive +8, Gather Information +9*, Hide +18, Intimidate +9*, Knowledge (art) +6, Knowledge (current events) +7, Knowledge (popular culture) +7, Perform (stringed instruments) +9*, Listen +10, Move Silently +18, Read/Write Language (any two), Search +10, Sense Motive +8, Speak Language (any two), Spot +10.</text:span></text:p>
      <text:p text:style-name="P1"><text:span text:style-name="T4">*The vampire gains a +3 bonus on these Charisma-based skill checks when influencing members of its chosen gender (see Charm).</text:span></text:p>
      <text:p text:style-name="P1"><text:span text:style-name="T5">Feats:</text:span><text:span text:style-name="T4"> Alertness, Combat Reflexes, Dodge, Exotic Melee Weapon (katana), Improved Initiative, Iron Will, Lightning Reflexes, Renown, Simple Weapons Proficiency, Stealthy, Windfall.</text:span></text:p>
      <text:p text:style-name="P1"><text:span text:style-name="T5">Talent (Fast Hero):</text:span><text:span text:style-name="T4"> Evasion.</text:span></text:p>
      <text:p text:style-name="P1"><text:span text:style-name="T5">Talents (Charismatic Hero): </text:span><text:span text:style-name="T4">Charm, favor.</text:span></text:p>
      <text:p text:style-name="P1"><text:span text:style-name="T5">Possessions: </text:span><text:span text:style-name="T4">Aston-Martin Vanquish sports coupe, eight-bedroom mansion, designer formal wear, mastercraft katana (+1), cell phone, desktop computer (with cellular modem, printer, and scanner), mastercraft violin (+1).</text:span></text:p>
      <text:p text:style-name="P2"/>
      <text:p text:style-name="P1"><text:span text:style-name="T9">Werewolf (Template)</text:span></text:p>
      <text:p text:style-name="P1"><text:span text:style-name="T4">Natural werewolves are humanoids born with the ability to assume wolf and hybrid forms. A humanoid who contracts lycanthropy after being wounded by a werewolf becomes an afflicted werewolf.</text:span></text:p>
      <text:h text:style-name="P15" text:outline-level="3"><text:span text:style-name="T5">Template Traits</text:span></text:h>
      <text:p text:style-name="P1"><text:span text:style-name="T4">“Werewolf” is a template (inherited for natural werewolves, acquired for afflicted werewolves) that can be added to any humanoid creature (referred to hereafter as the character).</text:span></text:p>
      <text:p text:style-name="P1"><text:span text:style-name="T4">A werewolf uses either the character’s or the wolf’s statistics and special abilities in addition to those described below.</text:span></text:p>
      <text:p text:style-name="P1"><text:span text:style-name="T5">Challenge Rating: </text:span><text:span text:style-name="T4">Same as the character +2. </text:span></text:p>
      <text:p text:style-name="P1"><text:span text:style-name="T5">Hit Dice:</text:span><text:span text:style-name="T4"> Same as the character plus the wolf’s Hit Dice (2d8).</text:span></text:p>
      <text:p text:style-name="P1"><text:span text:style-name="T5">Speed: </text:span><text:span text:style-name="T4">Same as the character, or 50 feet for hybrid and wolf form.</text:span></text:p>
      <text:p text:style-name="P1"><text:span text:style-name="T5">Defense:</text:span><text:span text:style-name="T4"> Same as the character while in humanoid form. In hybrid and animal form, the creature gains a +2 natural armor bonus. This bonus does not stack with other natural armor bonuses.</text:span></text:p>
      <text:p text:style-name="P1"><text:span text:style-name="T5">Base Attack: </text:span><text:span text:style-name="T4">Same as the character +1.</text:span></text:p>
      <text:p text:style-name="P1"><text:span text:style-name="T5">Grapple Bonus: </text:span><text:span text:style-name="T4">Apply modifiers for Strength depending on the lycanthrope’s form.</text:span></text:p>
      <text:p text:style-name="P1"><text:span text:style-name="T5">Attacks: </text:span><text:span text:style-name="T4">Same as the character while in humanoid form. In hybrid and animal form, a werewolf attacks with its powerful bite, dealing 1d6 points of damage plus its Strength modifier.</text:span></text:p>
      <text:p text:style-name="P1"><text:soft-page-break/><text:span text:style-name="T5">Special Qualities:</text:span><text:span text:style-name="T4"> A werewolf retains all the special qualities of the character and gains the additional special qualities listed below.</text:span></text:p>
      <text:p text:style-name="P1"><text:span text:style-name="Core_20_Body_20_Italic"><text:span text:style-name="T5">Alternate Form (Su):</text:span></text:span><text:span text:style-name="Core_20_Body_20_Italic"><text:span text:style-name="T4"> </text:span></text:span><text:span text:style-name="T4">A werewolf can assume wolf or hybrid form, but its gear is not absorbed into the new form. The bipedal hybrid form is about 6 feet tall, with a short tail and thick fur. The legs are like those of a wolf, and the head combines humanoid and lupine features in degrees that vary from one werewolf to the next. The animal form is that of a fully-grown wolf without any trace of human features.</text:span></text:p>
      <text:p text:style-name="P1"><text:span text:style-name="T4">Changing to or from wolf or hybrid form is a move action. Upon assuming either form, the werewolf regains hit points as if having rested for a day. A slain werewolf reverts to its humanoid form, although it remains dead. Afflicted werewolves find this ability difficult to control (see Lycanthropy as an Affliction, below), but natural lycanthropes have full control over this power.</text:span></text:p>
      <text:p text:style-name="P1"><text:span text:style-name="Core_20_Body_20_Italic"><text:span text:style-name="T5">Curse of Lycanthropy (Su):</text:span></text:span><text:span text:style-name="T4"> Any humanoid hit by a werewolf’s bite attack (in wolf or hybrid form) must succeed on a Fortitude save (DC 15) or contract lycanthropy.</text:span></text:p>
      <text:p text:style-name="P1"><text:span text:style-name="Core_20_Body_20_Italic"><text:span text:style-name="T5">Trip (Ex):</text:span></text:span><text:span text:style-name="T5"> </text:span><text:span text:style-name="T4">A werewolf in wolf form that hits with a bite attack can attempt to trip its opponent as a free action without making a touch attack or provoking an attack of opportunity. If the attempt fails, the opponent cannot react to trip the werewolf.</text:span></text:p>
      <text:p text:style-name="P1"><text:span text:style-name="Core_20_Body_20_Italic"><text:span text:style-name="T5">Scent (Ex):</text:span></text:span><text:span text:style-name="T5"> </text:span><text:span text:style-name="T4">This ability allows a werewolf in wolf or hybrid form to detect approaching enemies, sniff out hidden foes, and track by sense of smell.</text:span></text:p>
      <text:p text:style-name="P1"><text:span text:style-name="Core_20_Body_20_Italic"><text:span text:style-name="T5">Damage Reduction 15/Silver (Su):</text:span></text:span><text:span text:style-name="T5"> </text:span><text:span text:style-name="T4">A werewolf in wolf or hybrid form ignores the first 15 points of damage dealt by a nonsilver or nonmagical weapon but takes full damage from silvered weapons or weapons with a +1 or better magic bonus.</text:span></text:p>
      <text:p text:style-name="P1"><text:span text:style-name="Core_20_Body_20_Italic"><text:span text:style-name="T5">Wolf Empathy (Ex):</text:span></text:span><text:span text:style-name="T5"> </text:span><text:span text:style-name="T4">A werewolf can communicate with wolves in any form and gains a +4 species bonus on Diplomacy checks when influencing a wolf’s attitude. A friendly wolf understands and heeds simple commands, such as “wait,” “chase,” “flee,” and “attack.”</text:span></text:p>
      <text:p text:style-name="P1"><text:span text:style-name="Core_20_Body_20_Italic"><text:span text:style-name="T5">Darkvision (Ex): </text:span></text:span><text:span text:style-name="T4">In their wolf and hybrid forms, werewolves have darkvision with a range of 60 feet.</text:span></text:p>
      <text:p text:style-name="P1"><text:span text:style-name="T5">Saves:</text:span><text:span text:style-name="T4"> Same as the character, with a +3 bonus on Fortitude and Reflex saves.</text:span></text:p>
      <text:p text:style-name="P1"><text:span text:style-name="T5">Ability Scores: </text:span><text:span text:style-name="T4">Werewolves gain the following ability score increases: Con +4, Wis +2. Additionally, a werewolf that assumes wolf and hybrid form gains the following additional benefits for as long as it remains in either form: Str +2, Dex +4.</text:span></text:p>
      <text:p text:style-name="P1"><text:span text:style-name="T5">Allegiances: </text:span><text:span text:style-name="T4">A natural werewolf typically has allegiance to chaos and evil. An afflicted werewolf gains the chaos and evil allegiances (displacing other allegiances, if need be). These allegiances can be removed only when the werewolf has the ability to control the curse of lycanthropy by taking 10 on a Control Shape check. </text:span></text:p>
      <text:p text:style-name="P1"><text:span text:style-name="T5">Skills:</text:span><text:span text:style-name="T4"> Same as the character, with a +1 species bonus on Hide checks, a +2 species bonus on Move Silently checks, a +3 species bonus on Spot checks, and a +5 species bonus on Listen checks. A werewolf in wolf or hybrid form also gains a +4 species bonus on Survival checks when tracking by scent.</text:span></text:p>
      <text:p text:style-name="P1"><text:span text:style-name="T5">Feats:</text:span><text:span text:style-name="T4"> Same as the character. A werewolf gains the bonus feats Iron Will and Weapon Finesse (bite).</text:span></text:p>
      <text:p text:style-name="P1"><text:span text:style-name="T5">Talents:</text:span><text:span text:style-name="T4"> Same as the character.</text:span></text:p>
      <text:p text:style-name="P2"/>
      <text:p text:style-name="P1"><text:span text:style-name="T5">Werewolf in Humanoid Form (Human Strong Hero 5): </text:span><text:span text:style-name="T4">CR 7; Medium-size humanoid; HD 5d8+15 plus 2d8+6; hp 52; Mas 17; Init +2; Spd 30 ft.; Defense 15, touch 15, flat-footed 13 (+2 Dex, +3 class); BAB +5; Grap +8; Atk +8 melee (1d6+6/19–20, cleaver); Full Atk +8 melee (1d6+6/19–20, cleaver), or +7 ranged (2d8, Mossberg); FS 5 ft. by 5 ft.; Reach 5 ft.; SQ alternate form, trip, scent, wolf empathy; AL evil, chaos; SV Fort +9, Ref +6, Will +2; AP 2; Rep +1; Str 16, Dex 14, Con 17, Int 12, Wis 12, Cha 8.</text:span></text:p>
      <text:p text:style-name="P1"><text:span text:style-name="T5">Skills:</text:span><text:span text:style-name="T4"> Climb +9, Handle Animal +3, Hide +3, Jump +7, Knowledge (current events) +5, Knowledge (popular culture) +5, Knowledge (streetwise) +5, Listen +6, Move Silently +4, Profession +5, Read/Write Language (any two), Speak Language (any two), Spot +4, Swim +9.</text:span></text:p>
      <text:p text:style-name="P1"><text:span text:style-name="T5">Feats:</text:span><text:span text:style-name="T4"> Athletic, Heroic Surge, Iron Will, Personal Firearms Proficiency, Power Attack, Simple Weapons Proficiency, Weapon Finesse (bite).</text:span></text:p>
      <text:p text:style-name="P1"><text:span text:style-name="T5">Talents (Strong Hero): </text:span><text:span text:style-name="T4">Melee smash, improved melee smash, advanced melee smash.</text:span></text:p>
      <text:p text:style-name="P1"><text:span text:style-name="T5">Possessions: </text:span><text:span text:style-name="T4">Mossberg (12-gauge shotgun), 12 rounds of 12-gauge ammunition, cleaver, casual clothes.</text:span></text:p>
      <text:p text:style-name="P2"/>
      <text:p text:style-name="P1"><text:span text:style-name="T5">Werewolf in Hybrid or Wolf Form (Human Strong Hero 5): </text:span><text:span text:style-name="T4">As humanoid form except: Init +4; Spd 50 ft.; Defense 17, touch 15, flat-footed 15 (+2 Dex, +3 class, +2 natural); Grap +9; Atk +9 melee (1d6+7, bite); Full Atk +9 melee (1d6+7, bite), or +9 ranged; SQ alternate form, curse of lycanthropy, trip, scent, damage reduction 15/silver, wolf empathy, darkvision 60 ft.; SV Ref +8; Str 18, Dex 18.</text:span></text:p>
      <text:p text:style-name="P1"><text:span text:style-name="T5">Adjusted Skills:</text:span><text:span text:style-name="T4"> Climb +10, Hide +5, Jump +8, Move Silently +6, Swim +10, Survival +5 (when tracking by scent).</text:span></text:p>
      <text:p text:style-name="P2"><text:soft-page-break/></text:p>
      <text:h text:style-name="P15" text:outline-level="3"><text:span text:style-name="T5">Lycanthropy as an Affliction</text:span></text:h>
      <text:p text:style-name="P1"><text:span text:style-name="T4">When a character contracts lycanthropy through a werewolf’s attack, no symptoms appear until the first night of the next full moon. On that night, the afflicted character involuntarily assumes animal form and becomes a ravenous beast, forgetting his or her own identity. The character remains in animal form until dawn and remembers nothing about the incident.</text:span></text:p>
      <text:p text:style-name="P1"><text:span text:style-name="T4">Thereafter, the character is subject to involuntary transformation under the full moon and whenever damaged in combat. He or she feels an overwhelming rage building up and must succeed on a Control Shape check to resist changing into animal form.</text:span></text:p>
      <text:p text:style-name="P2"/>
      <text:h text:style-name="P15" text:outline-level="3"><text:span text:style-name="T5">Curing Lycanthropy</text:span></text:h>
      <text:p text:style-name="P1"><text:span text:style-name="T4">An afflicted character who eats a sprig of belladonna (also called wolfsbane) within an hour of a lycanthrope’s attack can attempt a Fortitude save (DC 20) to shake off the affliction. If someone with ranks in the Treat Injury skill administers the herb, use the character’s saving throw or the healer’s Treat Injury check, whichever is higher. The character gets only one chance, no matter how much belladonna is consumed. The belladonna must be reasonably fresh (picked within the last week).</text:span></text:p>
      <text:p text:style-name="P1"><text:span text:style-name="T4">Fresh or not, belladonna is toxic. A character consuming the herb must succeed on a Fortitude save (DC 13) or take initial damage of 1d6 points of temporary Strength. One minute later, the character must succeed on a second save (same DC) or take an additional 2d6 points of temporary Strength damage.</text:span></text:p>
      <text:p text:style-name="P1"><text:span text:style-name="T4">The only other way to remove the curse of lycanthropy is to cast remove curse or break enchantment on the character during one of the three days of the full moon. After receiving the spell, the character must succeed on a Will save (DC 20) to break the curse (the caster knows whether the spell works). Otherwise, the process must be repeated. Characters undergoing this cure are often kept bound or confined in cages until the cure takes effect.</text:span></text:p>
      <text:p text:style-name="P1"><text:span text:style-name="T4">Only afflicted lycanthropes can be cured of lycanthropy. Natural lycanthropy cannot be cured.</text:span></text:p>
      <text:p text:style-name="P2"/>
      <text:h text:style-name="P15" text:outline-level="3"><text:span text:style-name="T5">New Skill: Control Shape (Wis) Trained Only</text:span></text:h>
      <text:p text:style-name="P1"><text:span text:style-name="T4">Any character who has contracted lycanthropy and is aware of his or her condition can learn Control Shape as a class skill. This determines whether the afflicted werewolf can voluntarily control his shape. Natural lycanthropes have control over their shapeshifting abilities.</text:span></text:p>
      <text:p text:style-name="P1"><text:span text:style-name="T4">Check: The afflicted character must make a check at moonrise each night of the full moon to resist involuntarily assuming animal form. An injured character must also check for an involuntary change after accumulating enough damage to reduce his or her hit point total to three-quarters of its full normal value and again after each additional one-quarter lost (save DC same as for full moon).</text:span></text:p>
      <text:p text:style-name="P2"/>
      <table:table table:name="Table4" table:style-name="Table4">
        <table:table-column table:style-name="Table4.A"/>
        <table:table-column table:style-name="Table4.B"/>
        <table:table-row table:style-name="Table4.1">
          <table:table-cell table:style-name="Table4.A1" office:value-type="string">
            <text:p text:style-name="P5"><text:span text:style-name="T2">Task</text:span></text:p>
          </table:table-cell>
          <table:table-cell table:style-name="Table4.A1" office:value-type="string">
            <text:h text:style-name="P22" text:outline-level="4"><text:span text:style-name="T2">DC</text:span></text:h>
          </table:table-cell>
        </table:table-row>
        <table:table-row table:style-name="Table4.1">
          <table:table-cell table:style-name="Table4.A2" office:value-type="string">
            <text:p text:style-name="P4"><text:span text:style-name="T7">Resist involuntary change</text:span></text:p>
          </table:table-cell>
          <table:table-cell table:style-name="Table4.A2" office:value-type="string">
            <text:p text:style-name="P7"><text:span text:style-name="T7">25</text:span></text:p>
          </table:table-cell>
        </table:table-row>
        <table:table-row table:style-name="Table4.1">
          <table:table-cell table:style-name="Table4.A2" office:value-type="string">
            <text:p text:style-name="P1"><text:span text:style-name="T7">Return to humanoid form (full moon </text:span><text:span text:style-name="superscript_20__23__20_in_20_tables"><text:span text:style-name="T13">1</text:span></text:span><text:span text:style-name="T7">)</text:span></text:p>
          </table:table-cell>
          <table:table-cell table:style-name="Table4.A2" office:value-type="string">
            <text:p text:style-name="P6"><text:span text:style-name="T7">25</text:span></text:p>
          </table:table-cell>
        </table:table-row>
        <table:table-row table:style-name="Table4.1">
          <table:table-cell table:style-name="Table4.A2" office:value-type="string">
            <text:p text:style-name="P1"><text:span text:style-name="T7">Return to humanoid form (not full moon)</text:span></text:p>
          </table:table-cell>
          <table:table-cell table:style-name="Table4.A2" office:value-type="string">
            <text:p text:style-name="P6"><text:span text:style-name="T7">20</text:span></text:p>
          </table:table-cell>
        </table:table-row>
        <table:table-row table:style-name="Table4.1">
          <table:table-cell table:style-name="Table4.A2" office:value-type="string">
            <text:p text:style-name="P1"><text:span text:style-name="T7">Voluntary change (full moon)</text:span></text:p>
          </table:table-cell>
          <table:table-cell table:style-name="Table4.A2" office:value-type="string">
            <text:p text:style-name="P6"><text:span text:style-name="T7">10</text:span></text:p>
          </table:table-cell>
        </table:table-row>
        <table:table-row table:style-name="Table4.1">
          <table:table-cell table:style-name="Table4.A2" office:value-type="string">
            <text:p text:style-name="P1"><text:span text:style-name="T7">Voluntary change (not full moon)</text:span></text:p>
          </table:table-cell>
          <table:table-cell table:style-name="Table4.A2" office:value-type="string">
            <text:p text:style-name="P6"><text:span text:style-name="T7">15</text:span></text:p>
          </table:table-cell>
        </table:table-row>
        <table:table-row table:style-name="Table4.7">
          <table:table-cell table:style-name="Table4.A7" table:number-columns-spanned="2" office:value-type="string">
            <text:p text:style-name="P4"><text:span text:style-name="superscript_20__23__20_in_20_tables"><text:span text:style-name="T7">1</text:span></text:span><text:span text:style-name="T7"> For game purposes, the full moon lasts three days every month.</text:span></text:p>
          </table:table-cell>
          <table:covered-table-cell/>
        </table:table-row>
      </table:table>
      <text:p text:style-name="P1"><text:span text:style-name="T5">Try Again?:</text:span><text:span text:style-name="T4"> Check for an involuntary change once each time a triggering event occurs. On a failed check to return to humanoid form (see below), the character must remain in animal or hybrid form until the next dawn, when he or she automatically returns to humanoid form.</text:span></text:p>
      <text:p text:style-name="P1"><text:span text:style-name="T5">Special: </text:span><text:span text:style-name="T4">A character can take 10, but cannot take 20.</text:span></text:p>
      <text:p text:style-name="P1"><text:soft-page-break/><text:span text:style-name="T4">When returning to normal form after an involuntary change, the character attempts a Wisdom check (DC 15) to realize what has happened. If the check succeeds, the character becomes aware of the affliction and can now voluntarily attempt to change to animal or hybrid form, using the appropriate DC. An attempt is a standard action and can be made each round. Any voluntary change to animal or hybrid form immediately and permanently changes the character’s two strongest allegiances to chaos and evil.</text:span></text:p>
      <text:p text:style-name="P1"><text:span text:style-name="T4">An afflicted character who is aware of his or her condition can also try to return to humanoid from after assuming animal or hybrid form, using the appropriate DC. Only one attempt is allowed, however, as described above.</text:span></text:p>
      <text:p text:style-name="P1"><text:span text:style-name="T4">Time: Attempting to control one’s shape is a full-round action.</text:span></text:p>
      <text:p text:style-name="P2"/>
      <text:h text:style-name="P21" text:outline-level="2"><text:span text:style-name="T8">Wolf</text:span></text:h>
      <text:p text:style-name="P1"><text:span text:style-name="T5">Species Traits</text:span></text:p>
      <text:p text:style-name="P1"><text:span text:style-name="T5">Scent (Ex):</text:span><text:span text:style-name="T4"> This ability allows a wolf to detect approaching enemies, sniff out hidden foes, and track by sense of smell. See Special Qualities for more information.</text:span></text:p>
      <text:p text:style-name="P1"><text:span text:style-name="T5">Trip (Ex): </text:span><text:span text:style-name="T4">A wolf that hits with a bite attack can attempt to trip the opponent as a free action (see page 152) without making a touch attack or provoking an attack of opportunity. If the attempt fails, the opponent cannot react to trip the wolf.</text:span></text:p>
      <text:p text:style-name="P1"><text:span text:style-name="T5">Skill Bonuses:</text:span><text:span text:style-name="T4"> Wolves receive a +4 species bonus on Survival checks when tracking by scent.</text:span></text:p>
      <text:p text:style-name="P2"/>
      <text:p text:style-name="P1"><text:span text:style-name="T5">Wolf: </text:span><text:span text:style-name="T4">CR 1; Medium-size animal; HD 2d8+4; hp 13; Mas 15; Init +2; Spd 50 ft.; Defense 14, touch 12, flat-footed 12 (+2 Dex, +2 natural); BAB +1; Grap +2; Atk +3 melee (1d6+1, bite); Full Atk +3 melee (1d6+1, bite); FS 5 ft. by 5 ft.; Reach5 ft.; SQ scent, trip, low-light vision; AL none; SV Fort +5, Ref +5, Will +1; AP 0; Rep +0; Str 13, Dex 15, Con 15, Int 2, Wis 12, Cha 6.</text:span></text:p>
      <text:p text:style-name="P1"><text:span text:style-name="T5">Skills:</text:span><text:span text:style-name="T4"> Hide+3, Listen +6, Move Silently +4, Spot +4, Survival +1 (+5 when tracking by scent).</text:span></text:p>
      <text:p text:style-name="P1"><text:span text:style-name="T5">Advancement:</text:span><text:span text:style-name="T4"> 3–4 HD (Large).</text:span></text:p>
      <text:p text:style-name="P2"/>
      <text:h text:style-name="P21" text:outline-level="2"><text:span text:style-name="T8">Wyrm</text:span></text:h>
      <text:p text:style-name="P1"><text:span text:style-name="T5">Species Traits</text:span></text:p>
      <text:p text:style-name="P1"><text:span text:style-name="T5">Breath Weapon (Su):</text:span><text:span text:style-name="T4"> A wyrm can breathe a 60-foot-long, 5-foot-wide line of fire every 1d4 rounds as an attack action. Any creature in the line of fire takes 10d10 points of damage, or half damage if a Reflex save (DC 25) succeeds. </text:span></text:p>
      <text:p text:style-name="P1"><text:span text:style-name="T5">Improved Grab (Ex): </text:span><text:span text:style-name="T4">To use this ability, a wyrm must hit with both claw attacks. If it gets a hold, it hangs on and stings. If a wyrm grabs a creature two or more size categories smaller, it automatically deals damage with both claws and its sting each round the hold is maintained. See Improved Grab.</text:span></text:p>
      <text:p text:style-name="P1"><text:span text:style-name="T5">Fling (Ex): </text:span><text:span text:style-name="T4">A wyrm can drop a creature it has grabbed or use an attack action to fling it aside. A flung creature travels 30 feet and takes 3d6 points of damage. If the wyrm flings it while flying, the creature takes this amount or falling damage, whichever is greater.</text:span></text:p>
      <text:p text:style-name="P1"><text:span text:style-name="T5">Poison (Ex): </text:span><text:span text:style-name="T4">A creature stung by a wyrm must succeed on a Fortitude save (DC 25) or take 2d6 points of temporary Constitution damage. After 1 minute has elapsed, the creature must succeed on a second save (DC 25) or take another 2d6 points of temporary Constitution damage.</text:span></text:p>
      <text:p text:style-name="P1"><text:span text:style-name="T5">Scent (Ex): </text:span><text:span text:style-name="T4">This ability allows a wyrm to detect approaching enemies, sniff out hidden foes, and track by sense of smell. See Special Qualities for more information.</text:span></text:p>
      <text:p text:style-name="P1"><text:span text:style-name="T5">Immunities (Ex):</text:span><text:span text:style-name="T4"> Wyrms are immune to </text:span><text:span text:style-name="Core_20_Body_20_Italic"><text:span text:style-name="T4">sleep</text:span></text:span><text:span text:style-name="T4">, </text:span><text:span text:style-name="Core_20_Body_20_Italic"><text:span text:style-name="T4">hold</text:span></text:span><text:span text:style-name="T4">, and paralysis effects.</text:span></text:p>
      <text:p text:style-name="P1"><text:span text:style-name="T5">Skill Bonus: </text:span><text:span text:style-name="T4">Wyrms receive a +3 species bonus on Spot checks during daylight hours.</text:span></text:p>
      <text:p text:style-name="P2"/>
      <text:p text:style-name="P1"><text:soft-page-break/><text:span text:style-name="T5">Wyrm (Adult): </text:span><text:span text:style-name="T4">CR 17; Huge dragon; HD 19d12+114; hp 237; Mas 23; Init –2; Spd 20 ft., fly 60 ft. (poor), burrow 20 ft.; Defense 21, touch 6, flat-footed 21 (–2 size, –2 Dex, +15 natural); BAB +19; Grap +37; Atk +28 melee (1d8+10 plus poison, sting); Full Atk +28 melee (1d8+10 plus poison, sting), +26 melee (2d8+5, bite), +26 melee (2d6+5, 2 claws); FS 15 ft. by 15 ft.; Reach 10 ft.; SQ breath weapon, improved grab, fling, poison, scent, immunities, darkvision 60 ft.; AL evil; SV Fort +17, Ref +9, Will +12; AP 0; Rep +0; Str 31, Dex 7, Con 23, Int 6, Wis 12, Cha 10.</text:span></text:p>
      <text:p text:style-name="P1"><text:span text:style-name="T5">Skills:</text:span><text:span text:style-name="T4"> Listen +22, Move Silently +17, Search +17, Spot +22 (+25 during daylight).</text:span></text:p>
      <text:p text:style-name="P1"><text:span text:style-name="T5">Feats:</text:span><text:span text:style-name="T4"> Alertness, Cleave (bite), Multiattack, Power Attack, Weapon Focus (sting).</text:span></text:p>
      <text:p text:style-name="P1"><text:span text:style-name="T5">Advancement:</text:span><text:span text:style-name="T4"> 20–26 HD (Huge); 27–38 HD (Gargantuan); 39–45 HD (Colossal).</text:span></text:p>
      <text:p text:style-name="P2"/>
      <text:p text:style-name="P1"><text:span text:style-name="T5">Wyrm (Hatchling): </text:span><text:span text:style-name="T4">CR 6; Medium-size dragon; HD 7d12+14; hp 59; Mas 15; Init +0; Spd 20 ft., fly 60 ft. (poor), burrow 20 ft.; Defense 18, touch 10, flat-footed 18 (+8 natural); BAB +7; Grap +9; Atk +10 melee (1d4+2 plus poison, sting); Full Atk +10 melee (1d4+2 plus poison, sting), +4 melee (1d8+1, bite), +4 melee (1d6+1, 2 claws); FS 5 ft. by 5 ft.; Reach 5 ft.; SQ breath weapon (DC 15; 3d10 points of fire damage), improved grab, poison (save DC 15; initial and secondary 2d6 Con), scent, immunities, darkvision 60 ft.; AL evil; SV Fort +7, Ref +5, Will +6; AP 0; Rep +0; Str 15, Dex 10, Con 15, Int 6, Wis 12, Cha 10.</text:span></text:p>
      <text:p text:style-name="P1"><text:span text:style-name="T5">Skills:</text:span><text:span text:style-name="T4"> Listen +10, Move Silently +7, Search +5, Spot +10 (+13 during daylight).</text:span></text:p>
      <text:p text:style-name="P1"><text:span text:style-name="T5">Feats:</text:span><text:span text:style-name="T4"> Alertness, Weapon Focus (sting).</text:span></text:p>
      <text:p text:style-name="P2"/>
      <text:p text:style-name="P1"><text:span text:style-name="T9">Zombie (Template)</text:span></text:p>
      <text:p text:style-name="P1"><text:span text:style-name="T4">Zombies do not speak, but they understand the orders of their creators.</text:span></text:p>
      <text:h text:style-name="P15" text:outline-level="3"><text:span text:style-name="T5">Template Traits</text:span></text:h>
      <text:p text:style-name="P1"><text:span text:style-name="T4"><text:s/>“Zombie” is a template that can be added to any corporeal creature other than an undead (referred to hereafter as the base creature. It uses all the base creature’s statistics and special abilities except as noted here.</text:span></text:p>
      <text:p text:style-name="P1"><text:span text:style-name="T5">Challenge Rating:</text:span><text:span text:style-name="T4"> A zombie’s challenge rating depends on its size: Tiny or smaller 1/8, Small 1/4, Medium-size 1/2, Large 3, Huge 6, Gargantuan 10, Colossal <text:s/>13.</text:span></text:p>
      <text:p text:style-name="P1"><text:span text:style-name="T5">Type: </text:span><text:span text:style-name="T4">The creature’s type changes to undead.</text:span></text:p>
      <text:p text:style-name="P1"><text:span text:style-name="T5">Hit Dice:</text:span><text:span text:style-name="T4"> Drop any Hit Dice gained from experience, double the number of Hit Dice left, and raise them to d12.</text:span></text:p>
      <text:p text:style-name="P1"><text:span text:style-name="T5">Speed: </text:span><text:span text:style-name="T4">If the base creature could fly, its maneuverability rating as a zombie drops to clumsy.</text:span></text:p>
      <text:p text:style-name="P1"><text:span text:style-name="T5">Defense: </text:span><text:span text:style-name="T4">A zombie’s natural armor bonus to Defense increases to a value based on the zombie’s size (but use the base creature’s natural armor bonus, if it’s higher): Tiny or smaller +0, Small +1, Medium-size +2, Large +3, Huge +4, Gargantuan +7, Colossal +11.</text:span></text:p>
      <text:p text:style-name="P1"><text:span text:style-name="T5">Attacks: </text:span><text:span text:style-name="T4">The zombie retains all the natural attacks and manufactured weapons of the base creature, but loses any weapon proficiency feats. A zombie also gains a slam attack.</text:span></text:p>
      <text:p text:style-name="P1"><text:span text:style-name="T5">Damage: </text:span><text:span text:style-name="T4">Natural and manufactured weapons deal damage normally. A slam attack deals damage depending on the zombie’s size (but use the base creature’s slam damage if it’s greater): Fine 1, Diminutive 1d2, Tiny 1d3, Small 1d4, Medium-size 1d6, Large 1d8, Huge 2d6, Gargantuan 2d8, Colossal 4d6.</text:span></text:p>
      <text:p text:style-name="P1"><text:span text:style-name="T4">For purposes of Strength bonuses to damage, a slam attack is considered a two-handed attack.</text:span></text:p>
      <text:p text:style-name="P1"><text:span text:style-name="T5">Special Qualities: </text:span><text:span text:style-name="T4">A zombie loses all of the base creature’s supernatural and spell-like qualities except for immunity or resistance to specific energy types. A zombie may retain any or all of the base creature’s extraordinary abilities, at the GM’s discretion. In addition to gaining the undead type, a zombie has the following special quality:</text:span></text:p>
      <text:p text:style-name="P1"><text:span text:style-name="Core_20_Body_20_Italic"><text:span text:style-name="T5">Move or Attack Action Only (Ex): </text:span></text:span><text:span text:style-name="T4">A zombie has poor reflexes and can perform only a single move action or attack action on its turn. It can only move and attack if it charges.</text:span></text:p>
      <text:p text:style-name="P1"><text:span text:style-name="T5">Allegiances: </text:span><text:span text:style-name="T4">A zombie loses any previous allegiances and adopts a new allegiance to its creator. This allegiance cannot be broken.</text:span></text:p>
      <text:p text:style-name="P1"><text:soft-page-break/><text:span text:style-name="T5">Saves:</text:span><text:span text:style-name="T4"> A zombie’s saving throw modifiers are based on Hit Dice and given in Table 8–2: Creature Saves and Base Attack Bonuses.</text:span></text:p>
      <text:p text:style-name="P1"><text:span text:style-name="T5">Action Points:</text:span><text:span text:style-name="T4"> A zombie does not acquire or amass action points. It loses any action points gained by the base creature.</text:span></text:p>
      <text:p text:style-name="P1"><text:span text:style-name="T5">Reputation Bonus: </text:span><text:span text:style-name="T4">A zombie has a +0 Reputation bonus.</text:span></text:p>
      <text:p text:style-name="P1"><text:span text:style-name="T5">Ability Scores: </text:span><text:span text:style-name="T4">A zombie’s ability scores change as follows: Str +2, Dex –2. Additionally, it has no Constitution or Intelligence score, its Wisdom changes to 10, and its Charisma decreases to 1.</text:span></text:p>
      <text:p text:style-name="P1"><text:span text:style-name="T5">Skills:</text:span><text:span text:style-name="T4"> The zombie loses all skills.</text:span></text:p>
      <text:p text:style-name="P1"><text:span text:style-name="T5">Feats:</text:span><text:span text:style-name="T4"> The zombie loses all of the base creature’s feats and gains the Toughness feat.</text:span></text:p>
      <text:p text:style-name="P2"/>
      <text:p text:style-name="P1"><text:span text:style-name="T5">Human Zombie:</text:span><text:span text:style-name="T4"> CR 1/2; Medium-size undead; HD 2d12 plus 3 (Toughness feat); hp 16; Init –1; Spd 30 ft.; Defense 11, touch 9, flat-footed 11 (–1 Dex, +2 natural); BAB +0; Grap +1; Atk +1 melee (1d6+1, slam); Full Atk +1 melee (1d6+1, slam); FS 5 ft. by 5 ft.; Reach 5 ft.; SQ undead, move or attack action only; AL none or creator; SV Fort +0, Ref –1, Will +3; AP 0; Rep +0; Str 13, Dex 8, Con —, Int —, Wis 10, Cha 1.</text:span></text:p>
      <text:p text:style-name="P1"><text:span text:style-name="T5">Skills:</text:span><text:span text:style-name="T4"> None.</text:span></text:p>
      <text:p text:style-name="P1"><text:span text:style-name="T5">Feats:</text:span><text:span text:style-name="T4"> Toughness.</text:span></text:p>
      <text:p text:style-name="P1"><text:span text:style-name="T5">Possessions: </text:span><text:span text:style-name="T4">Burial clothes.</text:span></text:p>
      <text:p text:style-name="P2"/>
      <text:p text:style-name="P1"><text:span text:style-name="T5">Huge Crocodile Zombie:</text:span><text:span text:style-name="T4"> CR 6; Huge undead; HD 14d12 plus 3 (Toughness feat); hp 94; Init +0; Spd 20 ft., swim 30 ft.; Defense 15, touch 8, flat-footed 15 (–2 size, +7 natural); BAB +5; Grap +22; Atk +12 melee (2d8+13, bite), or +12 melee (1d6+13, tail slap); Full Atk +12 melee (2d8+13, bite), or +12 melee (1d6+13, tail slap); FS 15 ft. by 15 ft.; Reach 10 ft.; SQ undead, move or attack action only, aquatic, improved grab, low-light vision; AL none or creator; SV Fort +9, Ref +6, Will +3; AP 0; Rep +0; Str 29, Dex 10, Con —, Int —, Wis 10, Cha 1.</text:span></text:p>
      <text:p text:style-name="P1"><text:span text:style-name="T5">Skills:</text:span><text:span text:style-name="T4"> None.</text:span></text:p>
      <text:p text:style-name="P1"><text:span text:style-name="T5">Feats:</text:span><text:span text:style-name="T4"> Toughness.</text:span></text:p>
      <text:p text:style-name="P2"/>
      <text:h text:style-name="P21" text:outline-level="2"><text:span text:style-name="T8">Researching Creatures</text:span></text:h>
      <text:p text:style-name="P1"><text:span text:style-name="T4">Researching a creature and learning its weaknesses will increase the likelihood of victory in the ultimate confrontation.</text:span></text:p>
      <text:p text:style-name="P1"><text:span text:style-name="T4">A hero can uncover secrets about a particular creature or type of creature through research. The success of any such endeavor is measured with Research skill checks.</text:span></text:p>
      <text:p text:style-name="P1"><text:span text:style-name="T4">Researching a creature takes 1d4 hours plus an additional 1d4 hours if the creature is unique or has traits unlike other members of its species. The type of information gleaned in this amount of time depends on the hero’s Research check result, as shown below.</text:span></text:p>
      <text:p text:style-name="P2"/>
      <table:table table:name="Table5" table:style-name="Table5">
        <table:table-column table:style-name="Table5.A"/>
        <table:table-column table:style-name="Table5.B"/>
        <text:soft-page-break/>
        <table:table-row table:style-name="Table5.1">
          <table:table-cell table:style-name="Table5.A1" office:value-type="string">
            <text:h text:style-name="P16" text:outline-level="3"><text:span text:style-name="T2">Type of Information</text:span></text:h>
          </table:table-cell>
          <table:table-cell table:style-name="Table5.A1" office:value-type="string">
            <text:h text:style-name="P17" text:outline-level="3"><text:span text:style-name="T2">Research Check DC</text:span></text:h>
          </table:table-cell>
        </table:table-row>
        <table:table-row table:style-name="Table5.1">
          <table:table-cell table:style-name="Table5.A2" office:value-type="string">
            <text:h text:style-name="P16" text:outline-level="3"><text:span text:style-name="T10">Type Traits</text:span></text:h>
          </table:table-cell>
          <table:table-cell table:style-name="Table5.A2" office:value-type="string">
            <text:h text:style-name="P18" text:outline-level="3"/>
          </table:table-cell>
        </table:table-row>
        <table:table-row table:style-name="Table5.1">
          <table:table-cell table:style-name="Table5.A2" office:value-type="string">
            <text:p text:style-name="P10"><text:span text:style-name="T7">Reveals a creature’s type and any traits common to that type.</text:span></text:p>
          </table:table-cell>
          <table:table-cell table:style-name="Table5.A2" office:value-type="string">
            <text:p text:style-name="P8"><text:span text:style-name="T7">15</text:span></text:p>
          </table:table-cell>
        </table:table-row>
        <table:table-row table:style-name="Table5.1">
          <table:table-cell table:style-name="Table5.A2" office:value-type="string">
            <text:p text:style-name="P1"><text:span text:style-name="T7">Species Traits</text:span></text:p>
          </table:table-cell>
          <table:table-cell table:style-name="Table5.A2" office:value-type="string">
            <text:p text:style-name="P3"/>
          </table:table-cell>
        </table:table-row>
        <table:table-row table:style-name="Table5.1">
          <table:table-cell table:style-name="Table5.A2" office:value-type="string">
            <text:p text:style-name="P10"><text:span text:style-name="T7">Reveals a specific creature’s Species Traits.</text:span></text:p>
          </table:table-cell>
          <table:table-cell table:style-name="Table5.A2" office:value-type="string">
            <text:p text:style-name="P8"><text:span text:style-name="T7">20</text:span></text:p>
          </table:table-cell>
        </table:table-row>
        <table:table-row table:style-name="Table5.1">
          <table:table-cell table:style-name="Table5.A2" office:value-type="string">
            <text:h text:style-name="P15" text:outline-level="3"><text:span text:style-name="T10">Unique Traits</text:span></text:h>
          </table:table-cell>
          <table:table-cell table:style-name="Table5.A2" office:value-type="string">
            <text:h text:style-name="P19" text:outline-level="3"/>
          </table:table-cell>
        </table:table-row>
        <table:table-row table:style-name="Table5.1">
          <table:table-cell table:style-name="Table5.A7" office:value-type="string">
            <text:p text:style-name="P11"><text:span text:style-name="T7">Reveals the unique attributes and weaknesses (if any) of a specific creature.</text:span></text:p>
          </table:table-cell>
          <table:table-cell table:style-name="Table5.A7" office:value-type="string">
            <text:p text:style-name="P9"><text:span text:style-name="T7">25</text:span></text:p>
          </table:table-cell>
        </table:table-row>
      </table:table>
      <text:p text:style-name="P2"/>
      <text:p text:style-name="P2"/>
      <text:h text:style-name="P21" text:outline-level="2"><text:span text:style-name="T8">Creature Weaknesses</text:span></text:h>
      <text:p text:style-name="P1"><text:span text:style-name="T4">Although a creature’s type and species determine many of its traits and abilities, GMs are encouraged to alter a creature’s physiology, behavior, abilities, tactics, and defenses when it serves the story or to confound players who think they know everything about their opponents. </text:span></text:p>
      <text:p text:style-name="P1"><text:span text:style-name="T4">The rules provided allow GMs to build custom monsters and ascribe special qualities to them. When designing a creature, the GM should also think of ways the creature can be defeated. <text:s/>From the heroes’ point of view, a creature’s weaknesses are more important than its abilities. <text:s/>Assigning weaknesses to creatures gives under-powered or poorly equipped heroes a fighting chance.</text:span></text:p>
      <text:p text:style-name="P1"><text:span text:style-name="T4">Table: Sources of Weakness lists many sources to which a creature may be vulnerable. A source can be a specific object, location, substance, sound, sensation, or activity. How the creature interacts with a source of weakness is left up to the GM, although most sources must be in close proximity to the creature (if not touching the creature) to affect it. GMs may roll randomly on the table, choose a source that suits the creature, or devise their own.</text:span></text:p>
      <text:p text:style-name="P2"/>
      <text:h text:style-name="P21" text:outline-level="2"><text:span text:style-name="T8">Source Effects</text:span></text:h>
      <text:p text:style-name="P1"><text:span text:style-name="T4">After determining a creature’s source of weakness, the GM needs to decide how the creature reacts when confronted by the source. <text:s/>Pick an effect that seems appropriate for the creature and the source.</text:span></text:p>
      <text:p text:style-name="P1"><text:span text:style-name="T4">A creature gets either a Fortitude or Will saving throw to overcome or resist the source of weakness; the DC of the save varies depending on the source’s strength:</text:span></text:p>
      <table:table table:name="Table6" table:style-name="Table6">
        <table:table-column table:style-name="Table6.A"/>
        <table:table-column table:style-name="Table6.B"/>
        <table:table-row table:style-name="Table6.1">
          <table:table-cell table:style-name="Table6.A1" office:value-type="string">
            <text:h text:style-name="P16" text:outline-level="3"><text:span text:style-name="T2">Strength of Source</text:span></text:h>
          </table:table-cell>
          <table:table-cell table:style-name="Table6.A1" office:value-type="string">
            <text:h text:style-name="P20" text:outline-level="3"><text:span text:style-name="T2">Save DC</text:span></text:h>
          </table:table-cell>
        </table:table-row>
        <table:table-row table:style-name="Table6.1">
          <table:table-cell table:style-name="Table6.A2" office:value-type="string">
            <text:p text:style-name="P4"><text:span text:style-name="T7">Easily resistible</text:span></text:p>
          </table:table-cell>
          <table:table-cell table:style-name="Table6.A2" office:value-type="string">
            <text:p text:style-name="P7"><text:span text:style-name="T7">10</text:span></text:p>
          </table:table-cell>
        </table:table-row>
        <table:table-row table:style-name="Table6.1">
          <table:table-cell table:style-name="Table6.A2" office:value-type="string">
            <text:p text:style-name="P1"><text:span text:style-name="T7">Moderate</text:span></text:p>
          </table:table-cell>
          <table:table-cell table:style-name="Table6.A2" office:value-type="string">
            <text:p text:style-name="P6"><text:span text:style-name="T7">15</text:span></text:p>
          </table:table-cell>
        </table:table-row>
        <table:table-row table:style-name="Table6.1">
          <table:table-cell table:style-name="Table6.A2" office:value-type="string">
            <text:p text:style-name="P1"><text:span text:style-name="T7">Strong</text:span></text:p>
          </table:table-cell>
          <table:table-cell table:style-name="Table6.A2" office:value-type="string">
            <text:p text:style-name="P6"><text:span text:style-name="T7">20</text:span></text:p>
          </table:table-cell>
        </table:table-row>
        <table:table-row table:style-name="Table6.1">
          <table:table-cell table:style-name="Table6.A5" office:value-type="string">
            <text:p text:style-name="P4"><text:span text:style-name="T7">Overpowering</text:span></text:p>
          </table:table-cell>
          <table:table-cell table:style-name="Table6.A5" office:value-type="string">
            <text:p text:style-name="P7"><text:span text:style-name="T7">25</text:span></text:p>
          </table:table-cell>
        </table:table-row>
      </table:table>
      <text:p text:style-name="P2"/>
      <text:p text:style-name="P1"><text:span text:style-name="T4">Creatures usually react to a source of weakness in one of six ways:</text:span></text:p>
      <text:p text:style-name="P1"><text:span text:style-name="T5">Addiction: </text:span><text:span text:style-name="T4">The creature is compelled to ingest, imbibe, or inhale the source. The source must be within 5 feet of the creature to affect it. On a successful Will save, the creature negates the compulsion. On a failed save, the creature spends a full-round action indulging its addiction, then may resume normal actions while suffering one or more of the following effects (GM’s choice):</text:span></text:p>
      <text:p text:style-name="P1"><text:span text:style-name="Bullet_20_Only"><text:span text:style-name="T4">•</text:span></text:span><text:span text:style-name="T4"> Creature takes a –2 penalty to Dexterity and Wisdom.</text:span></text:p>
      <text:p text:style-name="P1"><text:span text:style-name="Bullet_20_Only"><text:span text:style-name="T4">•</text:span></text:span><text:span text:style-name="T4"> Creature takes a –2 penalty on attack rolls and skill checks.</text:span></text:p>
      <text:p text:style-name="P1"><text:span text:style-name="Bullet_20_Only"><text:span text:style-name="T4">•</text:span></text:span><text:span text:style-name="T4"> Creature loses 10% of its current hit points.</text:span></text:p>
      <text:p text:style-name="P1"><text:span text:style-name="Bullet_20_Only"><text:span text:style-name="T4">•</text:span></text:span><text:span text:style-name="T4"> Blindness: The creature has a 50% miss chance in combat, loses any Dexterity bonus to Defense, moves at half speed, takes a –4 penalty on Strength and Dex­terity-based skills, and cannot make Spot checks. Foes gain a +2 bonus on attack rolls to hit the creature.</text:span></text:p>
      <text:p text:style-name="P1"><text:span text:style-name="Bullet_20_Only"><text:span text:style-name="T4">•</text:span></text:span><text:span text:style-name="T4"> Deafness: The creature takes a –4 penalty to initiative checks and has a 20% chance of spell failure when casting spells with verbal components. The creature cannot make Listen checks.</text:span></text:p>
      <text:p text:style-name="P1"><text:soft-page-break/><text:span text:style-name="Bullet_20_Only"><text:span text:style-name="T4">•</text:span></text:span><text:span text:style-name="T4"> Creature loses one of its extraordinary, supernatural, or spell-like special qualities.</text:span></text:p>
      <text:p text:style-name="P1"><text:span text:style-name="T4">Each effect lasts 1d4 hours. Even creatures immune to mind-affecting effects are susceptible to a source-induced addiction.</text:span></text:p>
      <text:p text:style-name="P1"><text:span text:style-name="T5">Attraction: </text:span><text:span text:style-name="T4">The creature is compelled to move as fast as it can toward the source. On a successful Will save, the creature resists the compulsion. On a failed save, the creature moves toward the source at its maximum speed, taking the safest and most direct route. Once it reaches the source, the compelled creature seeks to possess it. If the source isn’t something the creature can easily possess, it gets a new save every round to break the compulsion.</text:span></text:p>
      <text:p text:style-name="P1"><text:span text:style-name="T4">Even creatures immune to mind-affecting effects are susceptible to a source-induced attraction.</text:span></text:p>
      <text:p text:style-name="P1"><text:span text:style-name="T5">Aversion:</text:span><text:span text:style-name="T4"> The creature finds the source repellant. On a failed save, the creature cannot approach or remain within 1d4 x10 feet of it. In the case of traveling sounds, the creature moves away from the source as fast as it can, stopping only when it can no longer hear it. On a successful Will save, the creature overcomes its aversion and may approach the source freely.</text:span></text:p>
      <text:p text:style-name="P1"><text:span text:style-name="T4">A repelled creature that cannot move the requisite distance from the source suffers one or more of the following effects (GM’s choice):</text:span></text:p>
      <text:p text:style-name="P1"><text:span text:style-name="Bullet_20_Only"><text:span text:style-name="T4">•</text:span></text:span><text:span text:style-name="T4"> Creature takes a –2 morale penalty to Strength and Dexterity.</text:span></text:p>
      <text:p text:style-name="P1"><text:span text:style-name="Bullet_20_Only"><text:span text:style-name="T4">•</text:span></text:span><text:span text:style-name="T4"> Creature takes a –2 morale penalty on attack rolls, damage rolls, and skill checks.</text:span></text:p>
      <text:p text:style-name="P1"><text:span text:style-name="Bullet_20_Only"><text:span text:style-name="T4">•</text:span></text:span><text:span text:style-name="T4"> Creature takes a –2 penalty to Defense.</text:span></text:p>
      <text:p text:style-name="P1"><text:span text:style-name="Bullet_20_Only"><text:span text:style-name="T4">•</text:span></text:span><text:span text:style-name="T4"> Blindness: See Addiction, above.</text:span></text:p>
      <text:p text:style-name="P1"><text:span text:style-name="Bullet_20_Only"><text:span text:style-name="T4">•</text:span></text:span><text:span text:style-name="T4"> Deafness: See Addiction, above.</text:span></text:p>
      <text:p text:style-name="P1"><text:span text:style-name="Bullet_20_Only"><text:span text:style-name="T4">•</text:span></text:span><text:span text:style-name="T4"> Creature loses one of its extraordinary, supernatural or spell-like special qualities.</text:span></text:p>
      <text:p text:style-name="P1"><text:span text:style-name="T4">Each effect lasts until the creature leaves the affected area and for 1d4 rounds afterward. Even creatures immune to mind-affecting effects are susceptible to a source-induced aversion.</text:span></text:p>
      <text:p text:style-name="P1"><text:span text:style-name="T5">Fascination: </text:span><text:span text:style-name="T4">The creature finds the source fascinating and ceases all attacks and movement upon seeing, hearing, smelling, or otherwise perceiving it. On a successful Will save, the creature negates the fascination and can act normally. On a failed Will save, the creature can take no actions, and foes gain a +2 bonus on attack rolls against the creature. Any time the creature is attacked or takes damage, it gets a new save to negate the fascination. Otherwise, the fascination lasts as long as the creature can see, hear, smell, or otherwise perceive the source.</text:span></text:p>
      <text:p text:style-name="P1"><text:span text:style-name="T4">Even creatures immune to mind-affecting effects are susceptible to a source-induced fascination.</text:span></text:p>
      <text:p text:style-name="P1"><text:span text:style-name="T5">Fear:</text:span><text:span text:style-name="T4"> The creature is frightened by the source. If it fails its Will save, the creature flees from the source as fast as it can. If unable to flee, the creature takes a –2 morale penalty on attack rolls, weapon damage rolls, and saving throws. On a successful save, the creature overcomes the fear and can approach the source or otherwise act without penalty.</text:span></text:p>
      <text:p text:style-name="P1"><text:span text:style-name="T4">Even creatures immune to mind-affecting effects are susceptible to a source-induced fear.</text:span></text:p>
      <text:p text:style-name="P1"><text:span text:style-name="T5">Harm:</text:span><text:span text:style-name="T4"> Contact with the source or proximity to the source harms the creature in some fashion. On a successful Fortitude save, the creature negates the effect or, in the case of instant death or disintegration, takes damage instead. GMs may choose one of the following effects or invent their own:</text:span></text:p>
      <text:p text:style-name="P1"><text:span text:style-name="Bullet_20_Only"><text:span text:style-name="T4">•</text:span></text:span><text:span text:style-name="T4"> Blindness and deafness: See Addiction, above. The blindness and deafness last 1d4 hours.</text:span></text:p>
      <text:p text:style-name="P1"><text:span text:style-name="Bullet_20_Only"><text:span text:style-name="T4">•</text:span></text:span><text:span text:style-name="T4"> Creature loses all of its supernatural and spell-like special qualities.</text:span></text:p>
      <text:p text:style-name="P1"><text:span text:style-name="Bullet_20_Only"><text:span text:style-name="T4">•</text:span></text:span><text:span text:style-name="T4"> Creature is turned to stone instantly.</text:span></text:p>
      <text:p text:style-name="P1"><text:span text:style-name="Bullet_20_Only"><text:span text:style-name="T4">•</text:span></text:span><text:span text:style-name="T4"> Creature loses 50% of its current hit points.</text:span></text:p>
      <text:p text:style-name="P1"><text:span text:style-name="Bullet_20_Only"><text:span text:style-name="T4">•</text:span></text:span><text:span text:style-name="T4"> Creature drops dead. On a successful save, the creature takes 3d6+15 points of damage instead.</text:span></text:p>
      <text:p text:style-name="P1"><text:span text:style-name="Bullet_20_Only"><text:span text:style-name="T4">•</text:span></text:span><text:span text:style-name="T4"> Creature is disintegrated. On a successful save, the creature takes 5d6 points of damage instead.</text:span></text:p>
      <text:p text:style-name="P1"><text:soft-page-break/><text:span text:style-name="T4">Even creatures immune to effects that require Fortitude saves are susceptible to source-induced harm.</text:span></text:p>
      <text:p text:style-name="P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h text:style-name="P16" text:outline-level="3"><text:span text:style-name="T2">Table: Sources of Weakness</text:span></text:h>
          </table:table-cell>
          <table:covered-table-cell/>
          <table:covered-table-cell/>
          <table:covered-table-cell/>
        </table:table-row>
        <table:table-row table:style-name="Table7.2">
          <table:table-cell table:style-name="Table7.A2" office:value-type="string">
            <text:p text:style-name="P4"><text:span text:style-name="T6">d%</text:span></text:p>
          </table:table-cell>
          <table:table-cell table:style-name="Table7.A2" office:value-type="string">
            <text:p text:style-name="P4"><text:span text:style-name="T6">Source</text:span></text:p>
          </table:table-cell>
          <table:table-cell table:style-name="Table7.A2" office:value-type="string">
            <text:p text:style-name="P4"><text:span text:style-name="T6">d%</text:span></text:p>
          </table:table-cell>
          <table:table-cell table:style-name="Table7.A2" office:value-type="string">
            <text:p text:style-name="P4"><text:span text:style-name="T6">Source</text:span></text:p>
          </table:table-cell>
        </table:table-row>
        <table:table-row table:style-name="Table7.2">
          <table:table-cell table:style-name="Table7.A2" office:value-type="string">
            <text:p text:style-name="P1"><text:span text:style-name="T7">01</text:span></text:p>
          </table:table-cell>
          <table:table-cell table:style-name="Table7.A2" office:value-type="string">
            <text:p text:style-name="P1"><text:span text:style-name="T7">Alcohol or moonshine</text:span></text:p>
          </table:table-cell>
          <table:table-cell table:style-name="Table7.A2" office:value-type="string">
            <text:p text:style-name="P1"><text:span text:style-name="T7">49</text:span></text:p>
          </table:table-cell>
          <table:table-cell table:style-name="Table7.A2" office:value-type="string">
            <text:p text:style-name="P1"><text:span text:style-name="T7">Lilac-scented candles</text:span></text:p>
          </table:table-cell>
        </table:table-row>
        <table:table-row table:style-name="Table7.2">
          <table:table-cell table:style-name="Table7.A2" office:value-type="string">
            <text:p text:style-name="P1"><text:span text:style-name="T7">02</text:span></text:p>
          </table:table-cell>
          <table:table-cell table:style-name="Table7.A2" office:value-type="string">
            <text:p text:style-name="P1"><text:span text:style-name="T7">Amber</text:span></text:p>
          </table:table-cell>
          <table:table-cell table:style-name="Table7.A2" office:value-type="string">
            <text:p text:style-name="P1"><text:span text:style-name="T7">50</text:span></text:p>
          </table:table-cell>
          <table:table-cell table:style-name="Table7.A2" office:value-type="string">
            <text:p text:style-name="P1"><text:span text:style-name="T7">Mathematical equations</text:span></text:p>
          </table:table-cell>
        </table:table-row>
        <table:table-row table:style-name="Table7.2">
          <table:table-cell table:style-name="Table7.A2" office:value-type="string">
            <text:p text:style-name="P1"><text:span text:style-name="T7">03</text:span></text:p>
          </table:table-cell>
          <table:table-cell table:style-name="Table7.A2" office:value-type="string">
            <text:p text:style-name="P1"><text:span text:style-name="T7">Animated cartoons</text:span></text:p>
          </table:table-cell>
          <table:table-cell table:style-name="Table7.A2" office:value-type="string">
            <text:p text:style-name="P1"><text:span text:style-name="T7">51</text:span></text:p>
          </table:table-cell>
          <table:table-cell table:style-name="Table7.A2" office:value-type="string">
            <text:p text:style-name="P1"><text:span text:style-name="T7">Morphine</text:span></text:p>
          </table:table-cell>
        </table:table-row>
        <text:soft-page-break/>
        <table:table-row table:style-name="Table7.2">
          <table:table-cell table:style-name="Table7.A2" office:value-type="string">
            <text:p text:style-name="P1"><text:span text:style-name="T7">04</text:span></text:p>
          </table:table-cell>
          <table:table-cell table:style-name="Table7.A2" office:value-type="string">
            <text:p text:style-name="P1"><text:span text:style-name="T7">Archways</text:span></text:p>
          </table:table-cell>
          <table:table-cell table:style-name="Table7.A2" office:value-type="string">
            <text:p text:style-name="P1"><text:span text:style-name="T7">52–53</text:span></text:p>
          </table:table-cell>
          <table:table-cell table:style-name="Table7.A2" office:value-type="string">
            <text:p text:style-name="P1"><text:span text:style-name="T7">Nerve gas</text:span></text:p>
          </table:table-cell>
        </table:table-row>
        <table:table-row table:style-name="Table7.2">
          <table:table-cell table:style-name="Table7.A2" office:value-type="string">
            <text:p text:style-name="P1"><text:span text:style-name="T7">05–06</text:span></text:p>
          </table:table-cell>
          <table:table-cell table:style-name="Table7.A2" office:value-type="string">
            <text:p text:style-name="P1"><text:span text:style-name="T7">Bells or chimes</text:span></text:p>
          </table:table-cell>
          <table:table-cell table:style-name="Table7.A2" office:value-type="string">
            <text:p text:style-name="P1"><text:span text:style-name="T7">54</text:span></text:p>
          </table:table-cell>
          <table:table-cell table:style-name="Table7.A2" office:value-type="string">
            <text:p text:style-name="P1"><text:span text:style-name="T7">Nitrous oxide (laughing gas)</text:span></text:p>
          </table:table-cell>
        </table:table-row>
        <table:table-row table:style-name="Table7.2">
          <table:table-cell table:style-name="Table7.A2" office:value-type="string">
            <text:p text:style-name="P1"><text:span text:style-name="T7">07</text:span></text:p>
          </table:table-cell>
          <table:table-cell table:style-name="Table7.A2" office:value-type="string">
            <text:p text:style-name="P1"><text:span text:style-name="T7">Books written by William Blake</text:span></text:p>
          </table:table-cell>
          <table:table-cell table:style-name="Table7.A2" office:value-type="string">
            <text:p text:style-name="P1"><text:span text:style-name="T7">55</text:span></text:p>
          </table:table-cell>
          <table:table-cell table:style-name="Table7.A2" office:value-type="string">
            <text:p text:style-name="P1"><text:span text:style-name="T7">Novocaine</text:span></text:p>
          </table:table-cell>
        </table:table-row>
        <table:table-row table:style-name="Table7.2">
          <table:table-cell table:style-name="Table7.A2" office:value-type="string">
            <text:p text:style-name="P1"><text:span text:style-name="T7">08</text:span></text:p>
          </table:table-cell>
          <table:table-cell table:style-name="Table7.A2" office:value-type="string">
            <text:p text:style-name="P1"><text:span text:style-name="T7">Bunnies</text:span></text:p>
          </table:table-cell>
          <table:table-cell table:style-name="Table7.A2" office:value-type="string">
            <text:p text:style-name="P1"><text:span text:style-name="T7">56–57</text:span></text:p>
          </table:table-cell>
          <table:table-cell table:style-name="Table7.A2" office:value-type="string">
            <text:p text:style-name="P1"><text:span text:style-name="T7">Number “8”</text:span></text:p>
          </table:table-cell>
        </table:table-row>
        <table:table-row table:style-name="Table7.2">
          <table:table-cell table:style-name="Table7.A2" office:value-type="string">
            <text:p text:style-name="P1"><text:span text:style-name="T7">09–10</text:span></text:p>
          </table:table-cell>
          <table:table-cell table:style-name="Table7.A2" office:value-type="string">
            <text:p text:style-name="P1"><text:span text:style-name="T7">Cancerous organs</text:span></text:p>
          </table:table-cell>
          <table:table-cell table:style-name="Table7.A2" office:value-type="string">
            <text:p text:style-name="P1"><text:span text:style-name="T7">58</text:span></text:p>
          </table:table-cell>
          <table:table-cell table:style-name="Table7.A2" office:value-type="string">
            <text:p text:style-name="P1"><text:span text:style-name="T7">Pearls</text:span></text:p>
          </table:table-cell>
        </table:table-row>
        <text:soft-page-break/>
        <table:table-row table:style-name="Table7.2">
          <table:table-cell table:style-name="Table7.A2" office:value-type="string">
            <text:p text:style-name="P1"><text:span text:style-name="T7">11</text:span></text:p>
          </table:table-cell>
          <table:table-cell table:style-name="Table7.A2" office:value-type="string">
            <text:p text:style-name="P1"><text:span text:style-name="T7">Carbonated soft drinks</text:span></text:p>
          </table:table-cell>
          <table:table-cell table:style-name="Table7.A2" office:value-type="string">
            <text:p text:style-name="P1"><text:span text:style-name="T7">59</text:span></text:p>
          </table:table-cell>
          <table:table-cell table:style-name="Table7.A2" office:value-type="string">
            <text:p text:style-name="P1"><text:span text:style-name="T7">Penicillin</text:span></text:p>
          </table:table-cell>
        </table:table-row>
        <table:table-row table:style-name="Table7.2">
          <table:table-cell table:style-name="Table7.A2" office:value-type="string">
            <text:p text:style-name="P1"><text:span text:style-name="T7">12–13</text:span></text:p>
          </table:table-cell>
          <table:table-cell table:style-name="Table7.A2" office:value-type="string">
            <text:p text:style-name="P1"><text:span text:style-name="T7">Cats</text:span></text:p>
          </table:table-cell>
          <table:table-cell table:style-name="Table7.A2" office:value-type="string">
            <text:p text:style-name="P1"><text:span text:style-name="T7">60</text:span></text:p>
          </table:table-cell>
          <table:table-cell table:style-name="Table7.A2" office:value-type="string">
            <text:p text:style-name="P1"><text:span text:style-name="T7">Photo flashes</text:span></text:p>
          </table:table-cell>
        </table:table-row>
        <table:table-row table:style-name="Table7.2">
          <table:table-cell table:style-name="Table7.A2" office:value-type="string">
            <text:p text:style-name="P1"><text:span text:style-name="T7">14</text:span></text:p>
          </table:table-cell>
          <table:table-cell table:style-name="Table7.A2" office:value-type="string">
            <text:p text:style-name="P1"><text:span text:style-name="T7">Chrome</text:span></text:p>
          </table:table-cell>
          <table:table-cell table:style-name="Table7.A2" office:value-type="string">
            <text:p text:style-name="P1"><text:span text:style-name="T7">61–62</text:span></text:p>
          </table:table-cell>
          <table:table-cell table:style-name="Table7.A2" office:value-type="string">
            <text:p text:style-name="P1"><text:span text:style-name="T7">Plastic or vinyl</text:span></text:p>
          </table:table-cell>
        </table:table-row>
        <table:table-row table:style-name="Table7.2">
          <table:table-cell table:style-name="Table7.A2" office:value-type="string">
            <text:p text:style-name="P1"><text:span text:style-name="T7">15–16</text:span></text:p>
          </table:table-cell>
          <table:table-cell table:style-name="Table7.A2" office:value-type="string">
            <text:p text:style-name="P1"><text:span text:style-name="T7">Classical music</text:span></text:p>
          </table:table-cell>
          <table:table-cell table:style-name="Table7.A2" office:value-type="string">
            <text:p text:style-name="P1"><text:span text:style-name="T7">63–64</text:span></text:p>
          </table:table-cell>
          <table:table-cell table:style-name="Table7.A2" office:value-type="string">
            <text:p text:style-name="P1"><text:span text:style-name="T7">Played violin or electric guitar</text:span></text:p>
          </table:table-cell>
        </table:table-row>
        <table:table-row table:style-name="Table7.2">
          <table:table-cell table:style-name="Table7.A2" office:value-type="string">
            <text:p text:style-name="P1"><text:span text:style-name="T7">17</text:span></text:p>
          </table:table-cell>
          <table:table-cell table:style-name="Table7.A2" office:value-type="string">
            <text:p text:style-name="P1"><text:span text:style-name="T7">Clocks</text:span></text:p>
          </table:table-cell>
          <table:table-cell table:style-name="Table7.A2" office:value-type="string">
            <text:p text:style-name="P1"><text:span text:style-name="T7">65</text:span></text:p>
          </table:table-cell>
          <table:table-cell table:style-name="Table7.A2" office:value-type="string">
            <text:p text:style-name="P1"><text:span text:style-name="T7">Playgrounds</text:span></text:p>
          </table:table-cell>
        </table:table-row>
        <text:soft-page-break/>
        <table:table-row table:style-name="Table7.2">
          <table:table-cell table:style-name="Table7.A2" office:value-type="string">
            <text:p text:style-name="P1"><text:span text:style-name="T7">18</text:span></text:p>
          </table:table-cell>
          <table:table-cell table:style-name="Table7.A2" office:value-type="string">
            <text:p text:style-name="P1"><text:span text:style-name="T7">Clowns</text:span></text:p>
          </table:table-cell>
          <table:table-cell table:style-name="Table7.A2" office:value-type="string">
            <text:p text:style-name="P1"><text:span text:style-name="T7">66–67</text:span></text:p>
          </table:table-cell>
          <table:table-cell table:style-name="Table7.A2" office:value-type="string">
            <text:p text:style-name="P1"><text:span text:style-name="T7">Plutonium</text:span></text:p>
          </table:table-cell>
        </table:table-row>
        <table:table-row table:style-name="Table7.2">
          <table:table-cell table:style-name="Table7.A2" office:value-type="string">
            <text:p text:style-name="P1"><text:span text:style-name="T7">19</text:span></text:p>
          </table:table-cell>
          <table:table-cell table:style-name="Table7.A2" office:value-type="string">
            <text:p text:style-name="P1"><text:span text:style-name="T7">Cocaine</text:span></text:p>
          </table:table-cell>
          <table:table-cell table:style-name="Table7.A2" office:value-type="string">
            <text:p text:style-name="P1"><text:span text:style-name="T7">68</text:span></text:p>
          </table:table-cell>
          <table:table-cell table:style-name="Table7.A2" office:value-type="string">
            <text:p text:style-name="P1"><text:span text:style-name="T7">Poppies</text:span></text:p>
          </table:table-cell>
        </table:table-row>
        <table:table-row table:style-name="Table7.2">
          <table:table-cell table:style-name="Table7.A2" office:value-type="string">
            <text:p text:style-name="P1"><text:span text:style-name="T7">20–21</text:span></text:p>
          </table:table-cell>
          <table:table-cell table:style-name="Table7.A2" office:value-type="string">
            <text:p text:style-name="P1"><text:span text:style-name="T7">Country music</text:span></text:p>
          </table:table-cell>
          <table:table-cell table:style-name="Table7.A2" office:value-type="string">
            <text:p text:style-name="P1"><text:span text:style-name="T7">69</text:span></text:p>
          </table:table-cell>
          <table:table-cell table:style-name="Table7.A2" office:value-type="string">
            <text:p text:style-name="P1"><text:span text:style-name="T7">Pulsing strobe lights</text:span></text:p>
          </table:table-cell>
        </table:table-row>
        <table:table-row table:style-name="Table7.2">
          <table:table-cell table:style-name="Table7.A2" office:value-type="string">
            <text:p text:style-name="P1"><text:span text:style-name="T7">22–23</text:span></text:p>
          </table:table-cell>
          <table:table-cell table:style-name="Table7.A2" office:value-type="string">
            <text:p text:style-name="P1"><text:span text:style-name="T7">Crosses or crucifixes</text:span></text:p>
          </table:table-cell>
          <table:table-cell table:style-name="Table7.A2" office:value-type="string">
            <text:p text:style-name="P1"><text:span text:style-name="T7">70–71</text:span></text:p>
          </table:table-cell>
          <table:table-cell table:style-name="Table7.A2" office:value-type="string">
            <text:p text:style-name="P1"><text:span text:style-name="T7">Radiation</text:span></text:p>
          </table:table-cell>
        </table:table-row>
        <table:table-row table:style-name="Table7.2">
          <table:table-cell table:style-name="Table7.A2" office:value-type="string">
            <text:p text:style-name="P1"><text:span text:style-name="T7">24</text:span></text:p>
          </table:table-cell>
          <table:table-cell table:style-name="Table7.A2" office:value-type="string">
            <text:p text:style-name="P1"><text:span text:style-name="T7">Crows</text:span></text:p>
          </table:table-cell>
          <table:table-cell table:style-name="Table7.A2" office:value-type="string">
            <text:p text:style-name="P1"><text:span text:style-name="T7">72</text:span></text:p>
          </table:table-cell>
          <table:table-cell table:style-name="Table7.A2" office:value-type="string">
            <text:p text:style-name="P1"><text:span text:style-name="T7">Radio waves</text:span></text:p>
          </table:table-cell>
        </table:table-row>
        <text:soft-page-break/>
        <table:table-row table:style-name="Table7.2">
          <table:table-cell table:style-name="Table7.A2" office:value-type="string">
            <text:p text:style-name="P1"><text:span text:style-name="T7">25</text:span></text:p>
          </table:table-cell>
          <table:table-cell table:style-name="Table7.A2" office:value-type="string">
            <text:p text:style-name="P1"><text:span text:style-name="T7">Dogs</text:span></text:p>
          </table:table-cell>
          <table:table-cell table:style-name="Table7.A2" office:value-type="string">
            <text:p text:style-name="P1"><text:span text:style-name="T7">73</text:span></text:p>
          </table:table-cell>
          <table:table-cell table:style-name="Table7.A2" office:value-type="string">
            <text:p text:style-name="P1"><text:span text:style-name="T7">Rubber</text:span></text:p>
          </table:table-cell>
        </table:table-row>
        <table:table-row table:style-name="Table7.2">
          <table:table-cell table:style-name="Table7.A2" office:value-type="string">
            <text:p text:style-name="P1"><text:span text:style-name="T7">26</text:span></text:p>
          </table:table-cell>
          <table:table-cell table:style-name="Table7.A2" office:value-type="string">
            <text:p text:style-name="P1"><text:span text:style-name="T7">Elvis Presley memorabilia</text:span></text:p>
          </table:table-cell>
          <table:table-cell table:style-name="Table7.A2" office:value-type="string">
            <text:p text:style-name="P1"><text:span text:style-name="T7">74</text:span></text:p>
          </table:table-cell>
          <table:table-cell table:style-name="Table7.A2" office:value-type="string">
            <text:p text:style-name="P1"><text:span text:style-name="T7">Running water</text:span></text:p>
          </table:table-cell>
        </table:table-row>
        <table:table-row table:style-name="Table7.2">
          <table:table-cell table:style-name="Table7.A2" office:value-type="string">
            <text:p text:style-name="P1"><text:span text:style-name="T7">27</text:span></text:p>
          </table:table-cell>
          <table:table-cell table:style-name="Table7.A2" office:value-type="string">
            <text:p text:style-name="P1"><text:span text:style-name="T7">Fast cars</text:span></text:p>
          </table:table-cell>
          <table:table-cell table:style-name="Table7.A2" office:value-type="string">
            <text:p text:style-name="P1"><text:span text:style-name="T7">75–76</text:span></text:p>
          </table:table-cell>
          <table:table-cell table:style-name="Table7.A2" office:value-type="string">
            <text:p text:style-name="P1"><text:span text:style-name="T7">Silver</text:span></text:p>
          </table:table-cell>
        </table:table-row>
        <table:table-row table:style-name="Table7.2">
          <table:table-cell table:style-name="Table7.A2" office:value-type="string">
            <text:p text:style-name="P1"><text:span text:style-name="T7">28</text:span></text:p>
          </table:table-cell>
          <table:table-cell table:style-name="Table7.A2" office:value-type="string">
            <text:p text:style-name="P1"><text:span text:style-name="T7">Fast foods</text:span></text:p>
          </table:table-cell>
          <table:table-cell table:style-name="Table7.A2" office:value-type="string">
            <text:p text:style-name="P1"><text:span text:style-name="T7">77</text:span></text:p>
          </table:table-cell>
          <table:table-cell table:style-name="Table7.A2" office:value-type="string">
            <text:p text:style-name="P1"><text:span text:style-name="T7">Sodium benzoate (food preservative)</text:span></text:p>
          </table:table-cell>
        </table:table-row>
        <table:table-row table:style-name="Table7.2">
          <table:table-cell table:style-name="Table7.A2" office:value-type="string">
            <text:p text:style-name="P1"><text:span text:style-name="T7">29–30</text:span></text:p>
          </table:table-cell>
          <table:table-cell table:style-name="Table7.A2" office:value-type="string">
            <text:p text:style-name="P1"><text:span text:style-name="T7">Fluorescent lights</text:span></text:p>
          </table:table-cell>
          <table:table-cell table:style-name="Table7.A2" office:value-type="string">
            <text:p text:style-name="P1"><text:span text:style-name="T7">78–79</text:span></text:p>
          </table:table-cell>
          <table:table-cell table:style-name="Table7.A2" office:value-type="string">
            <text:p text:style-name="P1"><text:span text:style-name="T7">Sodium chloride (salt)</text:span></text:p>
          </table:table-cell>
        </table:table-row>
        <text:soft-page-break/>
        <table:table-row table:style-name="Table7.2">
          <table:table-cell table:style-name="Table7.A2" office:value-type="string">
            <text:p text:style-name="P1"><text:span text:style-name="T7">31</text:span></text:p>
          </table:table-cell>
          <table:table-cell table:style-name="Table7.A2" office:value-type="string">
            <text:p text:style-name="P1"><text:span text:style-name="T7">Games of chance</text:span></text:p>
          </table:table-cell>
          <table:table-cell table:style-name="Table7.A2" office:value-type="string">
            <text:p text:style-name="P1"><text:span text:style-name="T7">80–81</text:span></text:p>
          </table:table-cell>
          <table:table-cell table:style-name="Table7.A2" office:value-type="string">
            <text:p text:style-name="P1"><text:span text:style-name="T7">Specific phrase or word</text:span></text:p>
          </table:table-cell>
        </table:table-row>
        <table:table-row table:style-name="Table7.2">
          <table:table-cell table:style-name="Table7.A2" office:value-type="string">
            <text:p text:style-name="P1"><text:span text:style-name="T7">32</text:span></text:p>
          </table:table-cell>
          <table:table-cell table:style-name="Table7.A2" office:value-type="string">
            <text:p text:style-name="P1"><text:span text:style-name="T7">Gold or iron pyrite (fool’s gold)</text:span></text:p>
          </table:table-cell>
          <table:table-cell table:style-name="Table7.A2" office:value-type="string">
            <text:p text:style-name="P1"><text:span text:style-name="T7">82</text:span></text:p>
          </table:table-cell>
          <table:table-cell table:style-name="Table7.A2" office:value-type="string">
            <text:p text:style-name="P1"><text:span text:style-name="T7">Specific song</text:span></text:p>
          </table:table-cell>
        </table:table-row>
        <table:table-row table:style-name="Table7.2">
          <table:table-cell table:style-name="Table7.A2" office:value-type="string">
            <text:p text:style-name="P1"><text:span text:style-name="T7">33</text:span></text:p>
          </table:table-cell>
          <table:table-cell table:style-name="Table7.A2" office:value-type="string">
            <text:p text:style-name="P1"><text:span text:style-name="T7">Grave dirt</text:span></text:p>
          </table:table-cell>
          <table:table-cell table:style-name="Table7.A2" office:value-type="string">
            <text:p text:style-name="P1"><text:span text:style-name="T7">83</text:span></text:p>
          </table:table-cell>
          <table:table-cell table:style-name="Table7.A2" office:value-type="string">
            <text:p text:style-name="P1"><text:span text:style-name="T7">Spoken Latin</text:span></text:p>
          </table:table-cell>
        </table:table-row>
        <table:table-row table:style-name="Table7.2">
          <table:table-cell table:style-name="Table7.A2" office:value-type="string">
            <text:p text:style-name="P1"><text:span text:style-name="T7">34–35</text:span></text:p>
          </table:table-cell>
          <table:table-cell table:style-name="Table7.A2" office:value-type="string">
            <text:p text:style-name="P1"><text:span text:style-name="T7">Heavy metal music</text:span></text:p>
          </table:table-cell>
          <table:table-cell table:style-name="Table7.A2" office:value-type="string">
            <text:p text:style-name="P1"><text:span text:style-name="T7">84</text:span></text:p>
          </table:table-cell>
          <table:table-cell table:style-name="Table7.A2" office:value-type="string">
            <text:p text:style-name="P1"><text:span text:style-name="T7">Stuffed animals</text:span></text:p>
          </table:table-cell>
        </table:table-row>
        <table:table-row table:style-name="Table7.2">
          <table:table-cell table:style-name="Table7.A2" office:value-type="string">
            <text:p text:style-name="P1"><text:span text:style-name="T7">36–37</text:span></text:p>
          </table:table-cell>
          <table:table-cell table:style-name="Table7.A2" office:value-type="string">
            <text:p text:style-name="P1"><text:span text:style-name="T7">Holy symbols</text:span></text:p>
          </table:table-cell>
          <table:table-cell table:style-name="Table7.A2" office:value-type="string">
            <text:p text:style-name="P1"><text:span text:style-name="T7">85</text:span></text:p>
          </table:table-cell>
          <table:table-cell table:style-name="Table7.A2" office:value-type="string">
            <text:p text:style-name="P1"><text:span text:style-name="T7">Sumerian or Egyptian hieroglyphs</text:span></text:p>
          </table:table-cell>
        </table:table-row>
        <text:soft-page-break/>
        <table:table-row table:style-name="Table7.2">
          <table:table-cell table:style-name="Table7.A2" office:value-type="string">
            <text:p text:style-name="P1"><text:span text:style-name="T7">38–39</text:span></text:p>
          </table:table-cell>
          <table:table-cell table:style-name="Table7.A2" office:value-type="string">
            <text:p text:style-name="P1"><text:span text:style-name="T7">Holy water</text:span></text:p>
          </table:table-cell>
          <table:table-cell table:style-name="Table7.A2" office:value-type="string">
            <text:p text:style-name="P1"><text:span text:style-name="T7">86–87</text:span></text:p>
          </table:table-cell>
          <table:table-cell table:style-name="Table7.A2" office:value-type="string">
            <text:p text:style-name="P1"><text:span text:style-name="T7">Sunlight</text:span></text:p>
          </table:table-cell>
        </table:table-row>
        <table:table-row table:style-name="Table7.2">
          <table:table-cell table:style-name="Table7.A2" office:value-type="string">
            <text:p text:style-name="P1"><text:span text:style-name="T7">40</text:span></text:p>
          </table:table-cell>
          <table:table-cell table:style-name="Table7.A2" office:value-type="string">
            <text:p text:style-name="P1"><text:span text:style-name="T7">Hospitals</text:span></text:p>
          </table:table-cell>
          <table:table-cell table:style-name="Table7.A2" office:value-type="string">
            <text:p text:style-name="P1"><text:span text:style-name="T7">88–89</text:span></text:p>
          </table:table-cell>
          <table:table-cell table:style-name="Table7.A2" office:value-type="string">
            <text:p text:style-name="P1"><text:span text:style-name="T7">The Bible</text:span></text:p>
          </table:table-cell>
        </table:table-row>
        <table:table-row table:style-name="Table7.2">
          <table:table-cell table:style-name="Table7.A2" office:value-type="string">
            <text:p text:style-name="P1"><text:span text:style-name="T7">41</text:span></text:p>
          </table:table-cell>
          <table:table-cell table:style-name="Table7.A2" office:value-type="string">
            <text:p text:style-name="P1"><text:span text:style-name="T7">Ice cream</text:span></text:p>
          </table:table-cell>
          <table:table-cell table:style-name="Table7.A2" office:value-type="string">
            <text:p text:style-name="P1"><text:span text:style-name="T7">90</text:span></text:p>
          </table:table-cell>
          <table:table-cell table:style-name="Table7.A2" office:value-type="string">
            <text:p text:style-name="P1"><text:span text:style-name="T7">Tinfoil</text:span></text:p>
          </table:table-cell>
        </table:table-row>
        <table:table-row table:style-name="Table7.2">
          <table:table-cell table:style-name="Table7.A2" office:value-type="string">
            <text:p text:style-name="P1"><text:span text:style-name="T7">42</text:span></text:p>
          </table:table-cell>
          <table:table-cell table:style-name="Table7.A2" office:value-type="string">
            <text:p text:style-name="P1"><text:span text:style-name="T7">Insecticide (DDT)</text:span></text:p>
          </table:table-cell>
          <table:table-cell table:style-name="Table7.A2" office:value-type="string">
            <text:p text:style-name="P1"><text:span text:style-name="T7">91–92</text:span></text:p>
          </table:table-cell>
          <table:table-cell table:style-name="Table7.A2" office:value-type="string">
            <text:p text:style-name="P1"><text:span text:style-name="T7">Toxic waste</text:span></text:p>
          </table:table-cell>
        </table:table-row>
        <table:table-row table:style-name="Table7.2">
          <table:table-cell table:style-name="Table7.A2" office:value-type="string">
            <text:p text:style-name="P1"><text:span text:style-name="T7">43</text:span></text:p>
          </table:table-cell>
          <table:table-cell table:style-name="Table7.A2" office:value-type="string">
            <text:p text:style-name="P1"><text:span text:style-name="T7">Jack o’-lanterns</text:span></text:p>
          </table:table-cell>
          <table:table-cell table:style-name="Table7.A2" office:value-type="string">
            <text:p text:style-name="P1"><text:span text:style-name="T7">93–94</text:span></text:p>
          </table:table-cell>
          <table:table-cell table:style-name="Table7.A2" office:value-type="string">
            <text:p text:style-name="P1"><text:span text:style-name="T7">Triangles</text:span></text:p>
          </table:table-cell>
        </table:table-row>
        <text:soft-page-break/>
        <table:table-row table:style-name="Table7.2">
          <table:table-cell table:style-name="Table7.A2" office:value-type="string">
            <text:p text:style-name="P1"><text:span text:style-name="T7">44</text:span></text:p>
          </table:table-cell>
          <table:table-cell table:style-name="Table7.A2" office:value-type="string">
            <text:p text:style-name="P1"><text:span text:style-name="T7">Keys</text:span></text:p>
          </table:table-cell>
          <table:table-cell table:style-name="Table7.A2" office:value-type="string">
            <text:p text:style-name="P1"><text:span text:style-name="T7">95</text:span></text:p>
          </table:table-cell>
          <table:table-cell table:style-name="Table7.A2" office:value-type="string">
            <text:p text:style-name="P1"><text:span text:style-name="T7">Television infomercials</text:span></text:p>
          </table:table-cell>
        </table:table-row>
        <table:table-row table:style-name="Table7.2">
          <table:table-cell table:style-name="Table7.A2" office:value-type="string">
            <text:p text:style-name="P1"><text:span text:style-name="T7">45–46</text:span></text:p>
          </table:table-cell>
          <table:table-cell table:style-name="Table7.A2" office:value-type="string">
            <text:p text:style-name="P1"><text:span text:style-name="T7">Laughter of children</text:span></text:p>
          </table:table-cell>
          <table:table-cell table:style-name="Table7.A2" office:value-type="string">
            <text:p text:style-name="P1"><text:span text:style-name="T7">96</text:span></text:p>
          </table:table-cell>
          <table:table-cell table:style-name="Table7.A2" office:value-type="string">
            <text:p text:style-name="P1"><text:span text:style-name="T7">Television static</text:span></text:p>
          </table:table-cell>
        </table:table-row>
        <table:table-row table:style-name="Table7.2">
          <table:table-cell table:style-name="Table7.A2" office:value-type="string">
            <text:p text:style-name="P1"><text:span text:style-name="T7">47</text:span></text:p>
          </table:table-cell>
          <table:table-cell table:style-name="Table7.A2" office:value-type="string">
            <text:p text:style-name="P1"><text:span text:style-name="T7">Laundry detergent</text:span></text:p>
          </table:table-cell>
          <table:table-cell table:style-name="Table7.A2" office:value-type="string">
            <text:p text:style-name="P1"><text:span text:style-name="T7">97–98</text:span></text:p>
          </table:table-cell>
          <table:table-cell table:style-name="Table7.A2" office:value-type="string">
            <text:p text:style-name="P1"><text:span text:style-name="T7">White rice</text:span></text:p>
          </table:table-cell>
        </table:table-row>
        <table:table-row table:style-name="Table7.2">
          <table:table-cell table:style-name="Table7.A39" office:value-type="string">
            <text:p text:style-name="P4"><text:span text:style-name="T7">48</text:span></text:p>
          </table:table-cell>
          <table:table-cell table:style-name="Table7.A39" office:value-type="string">
            <text:p text:style-name="P4"><text:span text:style-name="T7">Lavender</text:span></text:p>
          </table:table-cell>
          <table:table-cell table:style-name="Table7.A39" office:value-type="string">
            <text:p text:style-name="P4"><text:span text:style-name="T7">99–100</text:span></text:p>
          </table:table-cell>
          <table:table-cell table:style-name="Table7.A39" office:value-type="string">
            <text:p text:style-name="P4"><text:span text:style-name="T7">X-rays</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Agenda-BoldCondensed1" style:font-family-asian="Agenda-BoldCondensed" style:font-family-generic-asian="system" style:font-pitch-asian="variable" style:font-size-asian="12pt" style:language-asian="en" style:country-asian="US" style:font-name-complex="Conques-Demi1" style:font-family-complex="Conques-Demi"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Agenda-BoldCondensed1" style:font-family-asian="Agenda-BoldCondensed" style:font-family-generic-asian="system" style:font-pitch-asian="variable" style:font-size-asian="26pt" style:language-asian="en" style:country-asian="US" style:font-name-complex="Conques-Demi1" style:font-family-complex="Conques-Demi" style:font-family-generic-complex="system" style:font-pitch-complex="variable" style:font-size-complex="12pt"/>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Agenda-BoldCondensed1" style:font-family-asian="Agenda-BoldCondensed" style:font-family-generic-asian="system" style:font-pitch-asian="variable" style:font-size-asian="18pt" style:language-asian="en" style:country-asian="US" style:font-name-complex="Conques-Demi1" style:font-family-complex="Conques-Demi" style:font-family-generic-complex="system" style:font-pitch-complex="variable" style:font-size-complex="12pt"/>
    </style:style>
    <style:style style:name="_2a_H4" style:display-name="*H4" style:family="paragraph" style:parent-style-name="_2a_H3"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_2a_Small_20_Table_20_column_20_body" style:display-name="*Small Table column body" style:family="paragraph" style:default-outline-level="">
      <style:paragraph-properties fo:margin-left="0.028in" fo:margin-right="0.028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_2a_table_20_col_20_heads_20_alone" style:display-name="*table col heads alone"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Hanging_20_bullet" style:display-name="Hanging bullet" style:family="paragraph" style:parent-style-name="Core_20_Body" style:default-outline-level="">
      <style:paragraph-properties fo:margin-left="0.25in" fo:margin-right="0in" fo:line-height="0.1598in" fo:text-align="justify" style:justify-single-word="false" fo:orphans="2" fo:widows="2" fo:text-indent="-0.1252in" style:auto-text-indent="false" style:vertical-align="auto">
        <style:tab-stops>
          <style:tab-stop style:position="0.25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H3" style:display-name="Sidebar H3" style:family="paragraph" style:parent-style-name="_2a_H3"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tab-stops>
          <style:tab-stop style:position="-0.3555in"/>
          <style:tab-stop style:position="0in"/>
          <style:tab-stop style:position="0.1252in"/>
          <style:tab-stop style:position="0.1882in" style:type="right"/>
          <style:tab-stop style:position="0.25in"/>
          <style:tab-stop style:position="0.7173in"/>
          <style:tab-stop style:position="1.5035in" style:type="center"/>
          <style:tab-stop style:position="2.1335in" style:type="right"/>
          <style:tab-stop style:position="14.2228in" style:type="center"/>
          <style:tab-stop style:position="14.7555in"/>
          <style:tab-stop style:position="14.9335in"/>
          <style:tab-stop style:position="18.6665in" style:type="center"/>
          <style:tab-stop style:position="20.2673in"/>
        </style:tab-stops>
      </style:paragraph-properties>
      <style:text-properties style:font-name="Conques-Demi" fo:font-family="Conques-Demi" style:font-family-generic="roman" style:font-pitch="variable" fo:font-size="18pt" fo:language="en" fo:country="US" style:font-size-asian="18pt" style:language-asian="en" style:country-asian="US"/>
    </style:style>
    <style:style style:name="Sidebar_20_Body" style:display-name="Sidebar Body" style:family="paragraph" style:parent-style-name="Core_20_Body" style:default-outline-level="">
      <style:paragraph-properties fo:margin-left="0.1252in" fo:margin-right="0.1252in" fo:line-height="0.1598in" fo:text-align="justify" style:justify-single-word="false" fo:orphans="2" fo:widows="2" fo:text-indent="0.1252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Body_20_No_20_Indent" style:display-name="Sidebar Body No Indent" style:family="paragraph" style:parent-style-name="Sidebar_20_Body" style:default-outline-level="">
      <style:paragraph-properties fo:margin-left="0.1252in" fo:margin-right="0.1252in" fo:line-height="0.1598in" fo:text-align="justify" style:justify-single-word="false" fo:orphans="2" fo:widows="2" fo:text-indent="0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1" style:display-name="*H1" style:family="paragraph" style:default-outline-level="">
      <style:paragraph-properties fo:margin-left="0in" fo:margin-right="0in" fo:margin-top="0.1598in" fo:margin-bottom="0.0799in" loext:contextual-spacing="false" fo:line-height="0.3193in" fo:text-align="center" style:justify-single-word="false" fo:keep-together="always" fo:orphans="2" fo:widows="2" fo:text-indent="0in" style:auto-text-indent="false" fo:keep-with-next="always" style:vertical-align="auto" style:writing-mode="lr-tb"/>
      <style:text-properties fo:text-transform="uppercase" style:font-name="HandelGothicEF-Bold" fo:font-family="HandelGothicEF-Bold" style:font-family-generic="roman" style:font-pitch="variable" fo:font-size="22pt" fo:language="en" fo:country="US" style:font-name-asian="Agenda-BoldCondensed1" style:font-family-asian="Agenda-BoldCondensed" style:font-family-generic-asian="system" style:font-pitch-asian="variable" style:font-size-asian="22pt" style:language-asian="en" style:country-asian="US" style:font-name-complex="Conques-Demi1" style:font-family-complex="Conques-Demi" style:font-family-generic-complex="system" style:font-pitch-complex="variable" style:font-size-complex="12pt"/>
    </style:style>
    <style:style style:name="_2a_Table_20__23__20__26__20_Title" style:display-name="*Table # &amp; Title" style:family="paragraph"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name-asian="Agenda-BoldCondensed1" style:font-family-asian="Agenda-BoldCondensed" style:font-family-generic-asian="system" style:font-pitch-asian="variable" style:font-size-asian="11pt" style:language-asian="en" style:country-asian="US" style:font-name-complex="Conques-Demi1" style:font-family-complex="Conques-Demi" style:font-family-generic-complex="system" style:font-pitch-complex="variable" style:font-size-complex="12pt"/>
    </style:style>
    <style:style style:name="_2a_Table_20__23__26_Title_2f_1_20_line" style:display-name="*Table #&amp;Title/1 line" style:family="paragraph" style:parent-style-name="_2a_Table_20__23__20__26__20_Title"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size-asian="11pt" style:language-asian="en" style:country-asian="US"/>
    </style:style>
    <style:style style:name="_2a_table_20_column_20_headers_20_rev" style:display-name="*table column headers rev" style:family="paragraph" style:parent-style-name="_2a_Small_20_Table_20_column_20_body" style:default-outline-level="">
      <style:paragraph-properties fo:margin-left="0in" fo:margin-right="0in" fo:text-align="start" style:justify-single-word="false" fo:orphans="2" fo:widows="2" fo:text-indent="0in" style:auto-text-indent="false" style:vertical-align="auto">
        <style:tab-stops>
          <style:tab-stop style:position="-11.2874in"/>
          <style:tab-stop style:position="0in" style:type="right" style:leader-style="dotted" style:leader-text="."/>
          <style:tab-stop style:position="0.0217in" style:type="center" style:leader-style="solid" style:leader-text="-"/>
          <style:tab-stop style:position="0.2492in" style:type="center"/>
          <style:tab-stop style:position="0.6417in" style:type="center"/>
          <style:tab-stop style:position="1.0563in" style:type="center"/>
          <style:tab-stop style:position="1.4516in" style:type="right" style:leader-style="solid" style:leader-text="_"/>
          <style:tab-stop style:position="1.5035in"/>
          <style:tab-stop style:position="1.6445in" style:type="center"/>
          <style:tab-stop style:position="2.1398in" style:type="center"/>
          <style:tab-stop style:position="2.489in" style:type="right"/>
          <style:tab-stop style:position="2.6244in" style:type="center"/>
          <style:tab-stop style:position="2.6665in" style:type="center" style:leader-style="dotted" style:leader-text="."/>
          <style:tab-stop style:position="3.2in"/>
          <style:tab-stop style:position="11.5555in" style:type="center"/>
          <style:tab-stop style:position="11.6008in" style:type="center" style:leader-style="dotted" style:leader-text="."/>
          <style:tab-stop style:position="12.848in"/>
          <style:tab-stop style:position="12.8799in" style:type="right" style:leader-style="dotted" style:leader-text="."/>
          <style:tab-stop style:position="13.2118in"/>
        </style:tab-stops>
      </style:paragraph-properties>
      <style:text-properties fo:color="#ffffff" style:font-name="Agenda-BoldCondensed" fo:font-family="Agenda-BoldCondensed" style:font-family-generic="roman" style:font-pitch="variable" fo:font-size="10.5pt" fo:language="en" fo:country="US" style:font-size-asian="10.5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style:style style:name="Bullet_20_Only" style:display-name="Bullet Only" style:family="text">
      <style:text-properties style:font-name="Agenda-LightCondensed" fo:font-family="Agenda-LightCondensed" style:font-family-generic="roman" style:font-pitch="variable" fo:font-size="12pt" style:font-size-asian="12pt"/>
    </style:style>
    <style:style style:name="Sidebar_20_Body_20_Italic" style:display-name="Sidebar Body Italic" style:family="text">
      <style:text-properties style:font-name="Agenda-LightItalic" fo:font-family="Agenda-LightItalic" style:font-family-generic="roman" style:font-pitch="variable" fo:font-size="9.5pt" style:font-size-asian="9.5pt"/>
    </style:style>
    <style:style style:name="superscript_20__23__20_in_20_tables" style:display-name="superscript # in tables" style:family="text">
      <style:text-properties style:text-position="super 58%" style:font-name="Agenda-BoldCondensed" fo:font-family="Agenda-BoldCondensed" style:font-family-generic="roman" style:font-pitch="variable" fo:font-size="10.5pt" style:font-size-asian="10.5pt"/>
    </style:style>
    <style:style style:name="Table_20_Body_20_Italic" style:display-name="Table Body Italic" style:family="text">
      <style:text-properties style:font-name="Agenda-LightItalic" fo:font-family="Agenda-LightItalic" style:font-family-generic="roman" style:font-pitch="variable" fo:font-size="9.5pt" style:font-size-asian="9.5pt"/>
    </style:style>
    <style:style style:name="back_20_to_20_reg_20_body_20_copy" style:display-name="back to reg body copy" style:family="text">
      <style:text-properties style:font-name="Agenda-LightCondensed" fo:font-family="Agenda-LightCondensed" style:font-family-generic="roman" style:font-pitch="variable" fo:font-size="10.5pt" style:font-size-asian="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ures</dc:title>
    <dc:subject>MSRD</dc:subject>
    <meta:initial-creator>AKSmith</meta:initial-creator>
    <meta:creation-date>2002-09-25T11:43:00</meta:creation-date>
    <dc:date>2003-08-27T09:33:00</dc:date>
    <meta:editing-cycles>21</meta:editing-cycles>
    <meta:editing-duration>PT48S</meta:editing-duration>
    <meta:document-statistic meta:table-count="7" meta:image-count="0" meta:object-count="0" meta:page-count="49" meta:paragraph-count="1112" meta:word-count="21693" meta:character-count="123720" meta:non-whitespace-character-count="103302"/>
    <meta:generator>LibreOffice/5.4.6.2$Linux_X86_64 LibreOffice_project/40m0$Build-2</meta:generator>
    <meta:user-defined meta:name="Company">Wizards of the Coast</meta:user-defined>
    <meta:user-defined meta:name="Operator">AKSmith</meta:user-defined>
  </office:meta>
</office:document-meta>
</file>